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fo:color="#0000ff"/>
    </style:style>
    <style:style style:name="P68"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4" style:family="paragraph" style:parent-style-name="Text_20_body">
      <style:paragraph-properties fo:margin-left="0cm" fo:margin-right="0cm" fo:text-align="end" style:justify-single-word="false" fo:text-indent="0.499cm" style:auto-text-indent="false"/>
    </style:style>
    <style:style style:name="P7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5" style:family="paragraph" style:parent-style-name="Standard">
      <style:paragraph-properties fo:margin-left="0cm" fo:margin-right="0cm" fo:text-align="justify" style:justify-single-word="false" fo:text-indent="0.499cm" style:auto-text-indent="false"/>
      <style:text-properties fo:language="ru" fo:country="RU"/>
    </style:style>
    <style:style style:name="P106"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style>
    <style:style style:name="P107"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color="#800000" fo:language="ru" fo:country="RU" fo:font-style="normal" fo:font-weight="normal" fo:background-color="transparent" style:font-style-asian="normal" style:font-weight-asian="normal" style:font-style-complex="normal" style:font-weight-complex="normal"/>
    </style:style>
    <style:style style:name="P110" style:family="paragraph" style:parent-style-name="Text_20_body">
      <style:paragraph-properties fo:text-align="justify" style:justify-single-word="false"/>
    </style:style>
    <style:style style:name="P11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2" style:family="paragraph" style:parent-style-name="Text_20_body">
      <style:text-properties fo:language="ru" fo:country="RU"/>
    </style:style>
    <style:style style:name="P113" style:family="paragraph" style:parent-style-name="Text_20_body">
      <style:text-properties fo:language="en" fo:country="US"/>
    </style:style>
    <style:style style:name="P114" style:family="paragraph" style:parent-style-name="Text_20_body">
      <style:paragraph-properties fo:background-color="#eeeeee">
        <style:background-image/>
      </style:paragraph-properties>
    </style:style>
    <style:style style:name="P115" style:family="paragraph" style:parent-style-name="Text_20_body">
      <style:paragraph-properties fo:background-color="#eeeeee">
        <style:background-image/>
      </style:paragraph-properties>
      <style:text-properties fo:language="ru" fo:country="RU"/>
    </style:style>
    <style:style style:name="P116" style:family="paragraph" style:parent-style-name="Text_20_body">
      <style:paragraph-properties fo:text-align="justify" style:justify-single-word="false" fo:background-color="#eeeeee">
        <style:background-image/>
      </style:paragraph-properties>
      <style:text-properties fo:language="ru" fo:country="RU"/>
    </style:style>
    <style:style style:name="P117" style:family="paragraph" style:parent-style-name="Text_20_body">
      <style:paragraph-properties fo:background-color="#eeeeee">
        <style:background-image/>
      </style:paragraph-properties>
      <style:text-properties fo:language="en" fo:country="US"/>
    </style:style>
    <style:style style:name="P118" style:family="paragraph" style:parent-style-name="First_20_line_20_indent">
      <style:paragraph-properties fo:background-color="#eeeeee">
        <style:background-image/>
      </style:paragraph-properties>
      <style:text-properties fo:language="ru" fo:country="RU"/>
    </style:style>
    <style:style style:name="P119"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20" style:family="paragraph" style:parent-style-name="Text_20_body">
      <style:paragraph-properties fo:margin-left="0cm" fo:margin-right="0cm" fo:text-align="justify" style:justify-single-word="false" fo:text-indent="0cm" style:auto-text-indent="false"/>
    </style:style>
    <style:style style:name="P121"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22" style:family="paragraph" style:parent-style-name="Text_20_body">
      <style:paragraph-properties fo:margin-left="0cm" fo:margin-right="0cm" fo:text-align="center" style:justify-single-word="false" fo:text-indent="0cm" style:auto-text-indent="false"/>
    </style:style>
    <style:style style:name="P12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5"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6"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3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3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3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3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4" style:family="paragraph" style:parent-style-name="Footnote">
      <style:paragraph-properties fo:margin-left="0cm" fo:margin-right="0cm" fo:text-indent="0cm" style:auto-text-indent="false"/>
      <style:text-properties fo:language="en" fo:country="US"/>
    </style:style>
    <style:style style:name="P135" style:family="paragraph" style:parent-style-name="Footnote">
      <style:text-properties fo:language="en" fo:country="US"/>
    </style:style>
    <style:style style:name="P136" style:family="paragraph" style:parent-style-name="Footnote">
      <style:text-properties fo:language="ru" fo:country="RU"/>
    </style:style>
    <style:style style:name="P137" style:family="paragraph" style:parent-style-name="Footnote">
      <style:text-properties style:use-window-font-color="true" fo:language="ru" fo:country="RU"/>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4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4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6" style:family="paragraph" style:parent-style-name="Standard">
      <style:text-properties fo:font-style="italic" style:font-style-asian="italic" style:font-style-complex="italic"/>
    </style:style>
    <style:style style:name="P147" style:family="paragraph" style:parent-style-name="Heading_20_1">
      <style:paragraph-properties fo:margin-left="0cm" fo:margin-right="0cm" fo:text-align="center" style:justify-single-word="false" fo:text-indent="0.499cm" style:auto-text-indent="false"/>
    </style:style>
    <style:style style:name="P148" style:family="paragraph" style:parent-style-name="Heading_20_1">
      <style:paragraph-properties fo:background-color="#eeeeee">
        <style:background-image/>
      </style:paragraph-properties>
    </style:style>
    <style:style style:name="P149" style:family="paragraph" style:parent-style-name="Heading_20_2">
      <style:text-properties fo:language="en" fo:country="US"/>
    </style:style>
    <style:style style:name="P150" style:family="paragraph" style:parent-style-name="Heading_20_2">
      <style:text-properties fo:language="ru" fo:country="RU"/>
    </style:style>
    <style:style style:name="P151" style:family="paragraph" style:parent-style-name="Heading_20_2">
      <style:paragraph-properties fo:text-align="justify" style:justify-single-word="false"/>
    </style:style>
    <style:style style:name="P152" style:family="paragraph" style:parent-style-name="Heading_20_2">
      <style:paragraph-properties fo:background-color="#eeeeee">
        <style:background-image/>
      </style:paragraph-properties>
    </style:style>
    <style:style style:name="P153" style:family="paragraph" style:parent-style-name="Heading_20_2">
      <style:paragraph-properties fo:background-color="#eeeeee">
        <style:background-image/>
      </style:paragraph-properties>
      <style:text-properties fo:language="ru" fo:country="RU"/>
    </style:style>
    <style:style style:name="P154"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5" style:family="paragraph" style:parent-style-name="Text_20_body" style:list-style-name="L1">
      <style:paragraph-properties fo:text-align="justify" style:justify-single-word="false"/>
    </style:style>
    <style:style style:name="P156" style:family="paragraph" style:parent-style-name="Text_20_body" style:list-style-name="L1">
      <style:paragraph-properties fo:text-align="justify" style:justify-single-word="false"/>
      <style:text-properties fo:language="ru" fo:country="RU"/>
    </style:style>
    <style:style style:name="P157" style:family="paragraph" style:parent-style-name="Text_20_body" style:list-style-name="L2">
      <style:paragraph-properties fo:text-align="justify" style:justify-single-word="false"/>
      <style:text-properties fo:language="ru" fo:country="RU"/>
    </style:style>
    <style:style style:name="P158" style:family="paragraph" style:parent-style-name="Text_20_body" style:list-style-name="L3">
      <style:text-properties fo:language="ru" fo:country="RU"/>
    </style:style>
    <style:style style:name="P159" style:family="paragraph" style:parent-style-name="Text_20_body" style:list-style-name="L3">
      <style:text-properties fo:language="ru" fo:country="RU" fo:background-color="#ffff00"/>
    </style:style>
    <style:style style:name="P160"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1"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6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6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166"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7"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9"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70"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71"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17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color="#ff3333" fo:language="en" fo:country="US" fo:font-style="normal" fo:font-weight="normal" fo:background-color="transparent" style:font-style-asian="normal" style:font-weight-asian="normal" style:font-style-complex="normal" style:font-weight-complex="normal"/>
    </style:style>
    <style:style style:name="P17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7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loext:char-shading-value="0"/>
    </style:style>
    <style:style style:name="T15" style:family="text">
      <style:text-properties fo:language="en" fo:country="US" fo:background-color="transparent" loext:char-shading-value="0"/>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800000" fo:font-style="normal" fo:font-weight="normal" fo:background-color="transparent" style:font-style-asian="normal" style:font-weight-asian="normal" style:font-style-complex="normal" style:font-weight-complex="normal"/>
    </style:style>
    <style:style style:name="T27" style:family="text">
      <style:text-properties fo:color="#ff6600"/>
    </style:style>
    <style:style style:name="T28" style:family="text">
      <style:text-properties fo:color="#ff6600" fo:language="ru" fo:country="RU"/>
    </style:style>
    <style:style style:name="T29" style:family="text">
      <style:text-properties fo:font-weight="bold" style:font-weight-asian="bold" style:font-weight-complex="bold"/>
    </style:style>
    <style:style style:name="T30" style:family="text">
      <style:text-properties fo:font-weight="bold" fo:background-color="transparent" style:font-weight-asian="bold" style:font-weight-complex="bold" loext:char-shading-value="0"/>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background-color="transparent" style:font-style-asian="normal" style:font-style-complex="normal" loext:char-shading-value="0"/>
    </style:style>
    <style:style style:name="T43" style:family="text">
      <style:text-properties style:use-window-font-color="true" fo:language="en" fo:country="US" fo:font-style="normal" fo:font-weight="normal" style:font-style-asian="normal" style:font-weight-asian="normal" style:font-style-complex="normal" style:font-weight-complex="normal"/>
    </style:style>
    <style:style style:name="T44" style:family="text">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font-weight="normal" style:font-style-asian="normal" style:font-weight-asian="normal" style:font-style-complex="normal" style:font-weight-complex="normal"/>
    </style:style>
    <style:style style:name="T49" style:family="text">
      <style:text-properties style:use-window-font-color="true" fo:font-style="normal" fo:font-weight="normal" fo:background-color="transparent"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0000ff" fo:language="ru" fo:country="RU"/>
    </style:style>
    <style:style style:name="T58" style:family="text">
      <style:text-properties fo:color="#3333ff"/>
    </style:style>
    <style:style style:name="T59" style:family="text">
      <style:text-properties fo:color="#3333ff" fo:language="en" fo:country="US"/>
    </style:style>
    <style:style style:name="T60" style:family="text">
      <style:text-properties fo:font-style="normal" style:font-style-asian="normal" style:font-style-complex="normal"/>
    </style:style>
    <style:style style:name="T61" style:family="text">
      <style:text-properties fo:color="#0066ff"/>
    </style:style>
    <style:style style:name="T62" style:family="text">
      <style:text-properties fo:color="#0066ff" fo:language="en" fo:country="US" fo:font-style="normal" fo:background-color="transparent" style:font-style-asian="normal" style:font-style-complex="normal" loext:char-shading-value="0"/>
    </style:style>
    <style:style style:name="T63" style:family="text">
      <style:text-properties fo:background-color="#ffff00" loext:char-shading-value="0"/>
    </style:style>
    <style:style style:name="T64" style:family="text">
      <style:text-properties fo:color="#00ccff"/>
    </style:style>
    <style:style style:name="T65" style:family="text">
      <style:text-properties fo:font-weight="normal" style:font-weight-asian="normal" style:font-weight-complex="normal"/>
    </style:style>
    <style:style style:name="T66" style:family="text">
      <style:text-properties fo:font-weight="normal" fo:background-color="transparent" style:font-weight-asian="normal" style:font-weight-complex="normal" loext:char-shading-value="0"/>
    </style:style>
    <style:style style:name="T67" style:family="text">
      <style:text-properties fo:color="#0066cc"/>
    </style:style>
    <style:style style:name="T68" style:family="text">
      <style:text-properties fo:color="#0066cc" fo:language="ru" fo:country="RU"/>
    </style:style>
    <style:style style:name="T69" style:family="text">
      <style:text-properties fo:color="#0000cc"/>
    </style:style>
    <style:style style:name="T70" style:family="text">
      <style:text-properties style:text-line-through-style="solid" fo:font-weight="bold" style:font-weight-asian="bold" style:font-weight-complex="bold"/>
    </style:style>
    <style:style style:name="T71" style:family="text">
      <style:text-properties fo:language="uk" fo:country="UA"/>
    </style:style>
    <style:style style:name="T72" style:family="text">
      <style:text-properties fo:language="uk" fo:country="UA" fo:font-style="italic" style:font-style-asian="italic" style:font-style-complex="italic"/>
    </style:style>
    <style:style style:name="T73" style:family="text">
      <style:text-properties fo:language="uk" fo:country="UA" fo:font-weight="bold" style:font-weight-asian="bold" style:font-weight-complex="bold"/>
    </style:style>
    <style:style style:name="T74" style:family="text">
      <style:text-properties fo:color="#ff0000"/>
    </style:style>
    <style:style style:name="T75" style:family="text">
      <style:text-properties style:text-underline-style="none"/>
    </style:style>
    <style:style style:name="T76" style:family="text">
      <style:text-properties style:text-rotation-angle="90" style:text-rotation-scale="line-height"/>
    </style:style>
    <style:style style:name="T77" style:family="text">
      <style:text-properties style:text-rotation-angle="270" style:text-rotation-scale="line-height"/>
    </style:style>
    <style:style style:name="T78" style:family="text">
      <style:text-properties style:text-position="sub 58%" style:font-size-asian="10.5pt"/>
    </style:style>
    <style:style style:name="T79" style:family="text">
      <style:text-properties style:font-name="Symbol" style:font-name-asian="Symbol" style:font-name-complex="Symbol"/>
    </style:style>
    <style:style style:name="T80" style:family="text">
      <style:text-properties style:font-name="Liberation Serif1" style:font-name-asian="Symbol" style:font-name-complex="Symbol"/>
    </style:style>
    <style:style style:name="T81" style:family="text">
      <style:text-properties style:font-name="Courier New CYR"/>
    </style:style>
    <style:style style:name="T82" style:family="text">
      <style:text-properties style:font-name="Courier New CYR"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7" text:outline-level="1">Последний фанфик</text:h>
      <text:p text:style-name="P1"><text:span text:style-name="T1">&lt;</text:span><text:span text:style-name="T57">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4">&lt;</text:span><text:span text:style-name="T49">Э</text:span><text:span text:style-name="T26">пизод в Кантерлоте, где Луна составляет невысокое мнение об умственных способностях Макса</text:span><text:span text:style-name="T44">&gt;</text:span></text:p>
      <text:p text:style-name="P38">&lt;<text:span text:style-name="T23">Глава про то, как Селестия пытается определить, чего хочет Макс </text:span>&lt;<text:span text:style-name="T1">и </text:span><text:span text:style-name="T23">ест ванильн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0">- Отвали, шмакодявка! И так покоя от вас, пони, нету! В прошлый раз розовая пони с рогом, <text:s/>крыльями и сердечком на крупе всю башку мне проела, талдыча про каких-то не то подменышей, не то подъёбышей. Как будто мне есть до этого дело!<text:span text:style-name="T40">&gt;</text:span></text:p>
      <text:p text:style-name="P42">&lt;<text:span text:style-name="T23">Селестия лечит Макса в Кантерлоте от болячек и наркозависимости. И тогда он начинает её любить и хотеть. И она это понимает</text:span>&gt;</text:p>
      <text:p text:style-name="P68">Таймлайн <text:span text:style-name="T9">(</text:span>события через 10 лет после Обмена): </text:p>
      <text:p text:style-name="P68">Год 2143 ПВ <text:span text:style-name="T9">(AU -?)</text:span></text:p>
      <text:p text:style-name="P68">22-е мая — вызов Макса в Эквестрию. Гибель Кимеринна</text:p>
      <text:p text:style-name="P68">25-е мая — встреча с Норфом</text:p>
      <text:p text:style-name="P68">27-е мая — первая встреча с Селестией после бегства из замка Сестёр. Сцена с докторами</text:p>
      <text:p text:style-name="P68">29-е мая — встреча с Индиго. Прогулка с Селестией по парку. Муравьи под накрупником</text:p>
      <text:p text:style-name="P68">30-е мая — исчезновение Селестии на неделю</text:p>
      <text:p text:style-name="P68">6-е июня — встреча с Селестией после разлуки. Прогулка по парку. Вид со стены. Землетрясение</text:p>
      <text:p text:style-name="P68"><text:span text:style-name="T9">&lt;</text:span>7<text:span text:style-name="T9">-</text:span>е июня — секс с Селестией. Раздор</text:p>
      <text:p text:style-name="P68">&lt;15-е июня — исчезновение Норфа. Прощание с Селестией.</text:p>
      <text:p text:style-name="P68">17-е июня — отбытие из Кантерлота</text:p>
      <text:p text:style-name="P69"><text:span text:style-name="T1">18</text:span>-<text:span text:style-name="T1">июня — Прибытие в Понивилль. Прочтение дневника эксперимента с заклинанием Индрэ</text:span></text:p>
      <text:p text:style-name="P68"><text:span text:style-name="T9">&lt;</text:span>25-е июня — попойка с Пинки. Бочколёт метконосцев</text:p>
      <text:p text:style-name="P68">27-е июня — получение письма от Селестии. Отказ выдать магический усилитель</text:p>
      <text:p text:style-name="P68"><text:span text:style-name="T9">&lt;</text:span>28-е июня<text:span text:style-name="T9"> </text:span>- попытка отослать письмо Селестии через Спайка</text:p>
      <text:p text:style-name="P68">30-е июня — выезд из Понивилля</text:p>
      <text:p text:style-name="P68">1-е июля — Прибытие в Фетлок. Захват резонаторных рубинов в павильоне Псинтела</text:p>
      <text:p text:style-name="P68">2-е июля — выезд из Фетлока Макса с Дэш в фургоне</text:p>
      <text:p text:style-name="P68">&lt;4-е июля - Дэш стучит лбом в дерево. Обнимашки</text:p>
      <text:p text:style-name="P68">8-е июля — прибытие в Груммингтон</text:p>
      <text:p text:style-name="P68">9-е июля –<text:span text:style-name="T9"> </text:span>Провал Груммингтона. Отбытие с Груммингтона</text:p>
      <text:p text:style-name="P68"><text:span text:style-name="T9">&lt;</text:span>12-е июля — Прибытие в Филлидельфию. Отбытие. Падение Макса с самоката</text:p>
      <text:p text:style-name="P68">14-е июля — переправа через седловое озеро. Прибытие Макса с Дэш в Понивилль</text:p>
      <text:p text:style-name="P68">15-е июля — эксперимент с усиленным заклинанием Индрэ. Поединок Луны с Твайлайт в Понивилле</text:p>
      <text:p text:style-name="P68">17-е июля — прибытие в Кантерлот Луны, Макса и шестёрки</text:p>
      <text:p text:style-name="P68"><text:span text:style-name="T9">[</text:span>21-е июля<text:span text:style-name="T9">]</text:span> — Гранд Галопин Гала</text:p>
      <text:p text:style-name="P69">&lt;26-<text:span text:style-name="T1">е июля</text:span>&gt;<text:span text:style-name="T1"> — совещание в зале стратегического планирования</text:span></text:p>
      <text:p text:style-name="P69"/>
      <text:h text:style-name="Heading_20_2" text:outline-level="2"><text:soft-page-break/>Прочитанные фанфики</text:h>
      <text:h text:style-name="Heading_20_3" text:outline-level="3">Эпичные</text:h>
      <text:p text:style-name="P112">Обмен ( <text:a xlink:type="simple" xlink:href="https://darkpony.ru/obmen/" text:style-name="Internet_20_link" text:visited-style-name="Visited_20_Internet_20_Link">https://darkpony.ru/obmen/</text:a> )</text:p>
      <text:p text:style-name="P112">Розовые глазки</text:p>
      <text:p text:style-name="P113">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soft-page-break/><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0"/>
      <text:h text:style-name="Heading_20_2" text:outline-level="2">Идеи</text:h>
      <text:list xml:id="list7232990237423927146" text:style-name="L1">
        <text:list-item>
          <text:p text:style-name="P155">добавить детектив <text:span text:style-name="T1">(реализовано)</text:span>+ магические уроки/трактаты Старсвирла (реализовано)</text:p>
        </text:list-item>
        <text:list-item>
          <text:p text:style-name="P156">Терра несколько раз пытается убить Макса (один раз — в аквапарке). Несколько раз Макса спасает Селестия (даёт приказы Нексусу)</text:p>
        </text:list-item>
        <text:list-item>
          <text:p text:style-name="P156">Книги:</text:p>
        </text:list-item>
      </text:list>
      <text:list xml:id="list728047145236972854" text:style-name="L2">
        <text:list-item>
          <text:p text:style-name="P157">«Великие грифоны прошлого» - из канона (5<text:span text:style-name="T9">s8e)</text:span></text:p>
        </text:list-item>
        <text:list-item>
          <text:p text:style-name="P157">«Высшие заклинания в повседневном использовании: от песчинки до дворца»</text:p>
        </text:list-item>
        <text:list-item>
          <text:p text:style-name="P160">«Малоизвестные аспекты магии трансформаций»</text:p>
        </text:list-item>
        <text:list-item>
          <text:p text:style-name="P15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7">Дасти Вейфарер «Зебрианская культура, быт и фольклор»</text:p>
        </text:list-item>
        <text:list-item>
          <text:p text:style-name="P157">«Краткая история Эквестрии»</text:p>
        </text:list-item>
        <text:list-item>
          <text:p text:style-name="P157">«Шедевры архитектуры Эквестрии» с разделом о Кантерлотском Королевском Дворце</text:p>
        </text:list-item>
        <text:list-item>
          <text:p text:style-name="P157">«Великие дела и великие чары». Страница 893: …</text:p>
        </text:list-item>
        <text:list-item>
          <text:p text:style-name="P157">«<text:span text:style-name="T63">Природа Проклятий</text:span>» - обмен</text:p>
        </text:list-item>
        <text:list-item>
          <text:p text:style-name="P157"><text:span text:style-name="T63">«Магия для Чайников»</text:span> - обмен</text:p>
        </text:list-item>
        <text:list-item>
          <text:p text:style-name="P157"><text:span text:style-name="T63">«Энциклопедия Арканум»</text:span> - обмен</text:p>
        </text:list-item>
        <text:list-item>
          <text:p text:style-name="P157">«О Гейсах» - обмен</text:p>
        </text:list-item>
        <text:list-item>
          <text:p text:style-name="P157">«<text:span text:style-name="T63">Тайны Тайных Наук</text:span>» - обмен</text:p>
        </text:list-item>
        <text:list-item>
          <text:p text:style-name="P160">«Основы Заклятий» - обмен</text:p>
        </text:list-item>
        <text:list-item>
          <text:p text:style-name="P157">«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7467360098251982071" text:style-name="L3">
        <text:list-item>
          <text:p text:style-name="P15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9">Селестия — переменчивая пони. В одно время не строгая, а в другое может быть такой, что страшно становится</text:p>
        </text:list-item>
        <text:list-item>
          <text:p text:style-name="P158"><text:soft-page-break/>У Селестии были такие элементы гармонии: Магия, Доброта, Смех. У Луны — Верность, Честность, Щедрость. (ксенофазия)</text:p>
        </text:list-item>
        <text:list-item>
          <text:p text:style-name="P15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8">Около 820-ти лет назад будущий маг Лайтнинг Стар поступил на обучение к наставнику Тииспоту</text:p>
        </text:list-item>
        <text:list-item>
          <text:p text:style-name="P15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8">У Селестии грива и хвост развеваются и переливаются от магического шампуня</text:p>
        </text:list-item>
        <text:list-item>
          <text:p text:style-name="P158">Тело Селестии очень крепкое — может выдержать несколько тонн земли</text:p>
        </text:list-item>
        <text:list-item>
          <text:p text:style-name="P158">Дискорд намного старше принцесс, его магия сильнее ихней на голову</text:p>
        </text:list-item>
        <text:list-item>
          <text:p text:style-name="P158">Луна младше Селестии на 3 года. Сёстрам около 5000 лет. <text:span text:style-name="T63">По другим данным, Селестии около 2500 лет (Обмен).</text:span></text:p>
        </text:list-item>
        <text:list-item>
          <text:p text:style-name="P158">Принцессы начали войну с Дискордом в возрасте, когда им было около 700 лет — и продолжалась война почти сто лет</text:p>
        </text:list-item>
        <text:list-item>
          <text:p text:style-name="P158">Самый главный враг сестёр и Дискорда — скука</text:p>
        </text:list-item>
        <text:list-item>
          <text:p text:style-name="P158">В Эквестрии на одного жеребца приходится четыре - пять кобыл</text:p>
        </text:list-item>
        <text:list-item>
          <text:p text:style-name="P15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8">Селестия в первые полторы тысячи лет путешествовала — и заварила несколько войн (две — с Эквестрией, в одной была против Луны)</text:p>
        </text:list-item>
        <text:list-item>
          <text:p text:style-name="P158">Настоящий цвет гривы Селестии — клубнично-розовая. Радужный цвет гривы и хвоста поддерживается магией</text:p>
        </text:list-item>
        <text:list-item>
          <text:p text:style-name="P158">Кроме Дискорда, старше сестёр ещё старейшина драконов</text:p>
        </text:list-item>
        <text:list-item>
          <text:p text:style-name="P158">Кэйденс не прожила и 60-ти лет и является низкорожденной</text:p>
        </text:list-item>
        <text:list-item>
          <text:p text:style-name="P15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8">Народ тихо фигел от нововведений и с ещё большим ожесточением продолжал делать по-своему</text:p>
        </text:list-item>
        <text:list-item>
          <text:p text:style-name="P15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8">Когда пони женятся, они обмениваются ножными браслетами</text:p>
        </text:list-item>
        <text:list-item>
          <text:p text:style-name="P158">Светилами, кроме сестёр, могут управлять единороги (группы), Дискорд, Твайлайт и Старсвирл</text:p>
        </text:list-item>
        <text:list-item>
          <text:p text:style-name="P158">Королева Кризалис — правительница Зелёной Долины</text:p>
        </text:list-item>
        <text:list-item>
          <text:p text:style-name="P158"><text:soft-page-break/>Мать Луны и Селестии — аликорн Лорен. Мать Дискорда — Алиса (пони-человек)</text:p>
        </text:list-item>
        <text:list-item>
          <text:p text:style-name="P15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0">Искусственный интеллект. Создан Владом и Максом. Разработан для управления корпорациями.</text:p>
      <text:h text:style-name="Heading_20_3" text:outline-level="3">Норф</text:h>
      <text:p text:style-name="P11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9">2500</text:span>. Страдает о скуки.</text:p>
      <text:h text:style-name="Heading_20_3" text:outline-level="3">Луна</text:h>
      <text:p text:style-name="P11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text:soft-page-break/>Рэйнбоу Дэш</text:h>
      <text:p text:style-name="P12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0">Единорог. Холост, молод, мечтателен. Живёт в Кантерлоте. В свободное время рисует облака.</text:p>
      <text:h text:style-name="Heading_20_3" text:outline-level="3">Алекс</text:h>
      <text:p text:style-name="P120">Менеджер проектов, над одним из которых (Нексус) работает Макс.</text:p>
      <text:h text:style-name="Heading_20_3" text:outline-level="3">Ростик</text:h>
      <text:p text:style-name="P120">Лидер команды тестировщиков</text:p>
      <text:h text:style-name="Heading_20_3" text:outline-level="3">Стас</text:h>
      <text:p text:style-name="P120">Программист-новичок в команде Макса.</text:p>
      <text:h text:style-name="Heading_20_3" text:outline-level="3">Рома</text:h>
      <text:p text:style-name="P120">Программист в команде UI-программистов</text:p>
      <text:h text:style-name="Heading_20_3" text:outline-level="3">Анджела</text:h>
      <text:p text:style-name="P120">Сисадмин. Флиртует с Максом.</text:p>
      <text:p text:style-name="P120"/>
      <text:h text:style-name="Heading_20_2" text:outline-level="2">Положения</text:h>
      <text:p text:style-name="P120">Без Магии в Эквестрии - технологии средних веков. Магия помогает работать паровым машинам, элетродвигателям, ДВС.</text:p>
      <text:h text:style-name="Heading_20_2" text:outline-level="2"><text:soft-page-break/>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text:soft-page-break/>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9"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21">&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35">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5">Team lead — г<text:span text:style-name="T1">лавный программист команды, работающей над проектом</text:span></text:p></text:note-body></text:note> проекта ушёл в запой, семь лет работы в жопу?</text:p>
      <text:p text:style-name="P4"><text:soft-page-break/>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3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3">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4"><text:span text:style-name="T9">&gt;\</text:span>Привет, Н<text:span text:style-name="T1">эш.</text:span> Это Макс.</text:p>
      <text:p text:style-name="P64"><text:span text:style-name="T9">&lt;\</text:span>Привет Макс. <text:span text:style-name="T1">Рад тебя видеть. Где ты отсутствовал три дня?</text:span></text:p>
      <text:p text:style-name="P64"><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4"><text:span text:style-name="T9">&gt;\</text:span>Как называется наш проект?</text:p>
      <text:p text:style-name="P64"><text:span text:style-name="T9">&lt;\</text:span>Дайсон.</text:p>
      <text:p text:style-name="P64"><text:span text:style-name="T9">&gt;\</text:span>Сколько тебе лет?</text:p>
      <text:p text:style-name="P64"><text:span text:style-name="T9">&lt;\</text:span>Два года с начала запуска кластера.</text:p>
      <text:p text:style-name="P64"><text:span text:style-name="T9">&gt;\</text:span>Какой сейчас год?</text:p>
      <text:p text:style-name="P64"><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text:soft-page-break/>Проверим бизнес-логику на тестовой задачке.</text:p>
      <text:p text:style-name="P33"/>
      <text:p text:style-name="P64"><text:span text:style-name="T9">&gt;\</text:span>Н<text:span text:style-name="T1">эш</text:span>, отключи память <text:span text:style-name="T1">заданий</text:span> за последнюю неделю.</text:p>
      <text:p text:style-name="P64"><text:span text:style-name="T9">&lt;\</text:span>Выполнено.</text:p>
      <text:p text:style-name="P64"><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9">&lt;\</text:span><text:span text:style-name="T1">Тебя понял. Читаю задачу...</text:span></text:p>
      <text:p text:style-name="P8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5">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5">Ограничени<text:span text:style-name="T1">е 2: решение должно находиться в правовых рамках уголовного и административного кодекса.</text:span></text:p>
      <text:p text:style-name="P85">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5"><text:span text:style-name="T9">&lt;\</text:span><text:span text:style-name="T1">Выполняю задачу</text:span>...</text:p>
      <text:p text:style-name="P85"><text:span text:style-name="T9">&lt;\</text:span>...</text:p>
      <text:p text:style-name="P85"><text:span text:style-name="T9">&lt;\</text:span>Решение:</text:p>
      <text:p text:style-name="P85"><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5"><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9">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text:soft-page-break/></text:p>
      <text:p text:style-name="P64"><text:span text:style-name="T9">&gt;</text:span>\<text:span text:style-name="T1">Нэш</text:span>, почему ты используешь жёсткие настройки <text:span text:style-name="T1">для решения задачи</text:span>?</text:p>
      <text:p text:style-name="P64"><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
      <text:p text:style-name="P64"><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29">incompartible interface Analytics v.0.93 beta</text:span>”</text:p>
      <text:p text:style-name="P34">Ага, уже теплее.</text:p>
      <text:p text:style-name="P34"/>
      <text:p text:style-name="P64"><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9">.</text:span></text:p>
      <text:p text:style-name="P87">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22">***</text:p>
      <text:p text:style-name="P122"/>
      <text:p text:style-name="P3"><text:soft-page-break/>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5">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oft-page-break/><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4">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8">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text:soft-page-break/>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2">А у нас получается... </text:span><text:span text:style-name="T2">–</text:span><text:span text:style-name="T5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5">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text:soft-page-break/>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6">Музыка быстрая, тревожная, надорваная и печальная (Pet Shop Boys “So Hard” ?)</text:p>
      <text:p text:style-name="P26"/>
      <text:p text:style-name="P75"><text:span text:style-name="T9">&lt;</text:span><text:span text:style-name="T1">Описание полёта через Эогипп. Удивлённый взгляд Анакорна</text:span><text:span text:style-name="T9">&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text:soft-page-break/>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1">…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0">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text:soft-page-break/>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text:soft-page-break/>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1">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 </text:span><text:span text:style-name="T1">Сахарная Ватка</text:span><text:span text:style-name="T55">!</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text:soft-page-break/>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text:soft-page-break/>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6">Спи, сестра моя родная,<text:line-break/>Спи. Усни.<text:line-break/>Крыльями тебя укрою,<text:line-break/>Спи. Усни.</text:p><text:p text:style-name="P136"><text:tab/>В чаще тёмной волки воют,<text:line-break/>Спи. Усни.</text:p><text:p text:style-name="P136"><text:tab/>В мрачном замке духи ноют,<text:line-break/>Спи. Усни.</text:p><text:p text:style-name="P136"><text:tab/>Сказки вечность нам читает,<text:line-break/>Спи. Усни.<text:line-break/>День осенний угасает,<text:line-break/>Спи. Усни.<text:line-break/>Помни только в сне глубоком,</text:p><text:p text:style-name="P136"><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text:soft-page-break/>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1">,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text:soft-page-break/>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67">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5646692966993060414" text:style-name="L4">
        <text:list-item>
          <text:p text:style-name="P16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oft-page-break/><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4"><text:s/>Сколько страниц сегодня нахреначили?</text:p><text:p text:style-name="P135">– <text:span text:style-name="T1">Восемь, учитель!</text:span></text:p><text:p text:style-name="P135">–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text:span text:style-name="T1">золотой барже</text:span> удалялся в сторону Жеребячьих<text:span text:style-name="T22">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5"><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5"><text:soft-page-break/><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text:soft-page-break/>–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Лорен” я сделал на базе <text:span text:style-name="T31">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1">парящие платформы.</text:span> Но дворцовым бюрократам необязательно ж знать, КАК я их уничтожаю, хе-хе! Некоторые из <text:span text:style-name="T31">платформ </text:span><text:span text:style-name="T32">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1"> И никто ж не догадывался, что она </text:span><text:span text:style-name="T32">сделана по королевскому заказу</text:span><text:span text:style-name="T31">! Её </text:span><text:span text:style-name="T32">Солнечное </text:span><text:span text:style-name="T31"><text:s/>Высочеств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4">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text:soft-page-break/></text:p>
      <text:h text:style-name="Heading_20_2" text:outline-level="2"><text:span text:style-name="T9">4. </text:span>Библиотека</text:h>
      <text:p text:style-name="P14">&lt;<text:span text:style-name="T56">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о сну вдоволь</text:span><text:span text:style-name="T9">.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60"><text:soft-page-break/>Экзоскелет, лишившись хозяйки, переключил цвет лампочки с зелёного на оранжевый.</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6">Селестия нахмурилась и угрожающе подняла крылья.</text:p>
      <text:p text:style-name="P46"><text:span text:style-name="T9">– </text:span>Не забывай, человек, я — могущественный маг и правитель Эквестрии. Ко мне нужно относиться с должным уважением!</text:p>
      <text:p text:style-name="P46"><text:span text:style-name="T9">– </text:span>А то что? Превратишь в жабу? Сошлёшь на Луну? Убьёшь нахер?</text:p>
      <text:p text:style-name="P46">Аликорница сникла. Уши её опустились.</text:p>
      <text:p text:style-name="P46"><text:span text:style-name="T9">– </text:span>Макс, не надо... Ты же знаешь, я этого не сделаю.</text:p>
      <text:p text:style-name="P46"><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6"><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6"><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6"><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9">– </text:span>Вот, читай отсюда. <text:span text:style-name="T9">– а</text:span>ликорница подчеркнула абзац копытом.</text:p>
      <text:p text:style-name="P46"/>
      <text:p text:style-name="P47">***</text:p>
      <text:p text:style-name="P47"><text:soft-page-break/></text:p>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lt;<text:span text:style-name="T22">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text:soft-page-break/>–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6"><text:soft-page-break/>–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Селестия успокоилась и смущённо потёрлась носом мне о плечо.</text:p>
      <text:p text:style-name="P46">– <text:s/>И я не читала твои мысли. У тебя на лице и так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38">–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text:soft-page-break/></text:p>
      <text:h text:style-name="P150"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сине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м…</text:p>
      <text:p text:style-name="P46">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text:soft-page-break/>–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анешн! Скажи ей, что у меня сегодня день рождения, и я здоровски обиде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ова знаешь?</text:p>
      <text:p text:style-name="P46">– Да так, один пони сказал. – я полез за пазуху и достал красную коробочку. – Вот тебе подарок.</text:p>
      <text:p text:style-name="P46">–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text:soft-page-break/>– Аааа, знаю его! Мы с Шейлой ходили к нему играть, пока она не пропала. У Норфа здоровски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6">Я остался сидеть в полнейшем замешательстве. </text:p>
      <text:p text:style-name="P46"/>
      <text:p text:style-name="P47">***</text:p>
      <text:p text:style-name="P46">&lt;<text:span text:style-name="T56">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text:soft-page-break/>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 Оу, как интересно! – Селестия приблизила ко мне морду и повернула уши. – Расскажи-ка поподробнее. Я вся во внимании.</text:p>
      <text:p text:style-name="P4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 Хм. А что было дальше?</text:p>
      <text:p text:style-name="P4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6">Селестия встала и принялась по очереди поднимать ноги, разминая суставы. Потом направилась к выходу. У двери аликорниц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3">Селестия достаёт из потайной щели свиток с мыслями Селестии</text:span><text:span text:style-name="T22">`<text:tab/>`</text:span>&gt;</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text:soft-page-break/>–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6">–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Он, вроде, не моложе вас.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6"/>
      <text:p text:style-name="P54">День 137344</text:p>
      <text:p text:style-name="P5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4">…</text:p>
      <text:p text:style-name="P54">День 287651</text:p>
      <text:p text:style-name="P5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4">…</text:p>
      <text:p text:style-name="P54">День 364886</text:p>
      <text:p text:style-name="P54">О небо, как я мечтаю, чтобы это поскорее закончилось! Сестра, приди скорей!</text:p>
      <text:p text:style-name="P46"/>
      <text:p text:style-name="P46">Селестия со вздохом захлопнула книгу.</text:p>
      <text:p text:style-name="P46">–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6"><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мелодично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
      <text:p text:style-name="P46">…</text:p>
      <text:p text:style-name="P46"/>
      <text:p text:style-name="P4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text:soft-page-break/>–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 Вроде да. Хотя, по-моему, дело уже не в муравьях.</text:p>
      <text:p text:style-name="P46">– По-моему, тоже. – рассмеялась аликорница. – Продолжай...</text:p>
      <text:p text:style-name="P46"/>
      <text:h text:style-name="P149" text:outline-level="2">6. Стыд</text:h>
      <text:p text:style-name="P46"/>
      <text:p text:style-name="P54">~~~ Завтра на семь в библиотеке ~~~</text:p>
      <text:p text:style-name="P54"/>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text:soft-page-break/>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 В это же время. – подтвердил я.</text:p>
      <text:p text:style-name="P46"/>
      <text:p text:style-name="P47">***</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6">– Здрасьте!</text:p>
      <text:p text:style-name="P46">Аликорница не ответила, всматриваясь в глобус.</text:p>
      <text:p text:style-name="P46">– Привет, говорю! – я подошёл вплотную и легонько сжал ей холку.</text:p>
      <text:p text:style-name="P46">–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text:soft-page-break/>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text:span text:style-name="T71">Стирание</text:span> из бытия. Точнее, его нет и не было после того, как я замкнула его на его создателя, Иггуса. Суть заклинания <text:span text:style-name="T71">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1">ни в настоящем, ни в прошлом, ни в будущем</text:span>.</text:p>
      <text:p text:style-name="P46">– А как ты сама помнишь о том заклинании, если оно стёрто из бытия? – резонно подметил я.</text:p>
      <text:p text:style-name="P46">– У меня <text:span text:style-name="T71">стоит</text:span>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text:soft-page-break/>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58">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6"><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pan text:style-name="T1">7</text:span>. Нелетающие пегасы</text:h>
      <text:p text:style-name="P49">&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6"><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6">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6"/>
      <text:p text:style-name="P47">***</text:p>
      <text:p text:style-name="P46"/>
      <text:p text:style-name="P46">– Так ты поручила Твайлайт Спаркл расследование необычных снов жеребят?</text:p>
      <text:p text:style-name="P46">–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9">— </text:span>быстро? – не выдержал я.</text:p>
      <text:p text:style-name="P4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 Мак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ли. Если хочешь.</text:p>
      <text:p text:style-name="P46">– Хорошо. До встречи, Селли.</text:p>
      <text:p text:style-name="P46">– До встречи, Макс.</text:p>
      <text:p text:style-name="P46"/>
      <text:h text:style-name="Heading_20_2" text:outline-level="2"><text:span text:style-name="T1">8</text:span>. (40*<text:span text:style-name="T9">ctg(Pi/4)-6)/(ln(e)-sin(0))</text:span></text:h>
      <text:p text:style-name="P70">Mark Knopfler — Hill Farmers Blues — или на следующую главу (прощание)</text:p>
      <text:p text:style-name="P46"/>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9">— оставить тебе напутствие.</text:span></text:p>
      <text:p text:style-name="P54"><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text:span><text:soft-page-break/><text:span text:style-name="T9">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4">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4">Удачи!</text:p>
      <text:p text:style-name="P54"/>
      <text:p text:style-name="P38">…</text:p>
      <text:p text:style-name="P38"/>
      <text:p text:style-name="P46">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text:span><text:span text:style-name="T9">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0"> </text:span><text:span text:style-name="T41">— вся архитектура явно </text:span><text:span text:style-name="T33">была </text:span><text:span text:style-name="T41">заточена под крылатых. Таких, для которых приземлиться на балкон в тронном зале или уйти через портик на крыше</text:span><text:span text:style-name="T60"> </text:span><text:span text:style-name="T41">— обычное дело. </text:span><text:span text:style-name="T60">Хорошо, что ежедневные посещения каретной мастерской подняли мой тонус, изрядно посаженный сидячим образом жизни.</text:span></text:p>
      <text:p text:style-name="P1"><text:span text:style-name="T6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1">— книжный шкаф и напольная подставка для чтения с </text:span><text:span text:style-name="T33">упором в виде </text:span><text:span text:style-name="T41">голов</text:span><text:span text:style-name="T33">ы</text:span><text:span text:style-name="T41">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длиннейшим ворсом.</text:span><text:span text:style-name="T41"> </text:span><text:span text:style-name="T33">Его центр занимал высокий </text:span><text:span text:style-name="T41">кругл</text:span><text:span text:style-name="T33">ый</text:span><text:span text:style-name="T41"> </text:span><text:span text:style-name="T33">футон</text:span><text:span text:style-name="T41"> </text:span><text:span text:style-name="T33">с</text:span><text:span text:style-name="T41"> велик</text:span><text:span text:style-name="T33">им</text:span><text:span text:style-name="T41"> множество</text:span><text:span text:style-name="T33">м</text:span><text:span text:style-name="T41"> подушек. Среди них я с удивлением заметил плюшевую единорожку </text:span><text:span text:style-name="T33">фиолетового</text:span><text:span text:style-name="T41">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6">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6">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oft-page-break/><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7">Мне печалиться не стоит</text:p><text:p text:style-name="P137">Жизнь прекрасна и ярка</text:p><text:p text:style-name="P137">Телом молода, душою —</text:p><text:p text:style-name="P137">Как дракон морской мудра</text:p><text:p text:style-name="P137"/><text:p text:style-name="P137">Я видала взлёт империй,</text:p><text:p text:style-name="P137">Я жила среди легенд,</text:p><text:p text:style-name="P137">Древней магии мистерий</text:p><text:p text:style-name="P137">Я прилежнейший студент</text:p><text:p text:style-name="P137"/><text:p text:style-name="P137">Обожаема народом,</text:p><text:p text:style-name="P137">Уважаема врагом,</text:p><text:p text:style-name="P137">Но друзей моих немного,</text:p><text:p text:style-name="P137">Гложет душу холодом</text:p><text:p text:style-name="P137"/><text:p text:style-name="P137">Одинока и печальна,</text:p><text:p text:style-name="P137">Недоступна и строга,</text:p><text:p text:style-name="P137">Потеряла изначальный</text:p><text:p text:style-name="P137">Смысл жизни навсегда</text:p><text:p text:style-name="P137"/><text:p text:style-name="P137">Жизнь моя теперь публична,</text:p><text:p text:style-name="P137">Жизнь моя теперь для всех,</text:p><text:p text:style-name="P137">В этом — горе, в этом — счастье,</text:p><text:p text:style-name="P137">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6">–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text:soft-page-break/>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6">Тия фыркнула.</text:p>
      <text:p text:style-name="P46">–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Тия подняла голову.</text:p>
      <text:p text:style-name="P4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6">Через некоторое время Тия осторожно высвободилась из-под меня и встала с постели. </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oft-page-break/><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Тия что-то прикинула и наполнила её содержимым два бокала на полуметровых ножках.</text:p>
      <text:p text:style-name="P4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6"><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text:span text:style-name="T9">– Это ты называешь “дружбой”? – с </text:span>улыбкой хмыкнул<text:span text:style-name="T9"> я. – </text:span>Мне нравится твоё чувство юмора.</text:p>
      <text:p text:style-name="P46">Аликорница нахмурилась.</text:p>
      <text:p text:style-name="P46"><text:span text:style-name="T9">– </text:span>Тебе не нравится моя дружба? Ты не принимаешь её? Ты чем-то недоволен?</text:p>
      <text:p text:style-name="P46">Я расхохотался, чуть не поперхнувшись водой, плескавшейся у подбородка.</text:p>
      <text:p text:style-name="P46"><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6">Копыто аликорницы закрыло мне рот прежде чем я успел договорить заветное слово.</text:p>
      <text:p text:style-name="P38"><text:soft-page-break/>–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9. <text:span text:style-name="T1">Прощание</text:span></text:h>
      <text:p text:style-name="P46"/>
      <text:p text:style-name="P38">– <text:span text:style-name="T1">Норф!.. Эй, Норф! Ты где?..</text:span></text:p>
      <text:p text:style-name="P4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7"><text:soft-page-break/>***</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1">– </text:span><text:span text:style-name="T33">Говорят, в Додж-сити почти не осталось жителей. В местном депо перестали обслуживать паровозы из-за отсутствия рабочих. Старик </text:span><text:span text:style-name="T41">–</text:span><text:span text:style-name="T33">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1">– </text:span><text:span text:style-name="T47">А из Пинто Крика уже месяц нет новостей...</text:span></text:p>
      <text:p text:style-name="P3"><text:span text:style-name="T41">– </text:span><text:span text:style-name="T4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6">…</text:p>
      <text:p text:style-name="P11"><text:span text:style-name="T47">– </text:span>“<text:span text:style-name="T1">Что я могу сделать, чтобы вернуть всё назад?</text:span>”</text:p>
      <text:p text:style-name="P11"><text:span text:style-name="T47">– </text:span><text:span text:style-name="T33">Так и сказала?</text:span></text:p>
      <text:p text:style-name="P1"><text:span text:style-name="T41">–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7">– </text:span><text:span text:style-name="T33">Что бы это значило, Флер?</text:span></text:p>
      <text:p text:style-name="P11"><text:span text:style-name="T47">– </text:span><text:span text:style-name="T33">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6">…</text:p>
      <text:p text:style-name="P6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0">– Куда проваливаться?</text:p>
      <text:p text:style-name="P60">– Они не знают. В тех провалах не видно дна...</text:p>
      <text:p text:style-name="P60">…</text:p>
      <text:p text:style-name="P6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0">– Леди и джентльпони! Приём окончен! Её Высочество Принцесса Селестия будет рада видеть <text:s/>вас в следующую среду!</text:p>
      <text:p text:style-name="P6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0">—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text:span><text:soft-page-break/><text:span text:style-name="T9">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6">Она повернулась и вышла из зала, почти подметая хвостом пол.</text:p>
      <text:p text:style-name="P38"/>
      <text:p text:style-name="P1"><text:span text:style-name="T42">&lt;</text:span><text:span text:style-name="T62">Mark Knopfler - </text:span><text:span text:style-name="T61">Hill Farmer's Blues</text:span><text:span text:style-name="T42">&gt;</text:span></text:p>
      <text:p text:style-name="P40">***</text:p>
      <text:p text:style-name="P38"><text:soft-page-break/></text:p>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pan text:style-name="T1">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4">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4">– Ма-а-ам, а со мной связан элементаль?</text:p>
      <text:p text:style-name="P54">–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4">Так возникли аликорны.</text:p>
      <text:p text:style-name="P5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4">Имя её было Селестия.</text:p>
      <text:p text:style-name="P54">За ней последовала и сестра её, <text:span text:style-name="T9">Луна</text:span>.</text:p>
      <text:p text:style-name="P5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4">То есть, всегда.</text:p>
      <text:p text:style-name="P54"><text:soft-page-break/>Тут и сказке конец. А теперь, Эйприл, залазь на полку и закрывай глазки.</text:p>
      <text:p text:style-name="P54">– Ну ма-а-ам! Раскажи ещё что-нибудь! Про Сомбру!</text:p>
      <text:p text:style-name="P54">–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4">– А почему только тебя? А меня? А дядю-<text:span text:style-name="T71">мино</text:span>тавра?</text:p>
      <text:p text:style-name="P54">– <text:s/>Тебя забрать я ему не дам. А в дядю не тыкай копытом, это невежливо! Спи уже, моя маленькая!</text:p>
      <text:p text:style-name="P54">– Поцелуй меня на ночь, мам!</text:p>
      <text:p text:style-name="P54">– Конечно, моя хорошая...</text:p>
      <text:p text:style-name="P54"/>
      <text:p text:style-name="P38">Вагоны убаюкивающе перестукивались по рельсам, унося меня прочь от Кантерлота. Я перевернулся на другой бок и провалился в сон.</text:p>
      <text:p text:style-name="P71">&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1">–</text:span><text:span text:style-name="T33">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text:soft-page-break/>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3">пони-</text:span><text:span text:style-name="T41">исчезновений уже год. Почту за честь работать </text:span><text:span text:style-name="T33">под твоим руководством</text:span><text:span text:style-name="T41">. Подожди немного, я </text:span><text:span text:style-name="T33">от</text:span><text:span text:style-name="T41">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6">– Хм. Странно. А я помню, как ты, вертясь перед зеркалом, говорила: ну почему я не…</text:p>
      <text:p text:style-name="P4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39">***</text:p>
      <text:p text:style-name="P38"/>
      <text:p text:style-name="P123"><text:tab/>Свеча отбрасывала мягкие тени на книжные полки. Спайк положил обглоданную кочерыжку на горку и принялся облизывать пальцы.</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естественно. Ты сама сказала экономить бумагу. – пожал плечами дракончик.</text:p>
      <text:p text:style-name="P46">Я осторожно взял следующий листок.</text:p>
      <text:p text:style-name="P46">– Электростимулятор гипоталамуса. Драконий. В комплекте с усиленной больничной койкой и набором фиксаторов.</text:p>
      <text:p text:style-name="P46"><text:soft-page-break/>– Это ещё чего??? – удивился Спайк. – я что-то не помню, чтоб ты такое хотела!</text:p>
      <text:p text:style-name="P4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6"><text:span text:style-name="T9">– Вот ещё! </text:span>– возмутился дракончик. – Никогда на такое не соглашусь!</text:p>
      <text:p text:style-name="P46">–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6">–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
      <text:p text:style-name="P47">***</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4">– Ага, он был закладкой в четвёртом номере «PlayMare», в разделе «Тридцать две позы, которые удивят вашу френдпони».</text:p>
      <text:p text:style-name="P54">– Спайк! Немедленно ложись спать!</text:p>
      <text:p text:style-name="P54">– Уже иду. Кукурузу доем только и иду.</text:p>
      <text:p text:style-name="P54">– Кстати, а почему Индрэ считали одержимым?</text:p>
      <text:p text:style-name="P5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54">– Так у вас знают про людей? Вот это новость!. В Кантерлоте, да и в Понивилле все обращаются со мной, как с диковинкой.</text:p>
      <text:p text:style-name="P54">–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4">– Хм. Ясно. Продолжай, Твайлайт.</text:p>
      <text:p text:style-name="P46"/>
      <text:p text:style-name="P4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6">– Так давай сюда весь Понивилль притащим! Это ж будет на 20% круче! Представляю себе видок Биг Мака в теле мисс Черили, гы-гы!</text:p>
      <text:p text:style-name="P4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6">– Скажи уж прямо, поближе к королевскому дворцу, Рэр! Все в курсе твоих интересов, сахарок!</text:p>
      <text:p text:style-name="P46"><text:soft-page-break/>– Эпплджек, я попрошу! Я же никому не говорю, ЧТО ты делаешь с огурцами!</text:p>
      <text:p text:style-name="P46">– !!!</text:p>
      <text:p text:style-name="P4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6">Я уселась на пуфике, а подруги заняли места на матрасах…</text:p>
      <text:p text:style-name="P54"/>
      <text:p text:style-name="P54">– Спайк, будь добр, принеси дневник эксперимента. Он в подвале, за шкафом с ретортами, в...</text:p>
      <text:p text:style-name="P54">– В сейфе, я в курсе.</text:p>
      <text:p text:style-name="P54"/>
      <text:p text:style-name="P55">***</text:p>
      <text:p text:style-name="P67">&lt;Seal — Amazing <text:span text:style-name="T1">(T</text:span><text:span text:style-name="T9">hin White Duke Remix)</text:span>&gt;</text:p>
      <text:p text:style-name="P54">Дата: 12.04.1003 А.С.</text:p>
      <text:p text:style-name="P54">Эксперимент: заклинание Воплощения Индрэ</text:p>
      <text:p text:style-name="P54">Испытуемая: Эпплджек</text:p>
      <text:p text:style-name="P54">Синопсис: запись сна со слов испытуемой</text:p>
      <text:p text:style-name="P54">Замечания: замечаний нет</text:p>
      <text:p text:style-name="P54"/>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6">—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6">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Размытый а<text:span text:style-name="T31">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4"/>
      <text:p text:style-name="P54">Примечания: ПипБак? Стойло? Двойники? Параллельные Эквестрии?</text:p>
      <text:p text:style-name="P1"/>
      <text:p text:style-name="P2">***</text:p>
      <text:p text:style-name="P1"/>
      <text:p text:style-name="P54">Дата: 12.04.1003 А.С.</text:p>
      <text:p text:style-name="P54">Эксперимент: заклинание Воплощения Индрэ</text:p>
      <text:p text:style-name="P54">Испытуемая: Рэйнбоу Дэш</text:p>
      <text:p text:style-name="P54">Синопсис: описание пробуждения испытуемой</text:p>
      <text:p text:style-name="P54">Замечания: испытуемая отказалась дать описание сна. «Гы-гы... Фигасе... Человеки рулят...» <text:span text:style-name="T12">—</text:span><text:span text:style-name="T13"> </text:span><text:span text:style-name="T65">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6">&lt;<text:span text:style-name="T64">d.notive — Talking Flight</text:span>&gt;</text:p>
      <text:p text:style-name="P54"><text:soft-page-break/>Дата: 12.04.1003 А.С.</text:p>
      <text:p text:style-name="P54">Эксперимент: заклинание Воплощения Индрэ</text:p>
      <text:p text:style-name="P54">Испытуемая: Рэрити</text:p>
      <text:p text:style-name="P54">Синопсис: запись сна со слов испытуемой</text:p>
      <text:p text:style-name="P54">Замечания: замечаний нет</text:p>
      <text:p text:style-name="P54"/>
      <text:p text:style-name="P1"><text:span text:style-name="T33">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6">чёрный экран?</text:span></text:p>
      <text:p text:style-name="P45"/>
      <text:p text:style-name="P47">***</text:p>
      <text:p text:style-name="P46"/>
      <text:p text:style-name="P54">Дата: 12.04.1003 А.С.</text:p>
      <text:p text:style-name="P54">Эксперимент: заклинание Воплощения Индрэ</text:p>
      <text:p text:style-name="P54">Испытуемая: Пинки Пай</text:p>
      <text:p text:style-name="P54">Синопсис: описание пробуждения испытуемой</text:p>
      <text:p text:style-name="P54">Замечания: испытуемая отказалась дать описание сна.</text:p>
      <text:p text:style-name="P54"/>
      <text:p text:style-name="P5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4"/>
      <text:p text:style-name="P54">Примечания: через месяц волосы Пинки пришли в обычное состояние, хотя при встрече с Рэйнбоу Дэш она по прежнему прячет глаза.</text:p>
      <text:p text:style-name="P54"/>
      <text:p text:style-name="P55">***</text:p>
      <text:p text:style-name="P54"><text:soft-page-break/></text:p>
      <text:p text:style-name="P54">Дата: 12.04.1003 А.С.</text:p>
      <text:p text:style-name="P54">Эксперимент: заклинание Воплощения Индрэ</text:p>
      <text:p text:style-name="P54">Испытуемая: Флаттершай</text:p>
      <text:p text:style-name="P54">Синопсис: описание пробуждения испытуемой</text:p>
      <text:p text:style-name="P5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4"/>
      <text:p text:style-name="P54">* Примечания: при виде кексиков истерика случилась с Пинки Пай.</text:p>
      <text:p text:style-name="P54"/>
      <text:p text:style-name="P2">***</text:p>
      <text:p text:style-name="P1"/>
      <text:p text:style-name="P18">Сим повелеваем прекратить дальнейшие эксперименты<text:span text:style-name="T3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4"/>
      <text:h text:style-name="Heading_20_2" text:outline-level="2">12. День сурка</text:h>
      <text:p text:style-name="P11">&lt;<text:span text:style-name="T58">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Мак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7">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твоим другом?</text:p>
      <text:p text:style-name="P46">Аликорница тихо засмеялась, защекотав мне ухо.</text:p>
      <text:p text:style-name="P4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 А?</text:p>
      <text:p text:style-name="P4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Селли?</text:p>
      <text:p text:style-name="P3">Стук стал громче.</text:p>
      <text:p text:style-name="P4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Макс.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1">—</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Индрэ...</text:p>
      <text:p text:style-name="P46"/>
      <text:p text:style-name="P46">…</text:p>
      <text:p text:style-name="P46"/>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6">Закрыв дверь, я отправился в город.</text:p>
      <text:p text:style-name="P46"/>
      <text:p text:style-name="P46">…</text:p>
      <text:p text:style-name="P46"/>
      <text:p text:style-name="P46">–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3">–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1"> </text:span><text:span text:style-name="T33">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5"><text:span text:style-name="T41">– Я </text:span><text:span text:style-name="T47">всегда буду оставаться в тени. </text:span><text:span text:style-name="T41">– </text:span><text:span text:style-name="T47">хлюпала единорожка. </text:span><text:span text:style-name="T41">– </text:span><text:span text:style-name="T47">Мне не хватает сил, чтобы воспользоваться всеми знаниями, которые я освоила. Ведь даже заклинание «Последнего Шанса» я нашла!</text:span></text:p>
      <text:p text:style-name="P103"><text:span text:style-name="T9">– </text:span>Ты?!</text:p>
      <text:p text:style-name="P103"><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3"><text:span text:style-name="T9">– М</text:span>ожет тогда, ты скажешь, что в нём пошло не так и почему к вам попал я, а не сверхаликорн?</text:p>
      <text:p text:style-name="P103"><text:span text:style-name="T9">– </text:span>Не скажу. Заклинания Стар Свирла Бородатого обычно если срабатывают, то без ошибок.</text:p>
      <text:p text:style-name="P46"><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5">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3">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3">.</text:span></text:p>
      <text:p text:style-name="P46"/>
      <text:p text:style-name="P46">…</text:p>
      <text:p text:style-name="P46"/>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29">Чужестранец-примат разбил сердце нашей обожаемой Селестии! Двор в отчаянии </text:span><text:span text:style-name="T12">—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6"><text:span text:style-name="T9">– </text:span>Привет, Эй-Джей! У тебя проблемы?</text:p>
      <text:p text:style-name="P46"><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9">–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9">–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
      <text:p text:style-name="P46">…</text:p>
      <text:p text:style-name="P46"><text:soft-page-break/></text:p>
      <text:p text:style-name="P46">Собрав инструмент, я потолкал тележку назад-вперёд.</text:p>
      <text:p text:style-name="P46"><text:span text:style-name="T9">– Г</text:span>отово. Принимай работу, хозяйка!</text:p>
      <text:p text:style-name="P46">Эпплджек стиснула меня в сокрушающих объятиях.</text:p>
      <text:p text:style-name="P46"><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9">–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9">–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6"><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5">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5">объявляла вывеска.</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9">– </text:span>Свободно? <text:span text:style-name="T9">– </text:span>спросил я у единственной пони, сидящей за столиком.</text:p>
      <text:p text:style-name="P46"><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6"><text:span text:style-name="T9">– <text:s/></text:span>Пирог с грибами, яишницу и чизкейк<text:span text:style-name="T9"> – </text:span>сообщил я подошедшей официантке.</text:p>
      <text:p text:style-name="P46"><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6"><text:span text:style-name="T9">–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9">– </text:span>Вы, наверное, ждёте кого-то?</text:p>
      <text:p text:style-name="P48"><text:span text:style-name="T9">– </text:span>Неа.</text:p>
      <text:p text:style-name="P48"><text:span text:style-name="T9">– </text:span>Просто обедаете?</text:p>
      <text:p text:style-name="P48"><text:span text:style-name="T9">– </text:span>Неа.</text:p>
      <text:p text:style-name="P48"><text:span text:style-name="T9">– </text:span>Просто сидите и мрачно смотрите на меня?</text:p>
      <text:p text:style-name="P48"><text:span text:style-name="T9">– </text:span>Неа.</text:p>
      <text:p text:style-name="P48"><text:soft-page-break/>Хм, а эта пони не из разговорчивых. Ну ладно.</text:p>
      <text:p text:style-name="P48"><text:span text:style-name="T9">– </text:span>А что же вы делаете?</text:p>
      <text:p text:style-name="P48"><text:span text:style-name="T9">– </text:span>Веселюсь. <text:span text:style-name="T9">– </text:span>мрачно заявила пони.</text:p>
      <text:p text:style-name="P48"><text:span text:style-name="T9">– </text:span>Если я вас достал, то так и скажите. Извините.</text:p>
      <text:p text:style-name="P48">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pan text:style-name="T9">– </text:span>Привет, Макс!</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9">– </text:span>Мы с вами раньше встречались?</text:p>
      <text:p text:style-name="P4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9">– </text:span>Оставь, Салвер.<text:span text:style-name="T9"> </text:span>Ему за счёт заведения.</text:p>
      <text:p text:style-name="P46"><text:span text:style-name="T9">– </text:span>Ясно, мисс Пинки. <text:span text:style-name="T9">– </text:span>официантка кивнула и ушла.</text:p>
      <text:p text:style-name="P46"><text:span text:style-name="T9">– Ч</text:span>его-о-о?<text:span text:style-name="T9"> </text:span>Так это твой бар?</text:p>
      <text:p text:style-name="P46"><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Говоря это, кобылка оттянула передними копытами нижние веки, став похожей на маньяка.</text:p>
      <text:p text:style-name="P46"><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6"><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9">– </text:span>У меня есть идея получше. <text:span text:style-name="T9">– </text:span>на свет показалась фляга Большого Макинтоша.</text:p>
      <text:p text:style-name="P46"><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9">– </text:span>Починил телегу. Только молчок про самогон, раз уж ты в курсе. <text:span text:style-name="T9">– </text:span>я разлил сидр по чашкам.</text:p>
      <text:p text:style-name="P46"><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oft-page-break/><text:s/>Сидр Биг Мака на вкус был безобидным, чуть забродившим яблочным соком. Я выпил полную чашку и заявил Пинки:</text:p>
      <text:p text:style-name="P46"><text:span text:style-name="T9">– </text:span>Эт-то ты наззвае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pan text:style-name="T9">– У </text:span>тебя такая смешная мордочка! <text:span text:style-name="T9">– </text:span>захихикали Пинки, покачиваясь. <text:span text:style-name="T9">– </text:span>Как будто ты <text:span text:style-name="T65">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9">– </text:span>Эммм... Скажи-ка мне, мой друг П-п-пинки... Легенда про фаэри <text:span text:style-name="T13">— </text:span><text:span text:style-name="T65">эт правда?</text:span></text:p>
      <text:p text:style-name="P46"><text:span text:style-name="T13">– </text:span><text:span text:style-name="T65">Какая из? Их много, вообще-то. Ик!</text:span></text:p>
      <text:p text:style-name="P46"><text:span text:style-name="T13">– </text:span><text:span text:style-name="T65">Про принцесс. Про то, что они фаэри, спустившиеся с неба во плоти, чтоб помогать пони управлять Эквестрией?</text:span></text:p>
      <text:p text:style-name="P46"><text:span text:style-name="T13">– </text:span><text:span text:style-name="T65">Макс, </text:span><text:span text:style-name="T13">– </text:span><text:span text:style-name="T65">захихикала Пинки, взъерошив копытами розовые кудряшки и попытавшись соорудить из них бороду, </text:span><text:span text:style-name="T13">– </text:span><text:span text:style-name="T6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6"><text:span text:style-name="T13">– </text:span><text:span text:style-name="T65">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3">– </text:span><text:span text:style-name="T65">Ты что-о-о! Нельзя любить фаэри! Она похитит твоё сердце, и ты будешь искать её, пока не... </text:span><text:span text:style-name="T13">– </text:span><text:span text:style-name="T65">Пинки погрузилась в так и не съеденный салат «по-Кантерлотски» и захрапела.</text:span></text:p>
      <text:p text:style-name="P46"><text:span text:style-name="T13">– </text:span><text:span text:style-name="T65">Пока не умру?</text:span></text:p>
      <text:p text:style-name="P46"><text:span text:style-name="T13">– </text:span><text:span text:style-name="T65">Нет, глупенький, </text:span><text:span text:style-name="T13">– </text:span><text:span text:style-name="T65">пробулькала Пинки из миски. </text:span><text:span text:style-name="T13">– </text:span><text:span text:style-name="T65">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9"><text:soft-page-break/><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9"><text:span text:style-name="T9">– </text:span>У нас?</text:p>
      <text:p text:style-name="P49">Пинки молча поддела меня носом и с неожиданной<text:tab/>для такой маленькой кобылки силой буквально закинула меня себе на спин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9"><text:span text:style-name="T9">– </text:span>Стооой! <text:span text:style-name="T9">– </text:span>заорал я. <text:span text:style-name="T9">– </text:span>Выпрыгивай из бочки!!!</text:p>
      <text:p text:style-name="P49">Кобылка-пилот улыбнулась и постукала копытцем по шлему, показывая, что не слышит меня.</text:p>
      <text:p text:style-name="P49"><text:span text:style-name="T9">– </text:span>Выпрыгивааа... <text:span text:style-name="T9">–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9">– </text:span>Смотри, вот те и ответ на вопрос, куда деваются пони!</text:p>
      <text:p text:style-name="P49"><text:span text:style-name="T9">– </text:span>Где? <text:span text:style-name="T9">– </text:span>единорожка начала оглядываться.</text:p>
      <text:p text:style-name="P4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9"><text:span text:style-name="T9">– </text:span>И что? Я всё равно не пойму, куда пони деваются? И куда пропала Скуталу?</text:p>
      <text:p text:style-name="P49"><text:soft-page-break/><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6">Приветствую тебя, мой маленький человек!</text:p>
      <text:p text:style-name="P5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6"><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text:soft-page-break/>Сокращение численности погодных пегасов крайне отрицательно сказывается на сельском хозяйстве. Над Эквестрией маячит призрак голода.</text:p>
      <text:p text:style-name="P5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6">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6">«<text:span text:style-name="T9">P.S. Н</text:span>е гневите мироздание воровством! <text:span text:style-name="T29">Обмен рулит</text:span>!»</text:p>
      <text:p text:style-name="P5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6">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6"/>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4"/>
      <text:h text:style-name="Heading_20_2" text:outline-level="2"><text:soft-page-break/>13. Мэйнхэттен</text:h>
      <text:p text:style-name="P73">ZZ Top – Gimme all your lovin</text:p>
      <text:p text:style-name="P73">Mothley Crue – Kick Start My Heart</text:p>
      <text:p text:style-name="P49"><text:span text:style-name="T9">–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9">– </text:span>Не отсылается. Глюк какой-то.</text:p>
      <text:p text:style-name="P4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9"/>
      <text:p text:style-name="P50">***</text:p>
      <text:p text:style-name="P4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9"><text:span text:style-name="T9">– </text:span>Это неправильно! <text:span text:style-name="T9">– </text:span>заявила Рэйнбоу Дэш, отвернувшись от окна.</text:p>
      <text:p text:style-name="P4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9"><text:span text:style-name="T9">– </text:span>Да я не про то! <text:span text:style-name="T9">– </text:span>отмахнулась пегаска. <text:span text:style-name="T9">– </text:span>Посмотри на поле.</text:p>
      <text:p text:style-name="P49"><text:span text:style-name="T9">– </text:span>И что? Поле как поле.</text:p>
      <text:p text:style-name="P49"><text:span text:style-name="T9">– </text:span>Оно не убрано. <text:span text:style-name="T9">– </text:span>мрачно ответила пегаска. <text:span text:style-name="T9">–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9">– </text:span>У самого посёлка поля убраны. Наверняка дойдёт дело и до остальных.</text:p>
      <text:p text:style-name="P49"><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9"><text:span text:style-name="T9">– </text:span>Спасибо, но от пинкиных плюшек у меня фланки округляются.</text:p>
      <text:p text:style-name="P49"><text:span text:style-name="T9">– </text:span>Да ладно тебе, Рэйнбоу Дэш! От одной не округлятся.</text:p>
      <text:p text:style-name="P49"><text:soft-page-break/><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9"> </text:span>Как будто…</text:p>
      <text:p text:style-name="P49"><text:span text:style-name="T9">– О</text:span>но и понятно, что поля не убраны. Откуда ж им быть убранными, когда на двух работающих пони целая толпа бездельников!</text:p>
      <text:p text:style-name="P4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9">– </text:span>Они паслись… Ты можешь себе представить? Макс! Они ПАСЛИСЬ! Ели траву, как какие-то дикари! Фигня какая-то…</text:p>
      <text:p text:style-name="P4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text:p>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9">– </text:span>Что за…?</text:p>
      <text:p text:style-name="P111">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9">– </text:span>Леди и джентльпони! Просьба не паниковать! Поезд дальше не идёт: впереди провал! <text:span text:style-name="T9">– </text:span>крикнул проводник.</text:p>
      <text:p text:style-name="P49"><text:span text:style-name="T9">– </text:span>Какой ещё, в дышло, провал? Я проезжал тут два дня назад!</text:p>
      <text:p text:style-name="P49"><text:span text:style-name="T9">– </text:span>Безобразие! Верните мне деньги за билет!</text:p>
      <text:p text:style-name="P49"><text:span text:style-name="T9">– </text:span>Как вы смеете! Я опоздаю в порт! <text:s/><text:span text:style-name="T9">– </text:span>послышались выкрики в толпе.</text:p>
      <text:p text:style-name="P49">Проводник — седой земнопони стального цвета — поставил фонарь на пол и вытер со лба пот.</text:p>
      <text:p text:style-name="P4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9">– </text:span>Дэш, нам надо на ту сторону.</text:p>
      <text:p text:style-name="P49"><text:soft-page-break/><text:span text:style-name="T9">– </text:span>Нет проблем. Я могу тебя перенести.</text:p>
      <text:p text:style-name="P49">Я с сомнением посмотрел на пегаску. Дэш в холке была мне по пояс.</text:p>
      <text:p text:style-name="P49"><text:span text:style-name="T9">– </text:span>Ты точно в этом уверена?</text:p>
      <text:p text:style-name="P49">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9">Мля.</text:p>
      <text:p text:style-name="P49"><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text:p>
      <text:p text:style-name="P49"><text:soft-page-break/><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9">– </text:span>Я чувствую, что только что упустил отличную возможность отлить на вселенную!</text:p>
      <text:p text:style-name="P49"/>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3">– </text:span><text:span text:style-name="T48">прочитал охранник, близоруко щурясь.</text:span></text:p>
      <text:p text:style-name="P49"><text:span text:style-name="T9">– </text:span>Удостоверение личности предъявлять? <text:span text:style-name="T9">– </text:span>осведомился я.</text:p>
      <text:p text:style-name="P4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9">Дэш, ни слова не говоря, прислонила ухо к двери.</text:p>
      <text:p text:style-name="P49"><text:span text:style-name="T9">– </text:span>Будешь смеяться, но именно этим он и занят. Вызывает полицию по телефону. <text:span text:style-name="T9">– </text:span>сообщила пегаска.</text:p>
      <text:p text:style-name="P4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9"><text:soft-page-break/>Ну охренеть! Я что, нанёс моральную травму охраннику своим видом? Добро пожаловать в Эквестрию, страну дружбы и пони!</text:p>
      <text:p text:style-name="P49"><text:span text:style-name="T9">– </text:span>Сколько у нас времени?</text:p>
      <text:p text:style-name="P49">Дэш почесала в затылке.</text:p>
      <text:p text:style-name="P49"><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9">– </text:span>Тогда давай сначала обыщем контору. Если уж полиция всё равно едет сюда, так пусть у них хотя бы будет повод!</text:p>
      <text:p text:style-name="P49"/>
      <text:p text:style-name="P50">***</text:p>
      <text:p text:style-name="P49"/>
      <text:p text:style-name="P49">Разумеется, полиция приехала, как только мы обнаружили эти чёртовы резонаторы — иначе ж и быть не могло!</text:p>
      <text:p text:style-name="P49"/>
      <text:p text:style-name="P49">…</text:p>
      <text:p text:style-name="P49"/>
      <text:p text:style-name="P4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49">Снаружи послышался вой сирены и цокот множества копыт.</text:p>
      <text:p text:style-name="P4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9">– </text:span>Это твои двадцать минут? <text:span text:style-name="T9">– </text:span>возмутился я. <text:span text:style-name="T9">– </text:span>Да ещё и десяти не прошло!</text:p>
      <text:p text:style-name="P49">Дэш вымучено скривилась.</text:p>
      <text:p text:style-name="P49"><text:span text:style-name="T9">– П</text:span>римат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9">Я разбил топором стеклянные дверцы прибора и вытащил рубины.</text:p>
      <text:p text:style-name="P4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9">Пегаска отрицательно помотала головой.</text:p>
      <text:p text:style-name="P49"><text:span text:style-name="T9">– </text:span>Ну уж фигушки. Я тебя тут не оставлю.</text:p>
      <text:p text:style-name="P49"><text:soft-page-break/><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9">– Н</text:span>е тупи! <text:span text:style-name="T9">– </text:span>упрямо мотнула головой пегаска. <text:span text:style-name="T9">–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pan text:style-name="T9">– </text:span>Быстро за мной! <text:span text:style-name="T9">–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9">– Ю-</text:span>хууу<text:span text:style-name="T9">!!!</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9">– </text:span>Где-то тут должна быть дверь на крышу. Не могли же они залазить туда по пожарной лестнице?</text:p>
      <text:p text:style-name="P4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9">– </text:span>Макс, подвинься!</text:p>
      <text:p text:style-name="P49">Пегаска оттеснила меня крупом и повернулась к двери задом.</text:p>
      <text:p text:style-name="P49"><text:span text:style-name="T9">– </text:span>Ю-хууу!</text:p>
      <text:p text:style-name="P49">БАБАХ!!!</text:p>
      <text:p text:style-name="P4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9">– </text:span>Ты чего на меня так уставился? <text:span text:style-name="T9">– </text:span>подозрительно спросила пегаска.</text:p>
      <text:p text:style-name="P49"><text:span text:style-name="T9">– </text:span>Да так… Не ожидал, что ты такая…</text:p>
      <text:p text:style-name="P4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oft-page-break/><text:span text:style-name="T9">– </text:span>Ты! Не! По! Нял! Те! Бе! Не! Льзя! Тут! Ос! Та! ВАТЬСЯ!!! <text:span text:style-name="T9">–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pan text:style-name="T9">– </text:span>Ты чего делаешь??! Пипец,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49">Некоторое время было тихо. Потом хлопнули ставни и чей-то сонный голос недовольно пробормотал:</text:p>
      <text:p text:style-name="P49"><text:span text:style-name="T9">–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Птицы и цикады продолжили пение, прерванное нашим вторжением. </text:p>
      <text:p text:style-name="P4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9">–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9">– </text:span>Так-так, посмотрим, что тут у нас. Ага. Гм. Это наверняка тот монстр-примат, о котором писали в газетах. Занятно.</text:p>
      <text:p text:style-name="P49">Я крутился в телекинетическом поле перед единорожкой как некий диковинный экспонат шоу уродцев.</text:p>
      <text:p text:style-name="P49"><text:span text:style-name="T9">– </text:span>А это у нас кто? Гмм. Пегаска. Вот так раз! Рэйнбоу Дэш! Какими судьбами?</text:p>
      <text:p text:style-name="P49"><text:span text:style-name="T9">– </text:span>ТРИКСИ! <text:span text:style-name="T9">– <text:s/></text:span>фейсхуфнула Дэш. <text:span text:style-name="T9">– </text:span>Во имя Селестии, ЧТО ты тут делаешь?!!</text:p>
      <text:p text:style-name="P4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9"><text:soft-page-break/><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9">– </text:span>Ей ведь нельзя рассказывать, да?</text:p>
      <text:p text:style-name="P49"><text:span text:style-name="T9">– </text:span>Нельзя. <text:span text:style-name="T9">– </text:span>подтвердил я. <text:span text:style-name="T9">–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9"><text:span text:style-name="T9">– </text:span>ОГО!</text:p>
      <text:p text:style-name="P49">Единорожка аж уселась на крыльцо от удивления.</text:p>
      <text:p text:style-name="P49"><text:span text:style-name="T9">– </text:span>Представлем себе, ЧТО вы скрываете, если ты готова на ТАКОЕ! Признаюсь, вам удалось нас заинтересовать!</text:p>
      <text:p text:style-name="P49">Единорожка в задумчивости стала ходить по веранде туда-сюда, разговаривая сама с собой.</text:p>
      <text:p text:style-name="P4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9">– </text:span>Мы приняли решение не выдавать вас полиции в обмен на то, что вы расскажете нам о вашей секретной миссии!</text:p>
      <text:p text:style-name="P49"><text:span text:style-name="T9">– </text:span>Не пойдёт! <text:span text:style-name="T9">– </text:span>заявил я. <text:span text:style-name="T9">– </text:span>Я уже сказал, что это тайна. Мне добавить нечего.</text:p>
      <text:p text:style-name="P49"><text:span text:style-name="T9">– </text:span>Да неужели? <text:span text:style-name="T9">– </text:span>захлопала ресницами Трикси. <text:span text:style-name="T9">–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
      <text:p text:style-name="P49">…</text:p>
      <text:p text:style-name="P41"/>
      <text:p text:style-name="P4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9">– </text:span>Стой! Что ты там сказала о Селестии?</text:p>
      <text:p text:style-name="P49"><text:soft-page-break/>Трикси молча левитировала мне газеты с трюмо.</text:p>
      <text:p text:style-name="P49">…</text:p>
      <text:p text:style-name="P49">Фак! Фак-фак-фак!!!</text:p>
      <text:p text:style-name="P49">«<text:span text:style-name="T29">Исчезновение дневной главы диархии: Эквестрия в панике!</text:span>» (статья двухдневной давности).</text:p>
      <text:p text:style-name="P49">«<text:span text:style-name="T29">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49">«<text:span text:style-name="T2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9">Да отстаньте же вы от меня! Он сказал, что ест пони, но я этого НЕ ВИДЕЛА!!!</text:span>»).</text:p>
      <text:p text:style-name="P49">«<text:span text:style-name="T29">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9">«<text:span text:style-name="T2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4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9">Я зажал голову в ладонях и застонал, покачиваясь из стороны в сторону.</text:p>
      <text:p text:style-name="P49"><text:span text:style-name="T9">– </text:span>Макс?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4"/>
      <text:p text:style-name="P5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text:p>
      <text:p text:style-name="P49"/>
      <text:p text:style-name="P49"><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9">Дерьмо! Слишком много «если» и «может быть»!</text:p>
      <text:p text:style-name="P49">Трижды дерьмо!!! Я забыл, что для проведения эксперимента, нам нужна помощь Селестии!</text:p>
      <text:p text:style-name="P49"/>
      <text:p text:style-name="P61"><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9"/>
      <text:p text:style-name="P4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9">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text:span></text:p>
      <text:p text:style-name="P49">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9">Единорожка задумалась и продолжила:</text:p>
      <text:p text:style-name="P41"><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4"/>
      <text:h text:style-name="Heading_20_2" text:outline-level="2">14. <text:span text:style-name="T1">Деградация</text:span></text:h>
      <text:p text:style-name="P41">&lt;<text:span text:style-name="T69">David Bowie - Lets Dance/ Ashes To Ashes</text:span></text:p>
      <text:p text:style-name="P41"><text:span text:style-name="T69">Roxette – Queen of rain</text:span>&gt;</text:p>
      <text:p text:style-name="P49">– Ы! Ы! Ы! Ы! Ы!</text:p>
      <text:p text:style-name="P49">Дэш стучала лбом о сосну с такой силой, что на неё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text:soft-page-break/>–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у тебя только одна пара ног для упора! Не сердись!</text:p>
      <text:p text:style-name="P49">Я покровительно похлопал пегаску по шее.</text:p>
      <text:p text:style-name="P4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 Ффух! Ещё бы немного, и я бы рехнулась от тоски! Как только Эпплджек эти телеги таскает? Это же офигенно скучно!</text:p>
      <text:p text:style-name="P49">Пегаска накинула на себя плащ, скрыв крылья, и стала впрягаться в фургончик.</text:p>
      <text:p text:style-name="P49">– Макс, залазь в фургон. Там впереди какой-то посёлок. Купим еды и узнаем новости.</text:p>
      <text:p text:style-name="P49"/>
      <text:p text:style-name="P50">***</text:p>
      <text:p text:style-name="P49"/>
      <text:p text:style-name="P49">Три дня спустя…</text:p>
      <text:p text:style-name="P49"/>
      <text:p text:style-name="P49">«<text:span text:style-name="T29">Добро пожаловать в Груммингтон! Вам здесь рады!</text:span></text:p>
      <text:p text:style-name="P49"><text:span text:style-name="T29">Население города </text:span><text:span text:style-name="T70">302 пони</text:span><text:span text:style-name="T29">.</text:span></text:p>
      <text:p text:style-name="P49"><text:span text:style-name="T70">250 пони</text:span><text:span text:style-name="T29">.</text:span></text:p>
      <text:p text:style-name="P49"><text:span text:style-name="T70">125 поней</text:span><text:span text:style-name="T29">.</text:span></text:p>
      <text:p text:style-name="P49"><text:span text:style-name="T29">54 паня.</text:span>»</text:p>
      <text:p text:style-name="P49"/>
      <text:p text:style-name="P4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7"><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6">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Макс. </text:span><text:span text:style-name="T19">Дружба </text:span><text:span text:style-name="T37">—</text:span><text:span text:style-name="T19"> </text:span><text:span text:style-name="T3">э</text:span><text:span text:style-name="T19">то, </text:span><text:span text:style-name="T72">так её </text:span><text:span text:style-name="T3">разэтак</text:span><text:span text:style-name="T72">,</text:span><text:span text:style-name="T19"> магия!</text:span><text:span text:style-name="T60">»</text:span></text:p>
      <text:p text:style-name="P49"/>
      <text:p text:style-name="P4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9">Дэш негромко всхлипнула и тут же закашлялась, пытаясь скрыть секундную слабость.</text:p>
      <text:p text:style-name="P49"><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9">Пегаска фейсхуфнула.</text:p>
      <text:p text:style-name="P4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 Дэш. – мягко сказал я. – Судя по площади крыльев, пегасы держатся в воздухе, в основном, за счёт магии.</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Макс?</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text:soft-page-break/>– Дэш, мы дойдём до Понивилля, что бы ни случилось. Обещаю тебе.</text:p>
      <text:p text:style-name="P49">Пегаска утешилась и замерла, глядя в огонь.</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 Ы-ы-ы!!!»</text:p>
      <text:p text:style-name="P49">Громкий «бабах» дал понять, что Дэш захлопнула книгу. После короткой паузы взьерошенная пегаска <text:s/>выглянула из-за спины.</text:p>
      <text:p text:style-name="P49">– Макс? Расскажи какую-нибудь сказку на ночь? Что-то спать не хочется.</text:p>
      <text:p text:style-name="P49">Пегаска залезла на диван и похлопала рядом с собой.</text:p>
      <text:p text:style-name="P49">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 Ну ладно. Сама напросилась!</text:p>
      <text:p text:style-name="P49">Я задумался.</text:p>
      <text:p text:style-name="P49">…</text:p>
      <text:p text:style-name="P49">–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text:soft-page-break/>–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 Хорошая… ммм… сказка… – пробормотала пегаска сонно. Зевнув во весь рот она потянулась и, обняв мою ногу, заснула.</text:p>
      <text:p text:style-name="P49">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text:p>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70">37 пни</text:span></text:p>
      <text:p text:style-name="P63">24пн</text:p>
      <text:p text:style-name="P63">15</text:p>
      <text:p text:style-name="P49"><text:span text:style-name="T29">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9">«<text:span text:style-name="T29">Добро пожаловать в Груммингтон! Вам здесь рады!</text:span></text:p>
      <text:p text:style-name="P49"><text:span text:style-name="T29">Население города </text:span><text:span text:style-name="T70">302 пони</text:span><text:span text:style-name="T29">.</text:span></text:p>
      <text:p text:style-name="P49"><text:span text:style-name="T70">250 пони</text:span><text:span text:style-name="T29">.</text:span></text:p>
      <text:p text:style-name="P49"><text:span text:style-name="T70">125 поней</text:span><text:span text:style-name="T29">.</text:span></text:p>
      <text:p text:style-name="P49"><text:soft-page-break/><text:span text:style-name="T29">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 Макс!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9">–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span text:style-name="T9">&lt;</text:span><text:span text:style-name="T59">Metallica-Enter Sandman</text:span><text:span text:style-name="T9">&gt;</text:span></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9">– Макс, запрыгивай!</text:p>
      <text:p text:style-name="P4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5. Филлидельфия</text:h>
      <text:p text:style-name="P41">&lt;<text:span text:style-name="T58">Kiss – I Was Made For Lovin’ You</text:span>&gt;</text:p>
      <text:p text:style-name="P4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Я поднял кусок газеты, прибитый ветром к ограждению и быстро пробежался по заголовкам.</text:p>
      <text:p text:style-name="P49"><text:soft-page-break/>«<text:span text:style-name="T2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9">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30">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29">Провинция пустеет: репортаж из обеспоневшего посёлка</text:span>». «<text:span text:style-name="T29">Нехватка пегасов-погодников: указ принцессы Луны разрешает набор в погодные команды пегасов без лётных аттестатов</text:span>». «<text:span text:style-name="T29">Опасный преступник «примат-макс» всё ещё на свободе! Фетлок приходит в себя после разгрома павильона Псинтела. Награда за поимку </text:span><text:span text:style-name="T29">возросла до двадцати тысяч!!!</text:span>». «<text:span text:style-name="T29">Казус в Мэйнхэттене: неизвестные разбросали по центру города листовки, доказывающие похищение Селестии Найтмэр Мун</text:span>».</text:p>
      <text:p text:style-name="P49">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 Какого се… – пегаска приземлилась на круп, изумлённо глядя на свои крылья. – ...на!</text:p>
      <text:p text:style-name="P49">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 Дэ-э-э-ш!!! Сто-о-ой!!! Хватит! Испытание пройдено! Не увлекайся!!!</text:p>
      <text:p text:style-name="P49"><text:soft-page-break/>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text:p>
      <text:p text:style-name="P49">– Дэш, ты это нарочно? Про «клячу» и всё такое?</text:p>
      <text:p text:style-name="P49">– А что такое? – невинно спросила пегаска, полуобернувшись ко мне задом.</text:p>
      <text:p text:style-name="P49">– А ничего. – нарочито спокойно сказал я, демонстративно закатывая рукава.</text:p>
      <text:p text:style-name="P4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9">– Бггг! – <text:s/>заржала пегаска. – Макс,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насупилась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 Кто-то встаёт и раньше. Но не в этом проблема. У нас... Как бы это сказать... очень холодно.</text:p>
      <text:p text:style-name="P49">–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9">– Нет, я не то имел ввиду. Холодно не в физическом смысле. В душевном.</text:p>
      <text:p text:style-name="P49">Пегаска всмотрелась мне в лицо, как будто впервые видя его.</text:p>
      <text:p text:style-name="P49">– Ты имеешь ввиду, что тебе утром некому сказать: «Привет, хорошего дня»?</text:p>
      <text:p text:style-name="P49">– Да, примерно это я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text:p>
      <text:p text:style-name="P49">– Макс! В Эквестрии у тебя всегда будут друзья, что бы ни случилось!</text:p>
      <text:p text:style-name="P49">Я растроганно обнял пегаску и погладил её по шее.</text:p>
      <text:p text:style-name="P49">– Спасибо, Дэш. Это просто здорово!</text:p>
      <text:p text:style-name="P49">…</text:p>
      <text:p text:style-name="P49">Оставляя на прилавке очередной пустующей филлидельфийской лавки монетку, я озабоченно заметил:</text:p>
      <text:p text:style-name="P4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пегаски мимо ушей и продолжил паковать рюкзак.</text:p>
      <text:p text:style-name="P4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купишь ей новый.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емьдесят килограмм. – больший из двух котелков отправился в провал.</text:p>
      <text:p text:style-name="P49"><text:soft-page-break/>– Я могу тянуть тебя, когда ты весишь восемьдесят килограмм. – две трети наших запасов картошки и ухнули следом.</text:p>
      <text:p text:style-name="P49">– Я могу тащить тебя, даже когда ты весишь девяносто! – насос и запасное колесо к самокату улетели туда же.</text:p>
      <text:p text:style-name="P49">– Но мы не договаривались, что ты будешь весить под сто десять только потому, что дорвался до бесплатных магазинов! Лягать, это уже слишком!</text:p>
      <text:p text:style-name="P49">– Погоди, Дэш, консервы-то не выкидывай! Ты ж сама говорила, что только-только размялась и всё такое. <text:span text:style-name="T71">И магазин</text:span>ы вовсе<text:span text:style-name="T71"> не </text:span>бесплатные<text:span text:style-name="T71"> <text:s/></text:span>— я оставлял там деньги — последние, кстати. Дай, я сам отберу припасы...</text:p>
      <text:p text:style-name="P49">…</text:p>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 Я уже вижу Кантерлот. Ещё день пути — и сворачиваем к Понивиллю.</text:p>
      <text:p text:style-name="P49">– А ты выдержишь?</text:p>
      <text:p text:style-name="P49">Пегаска фыркнула.</text:p>
      <text:p text:style-name="P49">–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КРАК!!!</text:p>
      <text:p text:style-name="P49"><text:soft-page-break/>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
      <text:p text:style-name="P49">…</text:p>
      <text:p text:style-name="P49"/>
      <text:p text:style-name="P57">Сияние. <text:span text:style-name="T71">Оно п</text:span>овсюду. <text:span text:style-name="T71">Нет верха и низа, нет направлений и расстояний. Нет м</text:span>ыслей. Нет чувств. Нет времени. Есть только бесконечное сияние.</text:p>
      <text:p text:style-name="P57"><text:s/>В какой-то момент пришло осознание.</text:p>
      <text:p text:style-name="P5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7">– Док, позавчерашний приходит в сознание!</text:p>
      <text:p text:style-name="P57">– Следи за давлением.</text:p>
      <text:p text:style-name="P57">В поле зрения появляется предмет. Сквозь ресницы видны только его расплывчатые очертания. Предмет движется, проводя какие-то манипуляции.</text:p>
      <text:p text:style-name="P57">Я открываю глаза и вижу фигуру в голубом.</text:p>
      <text:p text:style-name="P5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7">– Больной, как вы себя чувствуете? Вы можете назвать своё имя?</text:p>
      <text:p text:style-name="P57">Я закрываю глаза и пытаюсь вспомнить.</text:p>
      <text:p text:style-name="P5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7">Я вспомнил почти всё. Моё имя? Осталось вспомнить имя. Меня зовут...</text:p>
      <text:p text:style-name="P57">– Ма-а-акс! Ма-а-акс! Ма-а-акс!</text:p>
      <text:p text:style-name="P5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7">Я открываю глаза и вижу фигуру в голубом.</text:p>
      <text:p text:style-name="P57"/>
      <text:p text:style-name="P49"><text:soft-page-break/>…</text:p>
      <text:p text:style-name="P49"/>
      <text:p text:style-name="P49">Сознание с трудом возвращалось в гудевшую <text:span text:style-name="T7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Ма-а-акс! Ма-а-акс! Встава-а-ай!</text:p>
      <text:p text:style-name="P49">– И как я, интересно, могу встать, если ты стоишь прямо надо мной? – с трудом отвечаю я.</text:p>
      <text:p text:style-name="P49">– Хорош умничать! – буркнула пегаска сквозь слёзы. – Макс?!!</text:p>
      <text:p text:style-name="P49">Я был полузадушен силой объятий пегаски.</text:p>
      <text:p text:style-name="P49">–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71">А т</text:span>ы вставать не хотел! Я очень-очень испугалась. <text:span text:style-name="T71">Всё-таки, д</text:span>урацкая это была затея с самокатом! Если бы можно было вернуться к фургону!</text:p>
      <text:p text:style-name="P4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 Ась?</text:p>
      <text:p text:style-name="P49">Пегаска с невинным видом уставилась на меня, практически упёршись своим носом в мой.</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9"><text:span text:style-name="T9">–</text:span> А какой у тебя там был образ жизни?</text:p>
      <text:p text:style-name="P49"><text:span text:style-name="T9">–</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pan text:style-name="T9">–</text:span> Дискордовы яйца! Ты сидел в тюрьме? За что тебя посадили?</text:p>
      <text:p text:style-name="P49"><text:soft-page-break/><text:span text:style-name="T9">–</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схватилась за голову.</text:p>
      <text:p text:style-name="P4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39">пишешь</text:span><text:span text:style-name="T51">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9"><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
      <text:p text:style-name="P50">***</text:p>
      <text:p text:style-name="P49"/>
      <text:p text:style-name="P49">Два дня спустя…</text:p>
      <text:p text:style-name="P49"/>
      <text:p text:style-name="P49">Мы стояли на берегу Седлового озера. Дэш озадаченно осматривалась.</text:p>
      <text:p text:style-name="P5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1">Пегаска <text:span text:style-name="T9">сконфужено</text:span> заметила:</text:p>
      <text:p text:style-name="P51">– Я в этих краях впервые. И обычно я путешествую по воздуху или поездом.</text:p>
      <text:p text:style-name="P5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1">матюков мне</text:span> удалось замазать самые большие щели. За тестовый<text:span text:style-name="T71"> </text:span>получасовый заплыв<text:span text:style-name="T71"> </text:span>в лодку набралось всего две банки воды.</text:p>
      <text:p text:style-name="P51">– Ну что, отправляемся? – Дэш свеслилась с носа, глядя в зеленоватую воду. – Как лодку назовёшь, кэп?</text:p>
      <text:p text:style-name="P51">– «Две банки». – буркнул я.</text:p>
      <text:p text:style-name="P42"/>
      <text:p text:style-name="P42"><text:soft-page-break/>…</text:p>
      <text:p text:style-name="P42">&lt;<text:bookmark text:name="eow-title"/><text:span text:style-name="T61">Haddaway - What is love </text:span>&gt;</text:p>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1">И всё же это был славный заплыв! Медитативный плеск волн, ласково греющее спину солнце, крик чаек настроили меня на философский лад. </text:p>
      <text:p text:style-name="P5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1">– Макс. – прервала ход моих мыслей пегаска. – Наш путь заканчивается. В Понивилле мы расстанемся. Ты ничего не хочешь сказать?</text:p>
      <text:p text:style-name="P51">–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71">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1">– Да пожалуйста! – пегаска топнула ногой. – Нет там для вас ничего полезного! Но раз уж ты это вспомнил — на здоровье! Я видела во сне человека! И о<text:span text:style-name="T71">н жил с пони! И они </text:span>офигенски <text:span text:style-name="T71">любили друг друга! И у них </text:span>был<text:span text:style-name="T71"> </text:span>офигенский <text:span text:style-name="T71">секс! </text:span>И это было круто!<text:span text:style-name="T71"> </text:span>А ты… Ты <text:span text:style-name="T9">—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5">—</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9">– </text:span>Выф-выф-вуф! <text:span text:style-name="T9">– </text:span>возразил я.</text:p>
      <text:p text:style-name="P51">Отпихнув от лица живот пегаски и выплюнув шерсть, я продолжил.</text:p>
      <text:p text:style-name="P51"><text:span text:style-name="T9">–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1"><text:span text:style-name="T9">– </text:span>Бе-бе-бе! <text:span text:style-name="T9">– </text:span>устало передразнила меня Дэш. <text:span text:style-name="T9">– </text:span><text:span text:style-name="T22">Макс! Я </text:span><text:span text:style-name="T25">— </text:span><text:span text:style-name="T22">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pan text:style-name="T9">– </text:span>Дэш, я знаю. Просто не могу о ней забыть.</text:p>
      <text:p text:style-name="P51">Пегаска тяжело поднялась.</text:p>
      <text:p text:style-name="P51"><text:span text:style-name="T9">– </text:span>Везёт же некоторым. <text:span text:style-name="T9">– </text:span>пробормотала она, раскрывая крылья для просушки.</text:p>
      <text:p text:style-name="P51">…</text:p>
      <text:p text:style-name="P51"><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1"><text:soft-page-break/>Я сидел на песке, прижимаясь спиной к спине пегаски. Её распахнутые крылья защищали меня от ветра.</text:p>
      <text:p text:style-name="P51"><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5">– </text:span><text:span text:style-name="T35">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 <text:span text:style-name="T1">Дэш… Ты же понимаешь, что я не люблю тебя?</text:span></text:p>
      <text:p text:style-name="P42">–<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8">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1"/>
      <text:h text:style-name="Heading_20_2" text:outline-level="2">16. <text:span text:style-name="T1">Понивилль. Фейс-контроль </text:span></text:h>
      <text:p text:style-name="P42">&lt;<text:span text:style-name="T58">Mothley Crue – Cickstart my heart</text:span>&gt;</text:p>
      <text:p text:style-name="P51">«<text:span text:style-name="T29">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9">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9">Нехватка погодных пегасов: Вондерболты перешли к круглосуточной вахте</text:span>». «<text:span text:style-name="T29">Общественные работы: распоряжением принцессы Луны работы по строительству мостов через провалы расширены и на субботу</text:span>». «<text:span text:style-name="T29">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9">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1"/>
      <text:p text:style-name="P51">Я отложил стопку газет, принесенных пегаской.</text:p>
      <text:p text:style-name="P51"><text:span text:style-name="T9">–</text:span> Про меня таки забыли. Отлично.</text:p>
      <text:p text:style-name="P51"><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1"><text:span text:style-name="T9">–</text:span> Ого! Луна никак не уймется. Ладно, это её проблемы.</text:p>
      <text:p text:style-name="P51">К счастью, библиотека Понивилля располагалась на окраине. Пробраться туда под покровом сумерек было раз плюнуть.</text:p>
      <text:p text:style-name="P51"><text:span text:style-name="T9">– </text:span>Твайлайт, привет! Мы вернулись! <text:span text:style-name="T9">–</text:span> я захлопнул за собой дверь.</text:p>
      <text:p text:style-name="P5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9">– К</text:span>АКОГО ХУЯ?!! Твайлайт, ёб твою понимать, ты чё творишь? <text:span text:style-name="T9">– </text:span>я вцепился в ручку двери.</text:p>
      <text:p text:style-name="P51"><text:span text:style-name="T9">– </text:span>Твайли, ты чего? <text:span text:style-name="T9">– </text:span>брыкалась Дэш. <text:span text:style-name="T9">– </text:span>Немедленно опусти меня на пол!</text:p>
      <text:p text:style-name="P51"><text:soft-page-break/><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1">ХРУСТЬ!</text:p>
      <text:p text:style-name="P51">Дверная ручка оторвалась с мясом и я продолжил низвержение в подвал.</text:p>
      <text:p text:style-name="P51"><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9">– </text:span>Где-то он тут был, я же клала его сюда на прошлой неделе, после эксперимента с тыквой!</text:p>
      <text:p text:style-name="P5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9">– </text:span>Твайлайт, не смей! <text:span text:style-name="T9">– </text:span>хриплым от ужаса голосом прошептал я.</text:p>
      <text:p text:style-name="P51"><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1">Скальпель с огромной скоростью метнулся ко мне.</text:p>
      <text:p text:style-name="P51"><text:span text:style-name="T9">– </text:span>А-А-А-А-А-А!</text:p>
      <text:p text:style-name="P51">Вжик-вжие-вжик!</text:p>
      <text:p text:style-name="P51">Лоскутья одежды полетели на пол. Я лежал на столе как новорождённый и орал соответственно.</text:p>
      <text:p text:style-name="P51"><text:span text:style-name="T9">– О</text:span>у! <text:span text:style-name="T71">Что-то новенькое! </text:span>Это надо задокументировать.</text:p>
      <text:p text:style-name="P51">Невесть откуда взявшийся фотоаппарат сделал несколько снимков моего естества в разных ракурсах.</text:p>
      <text:p text:style-name="P51"><text:span text:style-name="T9">– </text:span>Хрен-то тебе зачем? <text:span text:style-name="T9">– </text:span>с бессильной злостью спросил я. <text:span text:style-name="T9">– </text:span><text:span text:style-name="T71">Т</text:span>ы собираешься устроить филиал порнхаба для пони-извращенцев?</text:p>
      <text:p text:style-name="P51"><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1"><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1"><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pan text:style-name="T9">– </text:span>А если попроще?</text:p>
      <text:p text:style-name="P51"><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1">Твайлайт вытащила воронку из аппарата и приставила её к моей груди. За воронкой к ящику тянулся толстый гофрированный шланг.</text:p>
      <text:p text:style-name="P51"><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1"><text:span text:style-name="T9">– М</text:span>агнетрон вводит в резонанс только частицы магического субстрата. Тебе не о чём волноваться.</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1"/>
      <text:p text:style-name="P43">***</text:p>
      <text:p text:style-name="P43"/>
      <text:p text:style-name="P51"><text:span text:style-name="T9">–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9">–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9">– </text:span>А-А-А-А-А-А!!!</text:p>
      <text:p text:style-name="P51"/>
      <text:p text:style-name="P52">***</text:p>
      <text:p text:style-name="P52"/>
      <text:p text:style-name="P51">Две кляксы надо мной сформировались в Рэйнбоу Дэш и Твайлайт Спаркл. Пони озадаченно наблюдали за мной и тихо шушукались.</text:p>
      <text:p text:style-name="P51"><text:span text:style-name="T9">– </text:span>Никогда, слышишь, никогда больше не смей подымать меня...</text:p>
      <text:p text:style-name="P51"><text:span text:style-name="T9">– </text:span>Откуда я знала, что резонансное заклинание так среагирует на...</text:p>
      <text:p text:style-name="P51"><text:span text:style-name="T9">– М</text:span>акс? <text:span text:style-name="T9">– </text:span>пегаска заметила, что я открыл глаза. <text:span text:style-name="T9">– </text:span>Ты в порядке?</text:p>
      <text:p text:style-name="P51"><text:soft-page-break/>Я издал нечто среднее между брачным рёвом лося и стоном умирающего слона.</text:p>
      <text:p text:style-name="P51"><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1"/>
      <text:p text:style-name="P51">…</text:p>
      <text:p text:style-name="P51"/>
      <text:p text:style-name="P5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1"><text:span text:style-name="T9">– </text:span>Итак, мы:</text:p>
      <text:p text:style-name="P51">а) Имеем резонаторные рубины для ускорителя.</text:p>
      <text:p text:style-name="P51">б) После исчезновения принцессы Селестиии, не имеем <text:s/>возможности контролировать усиленное ускорителем <text:s/>заклинание Индрэ.</text:p>
      <text:p text:style-name="P51">Это значит, что:</text:p>
      <text:p text:style-name="P51">а) Нам придётся пользоваться обычной версией заклинания. Вероятность успеха в этом случае я оцениваю как <text:s/>один к пяти.</text:p>
      <text:p text:style-name="P51">б) Или идти на большой риск и вызвать неконтролируемое усиленное заклинание.</text:p>
      <text:p text:style-name="P51">Во втором случае вероятность возникновения крупной энергомагической вспышки я оцениваю как один к трём.</text:p>
      <text:p text:style-name="P51"><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1"><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1"><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1">– Дорогая, каждый пони должен быть готов на всё во имя Эквестрии! Если, конечно, это не грязь под туалетным ковриком. – заявила Рэрити.</text:p>
      <text:p text:style-name="P51"><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1"><text:span text:style-name="T9">– </text:span>Тебе-то на Понивилль точно махать! <text:span text:style-name="T9">– </text:span>огрызнулась фермерша. <text:span text:style-name="T9">– Т</text:span>вой дом, поди, не зацепит.</text:p>
      <text:p text:style-name="P51"><text:span text:style-name="T9">– </text:span>Что ты сказала? А ну, повтори? <text:span text:style-name="T9">– </text:span>взвилась пегаска.</text:p>
      <text:p text:style-name="P51"><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1"><text:span text:style-name="T9">– </text:span>Ась?</text:p>
      <text:p text:style-name="P51"><text:span text:style-name="T9">– </text:span>Что?</text:p>
      <text:p text:style-name="P51"><text:span text:style-name="T9">– </text:span>Какой? <text:span text:style-name="T9">– </text:span>разом <text:span text:style-name="T9">о</text:span>бернулась ко мне компания.</text:p>
      <text:p text:style-name="P51"><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1"><text:soft-page-break/><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1"><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1"><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1"><text:span text:style-name="T9">– </text:span>Рэр, иногда лучше жевать, чем говорить. Вот честно!</text:p>
      <text:p text:style-name="P51"><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1"><text:span text:style-name="T9">– </text:span>Они лежали в нагрудном кармане рубашки.</text:p>
      <text:p text:style-name="P51">Твайлайт отвлеклась от доски.</text:p>
      <text:p text:style-name="P51"><text:span text:style-name="T9">– В р</text:span>убашке? Я послала вниз Спайка прибраться. Те лохмотья тлели после вспышки... Спа-а-айк!!!</text:p>
      <text:p text:style-name="P51">Дракончик поднялся по лестнице с веником в одной лапе и мусорным пакетом в другой. Он был весь перемазан сажей и что-то торопливо жевал.</text:p>
      <text:p text:style-name="P51"><text:span text:style-name="T9">– </text:span>Вот, прибрался малёхо. Но с потолка сажу ещё не успел счистить, там стремянка нужна.</text:p>
      <text:p text:style-name="P51"><text:span text:style-name="T9">– </text:span>Спайки-Вайки, не выкидывай одежду, пожалуйста. В ней должны быть рубины.</text:p>
      <text:p text:style-name="P51"><text:span text:style-name="T9">– </text:span>Какие ещё рубины? <text:span text:style-name="T9">– </text:span>переспросил Спайк и зажевал быстрее.</text:p>
      <text:p text:style-name="P51"><text:span text:style-name="T9">–</text:span> Резонаторные! <text:span text:style-name="T9">–</text:span> холодея, ответил я. <text:span text:style-name="T9">– </text:span>В кармане рубашки должны лежать четыре кристалла.</text:p>
      <text:p text:style-name="P51"><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1">…</text:p>
      <text:p text:style-name="P51"/>
      <text:p text:style-name="P51"><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1"><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1">Подушка отогнулась и в прямоугольнике света показалась голова Пинки.</text:p>
      <text:p text:style-name="P51"><text:span text:style-name="T9">– </text:span>Макс. Ты сейчас правильный, или нет?</text:p>
      <text:p text:style-name="P51"><text:span text:style-name="T9">– </text:span>Макс, ты как? Тебе уже лучше? <text:span text:style-name="T9">– </text:span>в прямоугольнике появилась голова Рэйнбоу Дэш.</text:p>
      <text:p text:style-name="P51"><text:span text:style-name="T9">– </text:span>Фигурально выражаясь, ты в себе? <text:span text:style-name="T9">– </text:span>вклинилась между ними Твайлайт Спаркл.</text:p>
      <text:p text:style-name="P51"><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1">Я отдышался. Поняхи участливо смотрели на меня, выискивая признаки успокоения.</text:p>
      <text:p text:style-name="P51"><text:span text:style-name="T9">– </text:span>Отпустите. Я уже правильный. <text:span text:style-name="T9">– </text:span>наконец произнёс я.</text:p>
      <text:p text:style-name="P51">Пинки, Дэш и Твайлайт слезли с горки подушек, наваленных на меня после эмоционального взрыва. Эпплджек встала с ног.</text:p>
      <text:p text:style-name="P51"><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1"><text:soft-page-break/><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1"><text:span text:style-name="T9">– </text:span>Спайк!!! Немедленно... <text:s/>сбегай в лавку к Кейкам за выпечкой! Нам всем нужно успокоиться.</text:p>
      <text:p text:style-name="P51"><text:span text:style-name="T9">– </text:span>Уже бегу!</text:p>
      <text:p text:style-name="P51"/>
      <text:p text:style-name="P52">***</text:p>
      <text:p text:style-name="P51"/>
      <text:p text:style-name="P51">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1"><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1"><text:span text:style-name="T9">– </text:span>Не беспокойся, всё просчитано. Я уверена, я подчёркиваю, абсолютно уверена в безопасности эксперимента!</text:p>
      <text:p text:style-name="P51"><text:span text:style-name="T9">– </text:span>Ой, чего-то мне нехорошо становится, когда ты так говоришь...</text:p>
      <text:p text:style-name="P51"><text:span text:style-name="T9">– </text:span>Девочки, приготовились! Начинаю обратный отсчёт! Десять! Девять! Восемь! Семь!</text:p>
      <text:p text:style-name="P51">Гудение синхрофазотрона усилилось. Картинка у меня перед глазами поплыла.</text:p>
      <text:p text:style-name="P51"><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1">Картинка у меня перед глазами выключилась.</text:p>
      <text:p text:style-name="P51"/>
      <text:h text:style-name="Heading_20_2" text:outline-level="2">17. <text:span text:style-name="T1">Откровение</text:span></text:h>
      <text:p text:style-name="P42">&lt;<text:span text:style-name="T58">Mission Impossible theme</text:span>&gt;</text:p>
      <text:p text:style-name="P5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1">Я вглядываюсь в него.</text:p>
      <text:p text:style-name="P5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1">Я перехожу провал.</text:p>
      <text:p text:style-name="P5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text:span><text:soft-page-break/><text:span text:style-name="T7">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73">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1">Я тяну ручку двери на верхней площадке. Сильный сквозняк чуть не сбивает меня с ног: ветер задувает в<text:span text:style-name="T71"> </text:span>покои Луны<text:span text:style-name="T71"> </text:span>через открытые балконные двери<text:span text:style-name="T71">.</text:span></text:p>
      <text:p text:style-name="P51">Мириады пульсирующих нитей сходятся к центру комнаты, где на матрасе лежит обтянутый шкурой скелет аликорна.</text:p>
      <text:p text:style-name="P51">Я осторожно пересекаю комнату и захлопываю двери на балкон.</text:p>
      <text:p text:style-name="P51"><text:span text:style-name="T9">– </text:span>А-а-а, ты всё-таки пришёл… <text:span text:style-name="T9">– </text:span>шелестит скрипучий голос за моей спиной.</text:p>
      <text:p text:style-name="P5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1"><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1"><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1"><text:span text:style-name="T9">– </text:span>ТЫ НИЧЕГО НЕ УЗНАЕШЬ!!!</text:p>
      <text:p text:style-name="P5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1"><text:span text:style-name="T9">–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1">Луна закашливается едким смехом и отпивает из вазы, стоящей на полу рядом с матрацем.</text:p>
      <text:p text:style-name="P51"><text:span text:style-name="T9">– </text:span>Открой балкон. Мы призвали Найтмэр, чтобы подольше продержаться. Этой сучке из племени виндиго нужен ветер.</text:p>
      <text:p text:style-name="P5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1"><text:span text:style-name="T9">– </text:span>Сожалеем, что не можем убить тебя.</text:p>
      <text:p text:style-name="P51">Обернувшись я встречаюсь с рогом аликорницы, нацеленным мне в грудь.</text:p>
      <text:p text:style-name="P51"><text:span text:style-name="T9">– </text:span>Твоё тело соткано из наваждения — Нам ли не знать! Мы всё ещё Владыка Снов.</text:p>
      <text:p text:style-name="P51">Я делаю шаг назад, на балкон. Луна трескуче смеётся и шагает следом.</text:p>
      <text:p text:style-name="P51"><text:span text:style-name="T9">– </text:span>Но что в Нашей власти — так это вышвырнуть тебя отсюда!</text:p>
      <text:p text:style-name="P51">Я снова отступаю. Как я помню, балкон метра три в ширину и без перил. И хоть я осознаю, что это сон, мне страшно до онемения.</text:p>
      <text:p text:style-name="P51"><text:span text:style-name="T9">– </text:span>Призвав тебя сюда, мы потратили последние силы. Которыми можно было поддерживать Эквестрию ещё долгие годы.</text:p>
      <text:p text:style-name="P51">Шаг назад.</text:p>
      <text:p text:style-name="P51"><text:soft-page-break/><text:span text:style-name="T9">– </text:span>Кимеринн погиб, чтобы ты жил.</text:p>
      <text:p text:style-name="P51">Шаг назад.</text:p>
      <text:p text:style-name="P51"><text:span text:style-name="T9">– </text:span>Сел осталась без магии и развоплотилась из-за тебя.</text:p>
      <text:p text:style-name="P51">Шаг назад.</text:p>
      <text:p text:style-name="P51"><text:span text:style-name="T9">– </text:span>Столько надежд впустую. И, как финальная насмешка, ты увидишь гибель всего, что Нам дорого?! Не бывать этому! ПОШЁЛ ВОН!!!</text:p>
      <text:p text:style-name="P51">Я мешкаю, не чувствуя под отступающей ногой опоры, и этого хватает, чтобы Луна в выпаде достала меня рогом.</text:p>
      <text:p text:style-name="P51">Магический разряд пронзает грудь сетью молний и вышвыривает меня с балкона. Луна — или Найтмэр Мун? — хохочет, видя моё падение.</text:p>
      <text:p text:style-name="P51">Я проваливаюсь в звёздную сине-зелёную мглу.</text:p>
      <text:p text:style-name="P51"/>
      <text:p text:style-name="P51">…</text:p>
      <text:p text:style-name="P42"/>
      <text:p text:style-name="P5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1">её </text:span>расплываются. Она исчезает, не дойдя до экрана.</text:p>
      <text:p text:style-name="P6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1">Ближе.</text:p>
      <text:p text:style-name="P51">Всем телом ощущаю дискомфорт от низкочастотной вибрации, как будто рядом проходит поезд.</text:p>
      <text:p text:style-name="P51">Ещё ближе.</text:p>
      <text:p text:style-name="P5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1">Совсем близко.</text:p>
      <text:p text:style-name="P5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1">Я ВИЖУ!!! ПРОКЛЯТЬЕ, КАК ВСЁ ПРОСТО!!!</text:p>
      <text:p text:style-name="P5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1"><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1">Я киваю ей в ответ. Мне понятно, почему.</text:p>
      <text:p text:style-name="P51"><text:span text:style-name="T9">– </text:span>Как тебя зовут, малышка? Я постараюсь найти тебя. Может быть, ещё не поздно.</text:p>
      <text:p text:style-name="P51">Пегаска приветственно машет копытом.</text:p>
      <text:p text:style-name="P32"><text:span text:style-name="T40">– </text:span><text:span text:style-name="T31">Шейла! Шейла Блюскай! И я уже не малышка! </text:span><text:span text:style-name="T40">– </text:span><text:span text:style-name="T31">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1"><text:soft-page-break/>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2"/>
      <text:p text:style-name="P52">***</text:p>
      <text:p text:style-name="P52"/>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5">— </text:span><text:span text:style-name="T1">т</text:span>ы стал слишком бледный. Я решила прервать <text:span text:style-name="T1">заклинание</text:span>. Как ты себя…</text:p>
      <text:p text:style-name="P1"><text:span text:style-name="T45">–</text:span><text:span text:style-name="T35"> … чувствуешь, дорогая Рэрити?! Я могу чем-нибудь помочь? Вот, выпей воды! </text:span><text:span text:style-name="T45">–</text:span><text:span text:style-name="T35"> дракончик метался вокруг светлой единорожки, в волнении заламывая лапы.</text:span></text:p>
      <text:p text:style-name="P5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1"><text:span text:style-name="T9">– </text:span>Ну что? Увидел что-нибудь, сахарок?</text:p>
      <text:p text:style-name="P51">Пони уставились на меня с надеждой.</text:p>
      <text:p text:style-name="P51"><text:span text:style-name="T9">– </text:span>Да.</text:p>
      <text:p text:style-name="P51">Откровение давило на психику как тонна кирпичей. Я не знал, что им сказать. Я не мог.</text:p>
      <text:p text:style-name="P51"><text:span text:style-name="T9">– П</text:span>ревосходно!</text:p>
      <text:p text:style-name="P51"><text:span text:style-name="T9">– </text:span>Это просто супер-дупер-здоровски-потрясно!</text:p>
      <text:p text:style-name="P51"><text:span text:style-name="T9">– </text:span>Йей!</text:p>
      <text:p text:style-name="P51"><text:span text:style-name="T9">– </text:span>Ю-ху!</text:p>
      <text:p text:style-name="P51"><text:span text:style-name="T9">– О</text:span>фигенно! Мы победили! Макс, ты молодец!</text:p>
      <text:p text:style-name="P51"><text:span text:style-name="T9">– </text:span>Замечательно! Секундочку, я приготовлю дневник…</text:p>
      <text:p text:style-name="P51">Восторг пони постепенно сменился ожиданием. Я молчал.</text:p>
      <text:p text:style-name="P51"><text:span text:style-name="T9">– </text:span>Э-м-м? И что же ты увидел? <text:span text:style-name="T9">– </text:span>не выдержала Твайлайт.</text:p>
      <text:p text:style-name="P51"><text:span text:style-name="T9">– </text:span>Я… не могу сказать.</text:p>
      <text:p text:style-name="P51">Ожидание сменилось недоумением. Рэйнбоу Дэш насмешливо скривила губы.</text:p>
      <text:p text:style-name="P51"><text:span text:style-name="T9">– </text:span>Да ладно! Кончай прикалываться, мы же ждём! Шутка зачлась!</text:p>
      <text:p text:style-name="P51"><text:span text:style-name="T9">– </text:span>Не могу!!!</text:p>
      <text:p text:style-name="P51"/>
      <text:p text:style-name="P51">…</text:p>
      <text:p text:style-name="P51"/>
      <text:p text:style-name="P51">Молчание прервала Эпплджек.</text:p>
      <text:p text:style-name="P51"><text:span text:style-name="T9">– </text:span>Сахарок, с тобой всё в порядке?</text:p>
      <text:p text:style-name="P51">Дэш подошла ко мне вплотную, обняла мою голову и прижалась нос к носу.</text:p>
      <text:p text:style-name="P51"><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1"><text:soft-page-break/>Я высвободился из объятий пегаски.</text:p>
      <text:p text:style-name="P51"><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1">Тишина сменилась гулом голосов. Пони вполголоса обсуждали ситуацию, посматривая на меня и почёсывая в затылках.</text:p>
      <text:p text:style-name="P51"><text:span text:style-name="T9">– </text:span>Конски яблоки! Вот это поворот! А мне так хотелось узнать, что за нечисть тут орудует!</text:p>
      <text:p text:style-name="P51"><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1"><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1"><text:span text:style-name="T9">– </text:span>Рэр, отвали!</text:p>
      <text:p text:style-name="P51"><text:span text:style-name="T9">– </text:span>Оу, какие страсти! Ладно-ладно, не сердись, дорогая, не мешаю!</text:p>
      <text:p text:style-name="P51"><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1"><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1"><text:span text:style-name="T9">– </text:span>Стойте!</text:p>
      <text:p text:style-name="P51">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1"><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1">…</text:p>
      <text:p text:style-name="P51">«<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1">…</text:p>
      <text:p text:style-name="P51"><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1">Пегаска сжала голову копытами.</text:p>
      <text:p text:style-name="P51"><text:span text:style-name="T9">– </text:span>Это может быть случай так называемого «кота Шротингера». Никогда бы не подумала, что он мне встретится на практике!</text:p>
      <text:p text:style-name="P51">Твайлайт протёрла доску тряпочкой и нарисовала на ней коробку.</text:p>
      <text:p text:style-name="P51"><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1"><text:span text:style-name="T9">– </text:span><text:span text:style-name="T71">Допустим, кот бессмертен. Также допустим, что кот з</text:span>аколдован<text:span text:style-name="T71"> </text:span>отложенным <text:span text:style-name="T71">заклятие</text:span>м<text:span text:style-name="T71"> Стирания, которое сработает, если кто-то откроет ящик</text:span>. <text:span text:style-name="T71">То есть, п</text:span>ри открытии<text:span text:style-name="T71"> ящик</text:span>а<text:span text:style-name="T71"> кот исчезнет из </text:span>бытия<text:span text:style-name="T71"> </text:span>— его нет, и никогда не было.</text:p>
      <text:p text:style-name="P51"><text:span text:style-name="T9">– </text:span>Бедный котик. <text:span text:style-name="T9">– </text:span>прошептала Флаттершай.</text:p>
      <text:p text:style-name="P51">Я насторожился, услышав знакомое заклинание.</text:p>
      <text:p text:style-name="P51"><text:span text:style-name="T9">– </text:span>Стой! Откуда тебе известно про заклинание Стирания?</text:p>
      <text:p text:style-name="P51"><text:soft-page-break/><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1"><text:span text:style-name="T9">– </text:span>Гм. Ну ладно, продолжай.</text:p>
      <text:p text:style-name="P51"><text:span text:style-name="T9">– </text:span>Так вот, по условию эксперимента известно, что вероятность того, что кто-то откроет ящик, ненулевая.</text:p>
      <text:p text:style-name="P51"><text:span text:style-name="T9">– </text:span>И что это означает, дорогая? <text:span text:style-name="T9">– </text:span>спросила Рэрити.</text:p>
      <text:p text:style-name="P51"><text:span text:style-name="T9">– </text:span>Это значит, что кто-нибудь когда-нибудь обязательно откроет его.</text:p>
      <text:p text:style-name="P51"><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1"><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1">Твайлайт прокашлялась, отпила из графина и продолжила.</text:p>
      <text:p text:style-name="P51"><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1">Пони молчали, переваривая информацию. Дэш с отсутствующим видом следила за пауком на потолке.</text:p>
      <text:p text:style-name="P51">Наконец Эпплджек сдвинула шляпу на лоб.</text:p>
      <text:p text:style-name="P51"><text:span text:style-name="T9">–</text:span> То есть, ты хочешь сказать, что мы все — навроде этого кота, а Макс боится открыть ящик? Чтоб мы не исчезли окончательно?</text:p>
      <text:p text:style-name="P51"><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1">Я поднял руку, прося слово. Пони обернулись на меня и затихли.</text:p>
      <text:p text:style-name="P51"><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1">…</text:p>
      <text:p text:style-name="P51"><text:span text:style-name="T9">– </text:span>Лягать! <text:span text:style-name="T9">– </text:span>выругалась Дэш. <text:span text:style-name="T9">– </text:span>Значит, наши усилия по доставке резонаторов пошли лесом.</text:p>
      <text:p text:style-name="P51"><text:span text:style-name="T9">– </text:span>Не совсем. Мне таки удалось узнать, где искать Селестию.</text:p>
      <text:p text:style-name="P51">В библиотеке снова поднялся галдёж. Твайлайт подняла копыто.</text:p>
      <text:p text:style-name="P51"><text:span text:style-name="T9">– </text:span>Тихо! Спайк, будь добр, сбегай к Кейкам за выпечкой. Нам надо успокоиться. Макс, хоть про Селестию ты нам можешь рассказать?</text:p>
      <text:p text:style-name="P51"><text:span text:style-name="T9">– </text:span>Могу. <text:span text:style-name="T9">– </text:span>пожал плечами я. <text:span text:style-name="T9">– </text:span>Она в моём мире. Но не спрашивайте меня, как её вернуть — я не знаю.</text:p>
      <text:p text:style-name="P51"><text:span text:style-name="T9">– А </text:span>как ты узнал… <text:span text:style-name="T9">– </text:span>начала было единорожка, но её перебил напряжённый голос Спайка.</text:p>
      <text:p text:style-name="P51"><text:span text:style-name="T9">– </text:span>Твай! <text:span text:style-name="T9">– </text:span>дракончик стоял в дверях спиной к нам. <text:span text:style-name="T9">– </text:span>У нас гости.</text:p>
      <text:p text:style-name="P51">Спайк попятился назад. Дверь широко растворилась и в библиотеку вошла Луна.</text:p>
      <text:p text:style-name="P51"/>
      <text:h text:style-name="Heading_20_2" text:outline-level="2">18. Поединок с Луной.</text:h>
      <text:p text:style-name="P51"/>
      <text:p text:style-name="P51">Дружный вздох прокатился по залу.</text:p>
      <text:p text:style-name="P51"><text:soft-page-break/>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1"><text:span text:style-name="T9">– </text:span>Макс, беги!!!</text:p>
      <text:p text:style-name="P5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1"><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1">Мы с пегаской застыли в синем левитационном поле и поплыли к Луне.</text:p>
      <text:p text:style-name="P51"><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1">Нас с Дэш обернуло лавандовое левитационное поле и мы полетели к библиотекарше.</text:p>
      <text:p text:style-name="P51"><text:span text:style-name="T9">–</text:span> Что? Мы не ослышались? ТЫ СМЕЕШЬ МЕШАТЬ НАМ?!!</text:p>
      <text:p text:style-name="P51">Нас опять потащило к Луне. Дэш подпёрла голову копытом и скорчила скучающую мину.</text:p>
      <text:p text:style-name="P51"><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2">Добавить в главы с Твайлайт её попытки заигрывания с Максом</text:span><text:span text:style-name="T9">&gt;</text:span></text:p>
      <text:p text:style-name="P51">В голосе лавандовой единорожки звучал металл. Мы опять полетели к Твайлайт.</text:p>
      <text:p text:style-name="P51"><text:span text:style-name="T9">–</text:span> ДОВОЛЬНО! НАМ НАДОЕЛА ЭТА НЕПОКОРНОСТЬ! ПОЗНАЙ ГНЕВ ПРИНЦЕССЫ НОЧИ!!!</text:p>
      <text:p text:style-name="P51"><text:span text:style-name="T9">–</text:span> Элементы! Аврал!!! Работаем!!!</text:p>
      <text:p text:style-name="P51">Ярко-фиолетовый луч разгневанной аликорницы столкнулся со щитом наспех мобилизованных Элементов <text:s/>Гармонии.</text:p>
      <text:p text:style-name="P51">Началась жара.</text:p>
      <text:p text:style-name="P5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1"><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1"><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1"><text:span text:style-name="T9">– </text:span>Не вынуждай Нас идти на крайние меры! <text:span text:style-name="T9">– </text:span>отдувалась Луна. <text:span text:style-name="T9">–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1"><text:soft-page-break/><text:span text:style-name="T9">– 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1"><text:span text:style-name="T9">– </text:span>Тогда найди Нам это твоё Дневное Высочество! <text:span text:style-name="T9">– </text:span>взвыла Луна. <text:span text:style-name="T9">– </text:span>В отсутствие Дневной Главы Диархии все дела ведёт Ночная!!!</text:p>
      <text:p text:style-name="P51"><text:span text:style-name="T9">–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1"><text:span text:style-name="T9">– </text:span>Дискордова бюрократия! <text:span text:style-name="T9">– </text:span>буркнула аликорница. <text:span text:style-name="T9">– Т</text:span>ри года не могут подписать бумажку! Что ж, сама напросилась!</text:p>
      <text:p text:style-name="P51">Перед Луной возник ярко-фиолетовый шар, окутанный роем голубых искорок.</text:p>
      <text:p text:style-name="P51"><text:span text:style-name="T9">– О</text:span>хренеть! <text:span text:style-name="T9">– </text:span>чертыхнулся Спайк. <text:span text:style-name="T9">– </text:span><text:s/>Твай, она создаёт сферу стихий!</text:p>
      <text:p text:style-name="P51"><text:span text:style-name="T9">– </text:span>Вижу! <text:span text:style-name="T9">– </text:span>донёсся голос единорожки из-под потолка. <text:span text:style-name="T9">– </text:span>Задействовала план «Д»!</text:p>
      <text:p text:style-name="P5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1"><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1">Дракончик пополз было к окну, но я придержал его за хвост.</text:p>
      <text:p text:style-name="P51"><text:span text:style-name="T9">– </text:span>Погоди. У меня есть вариант получше.</text:p>
      <text:p text:style-name="P51">Я вылез из-под шкафа и попрыгал на одной ноге в центр зала.</text:p>
      <text:p text:style-name="P51"><text:span text:style-name="T9">– </text:span>Стойте! Прекратите! Да остановитесь же!!!</text:p>
      <text:p text:style-name="P51">Аликорница и шестёрка уставились на меня.</text:p>
      <text:p text:style-name="P51"><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1"><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1"><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1"><text:span text:style-name="T9">– </text:span>Как ты её назвал? <text:span text:style-name="T9">– </text:span>отвалилась челюсть у аликорницы.</text:p>
      <text:p text:style-name="P51"><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1"><text:span text:style-name="T9">– </text:span>Что? <text:span text:style-name="T9">– </text:span>хором вскрикнули я с Луной.</text:p>
      <text:p text:style-name="P5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1">С громким треском они встретились у лестницы на верхний ярус.</text:p>
      <text:p text:style-name="P5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1"><text:soft-page-break/>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1">Этой малой частью сознания я отметил скрип двери и застенчивый голос:</text:p>
      <text:p text:style-name="P51"><text:span text:style-name="T9">– </text:span>Твайлайт, Дёрпи сказала, у тебя есть «Особенности поведения, питания и размножения приматов»? Я бы хотела её ненадолго… Ого!!!</text:p>
      <text:p text:style-name="P51">После долгой паузы тот же голос спросил:</text:p>
      <text:p text:style-name="P51"><text:span text:style-name="T9">– </text:span>Что тут случилось? Почему все висят в воздухе? И всё вот это?</text:p>
      <text:p text:style-name="P51">Голос Спайка откуда-то из подвала ответил:</text:p>
      <text:p text:style-name="P51"><text:span text:style-name="T9">– </text:span>Потому что Твайлайт остановила время. В радиусе девяти метров, как мне кажется. Или десяти.</text:p>
      <text:p text:style-name="P51"><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1"><text:span text:style-name="T9">– 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1">Наступило молчание. Потом донеслось всхлипывание единорожки-заучки.</text:p>
      <text:p text:style-name="P51"><text:span text:style-name="T9">–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1"><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1"><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1">В мозгу раздалось мычание, как если бы кто-то хотел выругаться, но в через силу сдержался.</text:p>
      <text:p text:style-name="P51"><text:span text:style-name="T9">– </text:span>КТО ИЗ МАГОВ СЕЙЧАС ПРИСУТСТВУЕТ В БИБЛИОТЕКЕ ЗА ПРЕДЕЛАМИ ЗОНЫ СКОЛЛАПСИРОВАВШЕГО ВРЕМЕНИ?</text:p>
      <text:p text:style-name="P51">Молчание. Наконец голос Спайка произнёс:</text:p>
      <text:p text:style-name="P51"><text:span text:style-name="T9">– </text:span>Она имеет ввиду, кто из единорогов в библиотеке не попал в это сверхпрозрачное стекло? Ну же, не тушуйся!</text:p>
      <text:p text:style-name="P51">Послышался застенчивый голос.</text:p>
      <text:p text:style-name="P51"><text:span text:style-name="T9">– </text:span>Эмм, я вам подхожу?</text:p>
      <text:p text:style-name="P51"><text:span text:style-name="T9">– </text:span>КТО ТЫ?</text:p>
      <text:p text:style-name="P51"><text:span text:style-name="T9">– </text:span>Эмм, Лира Хартстрингс, единорог. Я не то, чтобы маг, моя специализация — музыка…</text:p>
      <text:p text:style-name="P51"><text:span text:style-name="T9">– </text:span>ГОДИТСЯ! ТЫ ВИДИШЬ ТОЧКУ СИНГУЛЯРНОСТИ?</text:p>
      <text:p text:style-name="P51"><text:span text:style-name="T9">– </text:span>Эмм?</text:p>
      <text:p text:style-name="P51">Голос Спайка пояснил:</text:p>
      <text:p text:style-name="P51"><text:soft-page-break/><text:span text:style-name="T9">– </text:span>Вон та яркая искорка над лестницей, у которой вся картинка искривляется.</text:p>
      <text:p text:style-name="P51"><text:span text:style-name="T9">– </text:span>Да! Вижу.</text:p>
      <text:p text:style-name="P51"><text:span text:style-name="T9">– </text:span>ТЕПЕРЬ ЛЕВИТИРУЙ ПРИМАТА В ТОЧКУ СИНГУЛЯРНОСТИ.</text:p>
      <text:p text:style-name="P51"><text:span text:style-name="T9">– </text:span>Чего?!! <text:span text:style-name="T9">– </text:span>возопило моё малое сознание.</text:p>
      <text:p text:style-name="P51"><text:span text:style-name="T9">– </text:span>Эмм… Зачем?</text:p>
      <text:p text:style-name="P51"><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1"><text:span text:style-name="T9">– </text:span>Вы даёте слово, что человеку не будет причинён вред? <text:span text:style-name="T9">– </text:span>голос Лиры обрёл непривычную твёрдость.</text:p>
      <text:p text:style-name="P51"><text:span text:style-name="T9">– </text:span>КАК ТЫ СМЕЕШЬ СОМНЕВАТЬСЯ В НАС, СВОЕЙ ПРИНЦЕССЕ?</text:p>
      <text:p text:style-name="P51"><text:span text:style-name="T9">– Я </text:span>не сомневаюсь в вас, Ваше Высочество… Потому и требую слова!</text:p>
      <text:p text:style-name="P51"><text:span text:style-name="T9">–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1"><text:span text:style-name="T9">– </text:span>Ну, блядь, спасибо! <text:span text:style-name="T9">– </text:span>подумал я.</text:p>
      <text:p text:style-name="P51"><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1">Тишина… С громким хлопком торнадо исчезает, сознания воссоединяются, всё падает на пол. </text:p>
      <text:p text:style-name="P51"/>
      <text:p text:style-name="P51">…</text:p>
      <text:p text:style-name="P51"/>
      <text:p text:style-name="P51"><text:span text:style-name="T9">– </text:span>Буэ-э-э!</text:p>
      <text:p text:style-name="P51">То ли от воздействия сингулярности, то ли от того, что закружилась голова в торнадо, но меня буквально вывернуло наизнанку.</text:p>
      <text:p text:style-name="P51"><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1"><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1"><text:span text:style-name="T9">– </text:span>Итак, Мы ждём <text:span text:style-name="T9">– а</text:span>ликорница смотрела на меня выжидающе. <text:span text:style-name="T9">– Т</text:span>ы говорил, что знаешь, где искать сестру?</text:p>
      <text:p text:style-name="P51">Просительные нотки контрастировали с привычным для Луны властным тоном. Аликорница присела на пол и устало опустила голову.</text:p>
      <text:p text:style-name="P51"><text:soft-page-break/>Я кивнул ей примирительно.</text:p>
      <text:p text:style-name="P51"><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1"><text:span text:style-name="T9">– </text:span>Давай по-порядку. <text:span text:style-name="T9">– о</text:span>становила меня Луна. <text:span text:style-name="T9">– </text:span>С чего ты взял, что она в твоём мире?</text:p>
      <text:p text:style-name="P51">Я задумался. Как объяснить ей, не рассказывая основное? То, от чего весь мир остановится? Как описать частность, не раскрыв суть?</text:p>
      <text:p text:style-name="P51">Луна продолжила с горечью.</text:p>
      <text:p text:style-name="P51"><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1"><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1"><text:span text:style-name="T9">– </text:span>Мы проследили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1">Я со всей дури грохнул кулаком по ограждению балкона. Перила жалобно скрипнули. Луна всё поняла и кивнула.</text:p>
      <text:p text:style-name="P51"><text:span text:style-name="T9">– </text:span>Теперь ты понимаешь, почему Мы виним тебя в развоплощении сестры?</text:p>
      <text:p text:style-name="P51"><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1">Луна пристально взглянула на меня и понимающе склонила голову.</text:p>
      <text:p text:style-name="P51"><text:span text:style-name="T9">– </text:span>Мы знаем, иногда так бывает. Продолжай.</text:p>
      <text:p text:style-name="P51"><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1"><text:span text:style-name="T9">– </text:span>Да, помним.</text:p>
      <text:p text:style-name="P51"><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1">В разговор встряла Твайлайт, до этого тихо стоявшая в сторонке.</text:p>
      <text:p text:style-name="P51"><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1">Я вздохнул с облегчением. Твайлайт — умничка! Мне даже придумывать ничего не пришлось.</text:p>
      <text:p text:style-name="P51"><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1">Единорожка успокаивающе произнесла:</text:p>
      <text:p text:style-name="P51"><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1"><text:soft-page-break/>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1"><text:span text:style-name="T9">– </text:span>Ты что-то недоговариваешь. <text:span text:style-name="T9">– </text:span>шепнула она почти ласково. <text:span text:style-name="T9">–</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1">Аликорница вернулась на место, воссоединившись с двойником.</text:p>
      <text:p text:style-name="P51"><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1"><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1">Единорожка задумалась.</text:p>
      <text:p text:style-name="P51"><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1"><text:span text:style-name="T9">– </text:span>Да, это может сработать. <text:span text:style-name="T9">– </text:span>кивнула Луна. <text:span text:style-name="T9">– </text:span>Если только у Нас с Дискордом хватит сил его открыть. В прошлый раз основную тяжесть по формированию коридора взяла на себя Сел.</text:p>
      <text:p text:style-name="P51"><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1">Луна сморщила нос при этих словах, но всё же кивнула.</text:p>
      <text:p text:style-name="P51"><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1"><text:span text:style-name="T9">– </text:span>Я приглашу их. Они не откажутся.</text:p>
      <text:p text:style-name="P51"><text:span text:style-name="T9">– </text:span>Что ж, ещё одной проблемой меньше. Теперь нужно решить, как найти Сел. Кто-то должен отправиться за ней.</text:p>
      <text:p text:style-name="P51"><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1"><text:span text:style-name="T9">– </text:span>А если…</text:p>
      <text:p text:style-name="P51"><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1"><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1"><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1"><text:soft-page-break/>Единорожка вернулась в библиотеку. Некоторое время мы с Луной молча слушали звуки засыпающего Понивилля.</text:p>
      <text:p text:style-name="P51"><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1"><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1"><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1">Аликорница отвлеклась от воспоминаний.</text:p>
      <text:p text:style-name="P51"><text:span text:style-name="T9">–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1"><text:span text:style-name="T9">– </text:span>Почему же ты не смогла найти меня с его помощью?</text:p>
      <text:p text:style-name="P51">Аликорница смутилась.</text:p>
      <text:p text:style-name="P51"><text:span text:style-name="T9">–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1"><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1"><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1">Я присмотрелся к ночной принцессе. Что она знает о нас с Селли?</text:p>
      <text:p text:style-name="P51"><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1"><text:span text:style-name="T9">– </text:span>Неудивительно! <text:span text:style-name="T9">– </text:span>фыркнула Луна. <text:span text:style-name="T9">– </text:span>в<text:span text:style-name="T9"> </text:span>этом — вся Сел. Сестра, в отличие от Нас, всегда норовит спихнуть тяжёлую задачу на кого-нибудь другого!</text:p>
      <text:p text:style-name="P51"><text:span text:style-name="T9">– </text:span>А также совместить приятное с полезным. <text:span text:style-name="T9">– </text:span>не удержался я.</text:p>
      <text:p text:style-name="P46">Луна бросила на меня тяжёлый взгляд.</text:p>
      <text:p text:style-name="P49"><text:span text:style-name="T15">–</text:span> Вот это вряд ли! Сел охладела к сексу ещё до Нашей ссылки. И, насколько Нам известно, за время Нашего отсутствия её предпочтения в <text:span text:style-name="T9"><text:s/></text:span>этом плане не менялись.</text:p>
      <text:p text:style-name="P4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6"><text:span text:style-name="T14">–</text:span> Тогда зачем она..?</text:p>
      <text:p text:style-name="P46"><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6"><text:soft-page-break/>Меня как будто окатило ледяным душем. Не любовь и даже не дружба. Просто плата за услугу… Даже не дружба…</text:p>
      <text:p text:style-name="P46">Тревожная догадка окончательно сковала морозом душу.</text:p>
      <text:p text:style-name="P49"><text:span text:style-name="T15">–</text:span> А другие? Они тоже… давали мне потому, что считали меня последним шансом?</text:p>
      <text:p text:style-name="P49">У аликорницы отвалилась челюсть.</text:p>
      <text:p text:style-name="P49"><text:span text:style-name="T15">–</text:span> Другие? Кто ещё?<text:span text:style-name="T9"> </text:span>С кем ещё у тебя были… отношения?</text:p>
      <text:p text:style-name="P46"><text:span text:style-name="T14">–</text:span> С Рэйнбоу Дэш <text:span text:style-name="T14">–</text:span> ответил я несчастным голосом. <text:span text:style-name="T14">–</text:span> И, может быть, с Пинки.</text:p>
      <text:p text:style-name="P46"><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Нам, Сел, Дискорду и Твайлайт. Остальные действуют по своей воле и предпочтениям.</text:p>
      <text:p text:style-name="P46">Аликорница фыркнула.</text:p>
      <text:p text:style-name="P46"><text:span text:style-name="T14">– </text:span><text:span text:style-name="T66">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1"><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1">Я благодарно взъерошил пегаске гриву. Уныние отступило.</text:p>
      <text:p text:style-name="P51"><text:span text:style-name="T9">– </text:span>Спасибо, Дэш. Ты настоящий друг.</text:p>
      <text:p text:style-name="P51"><text:span text:style-name="T9">– </text:span>Сначала нам нужно вернуться в Кантерлот. <text:span text:style-name="T9">– п</text:span>рервала нас Луна. <text:span text:style-name="T9">– </text:span>Помимо подготовки к рейду, Нам нужно создать компас. И провести Гранд Галопинг Гала.</text:p>
      <text:p text:style-name="P51">Я удивлённо воззрился на аликорницу.</text:p>
      <text:p text:style-name="P51"><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1">Я пожал плечами и спустился с пегаской вниз, к компании.</text:p>
      <text:p text:style-name="P51"/>
      <text:h text:style-name="P151" text:outline-level="2">19. <text:span text:style-name="T1">Лучший</text:span> Гранд Галопин<text:span text:style-name="T1">г</text:span> Гала <text:span text:style-name="T1">в истории</text:span></text:h>
      <text:p text:style-name="P69">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1"><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1"><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1">Я вытащил из кармана пасочку аликорна, подаренную мне кобылкой в Груммингтоне, и положил её на подоконник рядом с фигуркой.</text:p>
      <text:p text:style-name="P51"><text:soft-page-break/>Тук-тук-тук!</text:p>
      <text:p text:style-name="P51"><text:span text:style-name="T9">– </text:span>Макс, ты тут? <text:span text:style-name="T9">–</text:span>Дэш просунула нос в дверь, не дожидаясь отклика. <text:span text:style-name="T9">– </text:span>Ага, вот ты где! Я с тобой!</text:p>
      <text:p text:style-name="P51">Она швырнула перемётные сумки мне на постель и пошла к выходу.</text:p>
      <text:p text:style-name="P51"><text:span text:style-name="T9">– </text:span>Ну, чего застрял? Пошли скорее, а то на хавчик опоздаем! <text:span text:style-name="T9">– </text:span>нетерпеливо обернулась пегаска.</text:p>
      <text:p text:style-name="P51">Я пожал плечами и пошёл следом. Бороться со стихией в лице Дэш было трудновато. Да и незачем.</text:p>
      <text:p text:style-name="P51"/>
      <text:p text:style-name="P42">…</text:p>
      <text:p text:style-name="P42"/>
      <text:p text:style-name="P5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1"><text:span text:style-name="T9">– </text:span>Располагайтесь. <text:span text:style-name="T9">– </text:span>кивнула нам Луна.</text:p>
      <text:p text:style-name="P5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1"><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1"><text:span text:style-name="T9">– </text:span>Мы узнали у шеф-повара сестры о твоих кулинарных предпочтениях. <text:span text:style-name="T9">– у</text:span>лыбнулась мне Луна. <text:span text:style-name="T9">–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1">Я мило улыбнулся ей в ответ, закинул в рот пучок петрушки и ответил.</text:p>
      <text:p text:style-name="P51"><text:span text:style-name="T9">– </text:span>А ты первая на моей памяти лошадь, умеющая магичить.</text:p>
      <text:p text:style-name="P51">Луна нахмурилась, но потом луч озарения коснулся её мордочки.</text:p>
      <text:p text:style-name="P42">– П<text:span text:style-name="T1">ризнаю, Мы были несправедливы к тебе. Как Нам тебя называть?</text:span></text:p>
      <text:p text:style-name="P51">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1">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Мы ждём ещё одного гостя.</text:span></text:p>
      <text:p text:style-name="P51">– А если он не придёт, тогда можно?</text:p>
      <text:p text:style-name="P5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1">– Эй! Это моя шляпа! – возмутилась фермерша.</text:p>
      <text:p text:style-name="P51"><text:soft-page-break/>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1">– Прекрати паясничать! – негромко сказала Луна.</text:p>
      <text:p text:style-name="P51">– Я не хотел… Тут мышь… – мои уши загорались медленно, но неотвратимо.</text:p>
      <text:p text:style-name="P51">– Мы не тебе. – так же тихо произнесла аликорница.</text:p>
      <text:p text:style-name="P5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1">– Перестань, Дискорд. – устало ответила Луна. – Фиглярство вызывает улыбку только первые пару сотен лет.</text:p>
      <text:p text:style-name="P51">– Говори только за себя, дражайшая! Я, наоборот, только вхожу во вкус!</text:p>
      <text:p text:style-name="P51">Драконикус принялся жадно есть брюкву и заткнулся.</text:p>
      <text:p text:style-name="P51">Аликорница обвела присутствующих долгим взглядом и начала.</text:p>
      <text:p text:style-name="P5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1">– Прибыл к нам, ага. А я-то думал, Селли сама на нашу голову вытащила эту обезьяну из мухосранска. – прочавкал сам себе Дискорд.</text:p>
      <text:p text:style-name="P51">– Макс берётся отыскать Селестию. И наша задача — помочь ему в этом! – с нажимом произнесла Луна, ни на кого не глядя.</text:p>
      <text:p text:style-name="P51">–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1">– Я полностью в вашем распоряжении, Ваше Высочество! Думаю, мои друзья меня поддержат! – отчеканила Твайлайт.</text:p>
      <text:p text:style-name="P51">Шестёрка пони отозвалась невнятным мычанием.</text:p>
      <text:p text:style-name="P51">–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1">–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1">–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1">– Эталоном? Для всехпони? Всегда говорила? – Дискорд принял задумчивую позу, стреляя глазами по сторонам.</text:p>
      <text:p text:style-name="P51">–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1"><text:soft-page-break/>– Мы думаем, она была права!</text:p>
      <text:p text:style-name="P51">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1">– Ну, это… Если светоч, то конечно… А как же! Я всегда знал, что я светоч!.. А для Элементов Гармонии я тоже светоч?</text:p>
      <text:p text:style-name="P51">– Разумеется! – заверила его Луна, изо всех сил моргая шестёрке.</text:p>
      <text:p text:style-name="P51">– Светоч, светоч! – вразнобой подтвердили пони. Пожалуй, Флаттершай даже не врала.</text:p>
      <text:p text:style-name="P51">–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1">– Ффух! – шумно выдохнула Луна. – Спасибо вам, Наши дорогие, вы Нам очень помогли!</text:p>
      <text:p text:style-name="P51">– Но мы же ничего не сделали! – запротестовала Эпплджек.</text:p>
      <text:p text:style-name="P51">–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1"/>
      <text:p text:style-name="P51">…</text:p>
      <text:p text:style-name="P51"/>
      <text:p text:style-name="P51">Безмолвными тенями скользнули лакеи и унесли блюда. На освободившемся столе Луна расстелила свиток с записями.</text:p>
      <text:p text:style-name="P51">– Теперь, мои маленькие пони, Мы должны просить вас ещё об одной услуге.</text:p>
      <text:p text:style-name="P51">Странно и непривычно было видеть принцессу ночи сконфуженной.</text:p>
      <text:p text:style-name="P51">–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1">При этих словах пони стали прятать глаза, а Дэш фейсхуфнула.</text:p>
      <text:p text:style-name="P51">–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1">–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1">Флаттершай закрыла голову копытами.</text:p>
      <text:p text:style-name="P51"/>
      <text:p text:style-name="P43">***</text:p>
      <text:p text:style-name="P42"/>
      <text:p text:style-name="P51"><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1">– Я верю в вас только потому, что ты об этом попросила. – наконец, начал я. – Тогда, в метель.</text:p>
      <text:p text:style-name="P51">Аликорница кивнула.</text:p>
      <text:p text:style-name="P51">– Потому что у меня больше нет других причин верить в дружбомагию. После того, что рассказала Луна.</text:p>
      <text:p text:style-name="P51">Аликорница сникла.</text:p>
      <text:p text:style-name="P51">– Она ведь правду сказала? То свидание ночью было всего лишь платой? Авансом?</text:p>
      <text:p text:style-name="P51">Селестия грустно кивнула и отвернулась.</text:p>
      <text:p text:style-name="P51">– Выходит, я для тебя был тем же, чем сейчас Дискорд для Луны? С тем отличием, что ты не нашла способ «отмазаться»?</text:p>
      <text:p text:style-name="P5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1">Заросли можжевельника раздвинулись, пропуская синюю единорожку.</text:p>
      <text:p text:style-name="P51">– Привет!</text:p>
      <text:p text:style-name="P51">Я молча смотрел сквозь неё, привалившись спиной к валуну. Мне хотелось побыть одному.</text:p>
      <text:p text:style-name="P51">– Привет, говорю! Я видела, как ты залазил сюда. Классное местечко!</text:p>
      <text:p text:style-name="P51">– Привет, Индиго.</text:p>
      <text:p text:style-name="P51">– Что-то на тебе лица нет. Ты бледнее болотной поганки из Вечнодикого леса. Что-то случилось?</text:p>
      <text:p text:style-name="P51">– Случилось, Индиго. За то время, что мы не виделись, случилось очень многое.</text:p>
      <text:p text:style-name="P51">– Так это ж здорово! Я люблю, когда что-нибудь случается! Иначе скучно. А ты? Расскажи! Ты нашёл Шейлу?</text:p>
      <text:p text:style-name="P51">– Нашёл.</text:p>
      <text:p text:style-name="P51">– Вау! А принцессу Селестию?</text:p>
      <text:p text:style-name="P51">– Селестию тоже.</text:p>
      <text:p text:style-name="P51">– Круто! А где они? Они скоро вернутся?</text:p>
      <text:p text:style-name="P51">– Они не вернутся.</text:p>
      <text:p text:style-name="P51">Индиго перестала улыбаться. Тревога отразилась на её мордочке.</text:p>
      <text:p text:style-name="P51">– Почему?</text:p>
      <text:p text:style-name="P51">– Они там, откуда нет возврата.</text:p>
      <text:p text:style-name="P5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1">Индиго молча села возле меня. Потом она всхлипнула. Потом тяжело вздохнула.</text:p>
      <text:p text:style-name="P51">– Пожалуйста, скажи мне, что с ними.</text:p>
      <text:p text:style-name="P51">Я оторвался от валуна, склонился над ней и тихонько прошептал ей в ухо:</text:p>
      <text:p text:style-name="P51">– Если я скажу, ты исчезнешь. Это такое проклятие. Отправишься вслед за ними. Мне бы этого не хотелось. Ты нужна здесь.</text:p>
      <text:p text:style-name="P51">Индиго хмуро взглянула на меня.</text:p>
      <text:p text:style-name="P51"><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1">Я ласково потрепал её по головке.</text:p>
      <text:p text:style-name="P5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1">– Индиго, ты в Гранд Галопинг Гала когда-нибудь участвовала?</text:p>
      <text:p text:style-name="P51">– А то! В прошлом году па взял меня с собой на Гала. Он стоял в охране, а я пробралась внутрь и наблюдала за всем из-за занавески.</text:p>
      <text:p text:style-name="P51">– То есть, ты помнишь, как там всё устроено и что должно происходить?</text:p>
      <text:p text:style-name="P51">– Агась!</text:p>
      <text:p text:style-name="P5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1">– Вау! Круто!</text:p>
      <text:p text:style-name="P51">Единорожка в восторге <text:s/>запрыгала на месте.</text:p>
      <text:p text:style-name="P5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1">Кобылка остановилась и обняла меня за шею.</text:p>
      <text:p text:style-name="P51">– Спасибки! Тока ж ты на праздник придёшь? Обещаешь? Пожалуйста-пожалуйста-пожалуйста!</text:p>
      <text:p text:style-name="P51">– Обещаю.</text:p>
      <text:p text:style-name="P51">Единорожка умчалась с победным «ю-ху-у-у!».</text:p>
      <text:p text:style-name="P5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1">В серебряной коробке вместо книги лежал одинокий листок бумаги.</text:p>
      <text:p text:style-name="P58"/>
      <text:p text:style-name="P5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58">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58">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58">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58">До встречи!</text:p>
      <text:p text:style-name="P58"/>
      <text:p text:style-name="P51">– Селли-Селли… Ну почему ты такая… – пробормотал я сквозь слёзы.</text:p>
      <text:p text:style-name="P51"/>
      <text:p text:style-name="P52">***</text:p>
      <text:p text:style-name="P69">INXS – Suicide blonde</text:p>
      <text:p text:style-name="P51">«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1">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1">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1">– А где твой обещанный сюрприз? – донесся жеребячий голосок через изгородь. – Гости уже все собрались.</text:p>
      <text:p text:style-name="P51">–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1">–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1">– А моя часть будет в самом конце. – вздохнул третий голосок. – Если мы до него досидим. Лично мне уже надоело. Скучно.</text:p>
      <text:p text:style-name="P51">–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1">– Всё равно Норф был круче. – пробормотал голос Индиго. – Он Кинга раза три уделывал на «Королеве Лорен».</text:p>
      <text:p text:style-name="P51">– Скоро начнётся! Я слышу свисток Вондерболтов! – перебил голос Санни – Бежим на смотровую площадку!</text:p>
      <text:p text:style-name="P51"><text:soft-page-break/>– Кто первый добежит, тот… эмм…</text:p>
      <text:p text:style-name="P51">– Суперсветоч!</text:p>
      <text:p text:style-name="P51">– Агась! Галагалоперы, вперёд!</text:p>
      <text:p text:style-name="P51">– Йей!!!</text:p>
      <text:p text:style-name="P51">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1">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радужным ударом переливающийся фон рисунку.</text:p>
      <text:p text:style-name="P51">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1">…</text:p>
      <text:p text:style-name="P51">– Это она! Она!!!</text:p>
      <text:p text:style-name="P51">– Наша принцесса! Наше солнце!</text:p>
      <text:p text:style-name="P51">– Она вернётся!</text:p>
      <text:p text:style-name="P51">– А то! Я всем говорил! Мне никто не верил! Никто!!!</text:p>
      <text:p text:style-name="P51">– Дайте мне вас обнять, дорогой друг!</text:p>
      <text:p text:style-name="P51">…</text:p>
      <text:p text:style-name="P51">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lt;<text:span text:style-name="T67">Ace Enders – million different people</text:span>&gt;</text:p>
      <text:p text:style-name="P51">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1">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7">усесться поудобнее там, где стоишь, и слушать-слушать-слушать (танцевать?)</text:span>.</text:p>
      <text:p text:style-name="P51">…</text:p>
      <text:p text:style-name="P51"><text:soft-page-break/>Музыкальный транс прервался цоканьем копыт по парковой дорожке. Две фигуры устало брели прочь от замка, тихо переговариваясь.</text:p>
      <text:p text:style-name="P51">– Ужель обязательно лично приветствовать каждого пони? Сестра разбаловала их. Это так утомляет!</text:p>
      <text:p text:style-name="P51">–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1">–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1">Луна с Твайлайт остановились прямо у колонны, за которой сидел я, прислонившись к прохладному мрамору с надписью «з<text:span text:style-name="T77">д</text:span>ЕсЬ БЫл <text:span text:style-name="T78">д</text:span>ИскОр<text:span text:style-name="T76">Д</text:span>».</text:p>
      <text:p text:style-name="P51">–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1">–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1">–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1">В саду прозвенел гонг. Музыка умолкла и в наступившей тишине звонкий голосок объявил в потрескивающий микрофон:</text:p>
      <text:p text:style-name="P51">–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1">Последняя фраза утонула в свисте и восторжённом топоте копыт. Твайлайт вздохнула.</text:p>
      <text:p text:style-name="P51">–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1">Твайлайт побрела по дорожке к освещённой террасе. Луна проводила её взглядом. Затем она со смешком обратилась в пространство:</text:p>
      <text:p text:style-name="P51">– Скрываться за колонной — плохая идея. Если хочешь, чтобы тебя не раскрыли, прячься так, чтобы не было видно твоей тени.</text:p>
      <text:p text:style-name="P51">– А кто прячется-то? – я встал и вышел к Луне. – Слушал себе музыку, пока вы не подошли. Классно играют!</text:p>
      <text:p text:style-name="P51">Луна кивнула.</text:p>
      <text:p text:style-name="P51">–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1">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1">– А-а-а, дражайший принц? – любезнейше приветствовала франта Луна – Как ваше драгоценное здоровье? Как поживает ваш кузён Хавтиноуз?</text:p>
      <text:p text:style-name="P51"><text:soft-page-break/>Принц позеленел, промычал нечто нечленораздельное и дал знак носильщикам двигаться дальше.</text:p>
      <text:p text:style-name="P51">Во дворце, вручив мне небольшую тяжёлую шкатулку серебряной окантовки, Луна с некоторым смущением сообщила:</text:p>
      <text:p text:style-name="P51">–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1">Она что, блядь, издевается?</text:p>
      <text:p text:style-name="P51">– Да хрен там! Какие перья? Ты же сама сказала, отношения были чисто деловыми. По крайней мере, с её стороны.</text:p>
      <text:p text:style-name="P51">Луна продолжила с каменным выражением лица.</text:p>
      <text:p text:style-name="P51">– Если же нет, поднимись в её башню и разыщи перо или волос в её постели. После чего помести это в компас. Всё.</text:p>
      <text:p text:style-name="P51">Аликорница отвернулась. Я пошёл к выходу.</text:p>
      <text:p text:style-name="P51">– Иногда деловые отношения служат прикрытием для… чего-то большего. Но смертным это трудно понять.</text:p>
      <text:p text:style-name="P51">Я обернулся. Аликорница смотрела в окно на первый заезд «Небес Эквестрии», не удостаивая меня вниманием.</text:p>
      <text:p text:style-name="P51">Не гребу я этих аликорнов!</text:p>
      <text:p text:style-name="P42"/>
      <text:p text:style-name="P52">***</text:p>
      <text:p text:style-name="P51"/>
      <text:p text:style-name="P51">И вот снова я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1">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1">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1">Чувствуя себя грабителем, я вошёл в комнату и осмотрел футон.</text:p>
      <text:p text:style-name="P51">Фиг там! Было такое впечатление, что последние недели на нём никто не спал. Ни складочки, ни вмятинки, ни волоска, ни пылинки.</text:p>
      <text:p text:style-name="P51">Я окинул взглядом комнату. Взор упал на гардероб у стенки. Вот где можно найти перо или волос!</text:p>
      <text:p text:style-name="P51">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1">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9"></text:span><text:span text:style-name="T80"> сидел, прислонившись к стенке. Оранжевая лампочка по прежнему горела на налобнике.</text:span></text:p>
      <text:p text:style-name="P51">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1"><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1">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1">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1">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1">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1">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1"/>
      <text:p text:style-name="P52">***</text:p>
      <text:p text:style-name="P51"/>
      <text:p text:style-name="P51">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1">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1">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1">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1">«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педаль колёсного тормоза внизу, кнопка включения фонарей справа. Как там? Рычаг на себя?</text:p>
      <text:p text:style-name="P51">Рычаг заклинило. Блядь!!!</text:p>
      <text:p text:style-name="P51">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1">Я что есть мочи дёрнул ручку на себя.</text:p>
      <text:p text:style-name="P51">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1"><text:soft-page-break/></text:p>
      <text:p text:style-name="P51">…</text:p>
      <text:p text:style-name="P51"/>
      <text:p text:style-name="P51">«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1">Замок.</text:p>
      <text:p text:style-name="P51">Блядь, что с замком?!</text:p>
      <text:p text:style-name="P51">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1">Я надавил на рычаг вертикальной тяги и колесница плавно скользнула вниз. Ха, теперь-то я понял, в чём дело! Замок висел в воздухе!</text:p>
      <text:p text:style-name="P51">Блядь… Замок висел в воздухе?!!</text:p>
      <text:p text:style-name="P51">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1">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1">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1">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1">Я пробежал комнату насквозь и кинулся к выходу.</text:p>
      <text:p text:style-name="P51">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1">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1">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1">За моей спиной раздался механический голос.</text:p>
      <text:p text:style-name="P51">– <text:span text:style-name="T81">Зафиксирована опасная ситуация. Сознание пациента </text:span><text:span text:style-name="T82">&lt;</text:span><text:span text:style-name="T81">Селестия</text:span><text:span text:style-name="T82">&gt;</text:span><text:span text:style-name="T81"> не регистрируется. Активируется протокол экстренной эвакуации пациента </text:span><text:span text:style-name="T82">&lt;</text:span><text:span text:style-name="T81">Селестия</text:span><text:span text:style-name="T82">&gt;</text:span><text:span text:style-name="T81"> к </text:span><text:span text:style-name="T82">&lt;</text:span><text:span text:style-name="T81">Луна</text:span><text:span text:style-name="T82">&gt;</text:span><text:span text:style-name="T81">.</text:span></text:p>
      <text:p text:style-name="P51">Я обернулся.</text:p>
      <text:p text:style-name="P51">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1"><text:soft-page-break/>БЛЯ!!!</text:p>
      <text:p text:style-name="P51">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1">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1">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1">–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1">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1"/>
      <text:p text:style-name="P51">…</text:p>
      <text:p text:style-name="P51"/>
      <text:p text:style-name="P51">– Что сиё значит, человек?!</text:p>
      <text:p text:style-name="P51">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1">– Мнэ-э-э. – в этот момент даже козлиное блеяние было для меня верхом геройства.</text:p>
      <text:p text:style-name="P51">Подымая тучи пыли, с грохотом обрушилась в провал башня Селестии. Луна с отвалившейся челюстью наблюдала за действом в окно.</text:p>
      <text:p text:style-name="P51">– Что… Что это за дискордовщина?!</text:p>
      <text:p text:style-name="P51">Луна глянула в противоположное окно.</text:p>
      <text:p text:style-name="P51">– А куда делась Наша башня?!! – на аликорницу было жалко смотреть.</text:p>
      <text:p text:style-name="P51">– Она внизу. – промямлил я.</text:p>
      <text:p text:style-name="P51">– В каком ещё низу???</text:p>
      <text:p text:style-name="P51">– Ну… внизу. С остальным Кантерлотом… – я чувствовал себя дебилом.</text:p>
      <text:p text:style-name="P51">Аликорница молча взвилась в воздух и вылетела наружу. Через минуту вернулась.</text:p>
      <text:p text:style-name="P51">– Мы приняли решение! Бал закрывается!</text:p>
      <text:p text:style-name="P51"/>
      <text:h text:style-name="Heading_20_2" text:outline-level="2">20. Назад</text:h>
      <text:p text:style-name="P72">Electric Light Orchestra – Sorrow about to fall</text:p>
      <text:p text:style-name="P51">Скалу ощутимо тряхнуло. Грибной суп выплеснулся из супницы на стол.</text:p>
      <text:p text:style-name="P51">– Четвёртый день уж волокут. Могли бы и научиться наконец-то. – проворчала Эпплджек с набитым ртом.</text:p>
      <text:p text:style-name="P51">Прямо перед нами маячила «Конкордия». Трёхмильный канат соединял её с «Громовержцем»<text:span text:style-name="T9">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text:soft-page-break/>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1">– Девочки, под нами Понивилль! – захлопала копытами Рэрити. – Узнаю свой бутик!</text:p>
      <text:p text:style-name="P51">Да, с утёса открылся городок, очертаниями повторяющий карту Понивилля.</text:p>
      <text:p text:style-name="P51">– Эй-Джей, гляди, твоя ферма! – Дэш указала на ряды деревьев на окраине городка.</text:p>
      <text:p text:style-name="P51">– Агась, она! – кивнула фермерша. – А это значит, скоро приедем.</text:p>
      <text:p text:style-name="P51">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1"/>
      <text:p text:style-name="P51">…</text:p>
      <text:p text:style-name="P51"/>
      <text:p text:style-name="P51">Мы стояли в зале стратегического планирования. Перед нами стоял столик с фруктами и минеральной водой. Луна прохаживалась перед стендом в строгом жакете и квадратных очках (готов биться об заклад, с нулевым увеличением). В углу в кресле развалился Дискорд и плевал в потолок.</text:p>
      <text:p text:style-name="P51">– Итак, на рассвете мы достигнем цели. Надеюсь, все помнят план действий. Мы высаживаемся группой у входа и…</text:p>
      <text:p text:style-name="P51">– Прячемся?</text:p>
      <text:p text:style-name="P51">– Дерёмся с пландерсидами?</text:p>
      <text:p text:style-name="P51">– Создаём магическое убежище?</text:p>
      <text:p text:style-name="P51">– Нет!</text:p>
      <text:p text:style-name="P51">Луна поднесла копыто ко рту и прокашлялась.</text:p>
      <text:p text:style-name="P51">– Как я уже неоднократно повторяла, у нас нет времени на всё вышеперечисленное. Масса «Громовержца» обязательно пробудит спящие в болоте пландерсиды. Разумеется, ему они не страшны, но пландерсиды есть также и в подвалах замка. Наш козырь — внезапность. Мы молниеносно высаживаемся у входа и проникаем внутрь. Подва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1">Я вспомнил, как мы драпали из замка, но промолчал.</text:p>
      <text:p text:style-name="P51">–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1">Я взял со стола яблоко поувесистей и стал как бы невзначай подбрасывать его в руке.</text:p>
      <text:p text:style-name="P51">– По возвращению человек отыщет Сестру с помощью компаса, что Мы приготовили для него. Ты активировал компас, человек?</text:p>
      <text:p text:style-name="P51">– А как же! Это стоило мне кучи седых волос.</text:p>
      <text:p text:style-name="P51">– Чудесно! Осталось дело за малым — найти Сестру.</text:p>
      <text:p text:style-name="P51">– Не кажется ли тебе, дражайшая, что ты забыла об одной незначительной детали? – встрял Дискорд. – <text:s/>Совсем незначительной, вот такусенькой?</text:p>
      <text:p text:style-name="P51">– Какой же? – нахмурилась Луна. – Ты изменяешь условия сделки?</text:p>
      <text:p text:style-name="P51"><text:soft-page-break/>– Да забудь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1">Драконикус для наглядности снова плюнул.</text:p>
      <text:p text:style-name="P51">– Так бывает, когда мир или слишком стар, или слишком жаден и всю магию гребёт под себя. Не то, чтоб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1">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9">, </text:span>отправилось в мусорную корзину.</text:p>
      <text:p text:style-name="P51">– Нам нужно посмотреть… Третья степень плюс заклинание факела… На восстановление понадобится…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1">– Глупости говоришь, Хмурая Метёлка! – благодушно отозвался Дискорд. – Хочешь работать бессменным экспонатом цирка-шапито? Или стать донором омолаживающей крови для богатых засранцев?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еселья можно придумать — пальчики оближешь! А в нужное время откроем коридор с нашей стороны.</text:p>
      <text:p text:style-name="P107">– А как мы узнаем, когда будет нужное время? План ненадёжен. – засомневалась Луна.</text:p>
      <text:p text:style-name="P171"><text:span text:style-name="T1">–</text:span> Ерунда какая, не придирайся к моему гениальному плану! <text:span text:style-name="T1">–</text:span> отмахнулся Дискорд. <text:span text:style-name="T1">–</text:span> <text:span text:style-name="T1">Откроем коридор через месяц</text:span>. Этого времени на поиски с головой хватит.</text:p>
      <text:p text:style-name="P108"/>
      <text:p text:style-name="P170">***</text:p>
      <text:p text:style-name="P108"/>
      <text:p text:style-name="P172">&lt;<text:span text:style-name="T1">Луна встречает вечером Макса после Дэш (у Дэш в волосах - брошь) и говорит ему, что он может вернуться вместе с Сел (аликорнам трудно отказать).</text:span>&gt;</text:p>
      <text:p text:style-name="P172">&lt;<text:span text:style-name="T1">Дэш хочет последовать за Максом. Он её отговаривает.</text:span>&gt;</text:p>
      <text:p text:style-name="P108"/>
      <text:p text:style-name="P51">Сумерки укутывали землю пушистым одеялом. Я сидел, прислонившись к скале, любовался проплывающим внизу лесом и и лениво отвечал Дэш.</text:p>
      <text:p text:style-name="P106"><text:span text:style-name="T9">–</text:span> Ну хорошо, а кто вами правит? Аликорн? Драконикус? Какой-нибудь человек с рогом во лбу? Или у вас нет правителя?</text:p>
      <text:p text:style-name="P106"><text:span text:style-name="T9">–</text:span> Нет, почему? Правитель есть. Только он не постоянный. Его избирают. Раз в несколько лет.</text:p>
      <text:p text:style-name="P106"><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text:p>
      <text:p text:style-name="P107">&lt;<text:span text:style-name="T22">Блядь, да я боюсь её до коликов! Я чуть не обоссался от страха в нашу последнюю встречу! </text:span><text:span text:style-name="T25">(</text:span><text:span text:style-name="T22">Макс о Луне</text:span><text:span text:style-name="T25">)</text:span>&gt;</text:p>
      <text:p text:style-name="P108"/>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51"/>
      <text:p text:style-name="P84"><text:soft-page-break/><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109"/>
      <text:p text:style-name="P30">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29">ПОНИ!!! ВЫ ЗАЕБАЛИ</text:span>!<text:span text:style-name="T29"> ВЫ ДАДИТЕ МНЕ ПОСПАТЬ, ИЛИ НЕТ? НЕ БУДЬ Я АГАМЕМНОН-БЕСКЛАННИК</text:span>!<text:span text:style-name="T9">)</text:span>, схватившего замок и улетает с сокровищами нафиг подальше от беспокойных пони)</text:p>
      <text:p text:style-name="P51">&lt;<text:span text:style-name="T22">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1"/>
      <text:p text:style-name="P41">&lt; <text:span text:style-name="T23">- Я не проводник! Луна сказала...</text:span></text:p>
      <text:p text:style-name="P31">- Глупости! - перебила Дэш. - Не обращай внимания на то, что там кто-то сказал! Делай своё дело! Веди!</text:p>
      <text:p text:style-name="P42"><text:span text:style-name="T23">В замке сестёр Макс с Дэш разругиваются.</text:span>&gt;</text:p>
      <text:p text:style-name="P42"/>
      <text:p text:style-name="P42"/>
      <text:p text:style-name="P42"/>
      <text:p text:style-name="P42">&lt;<text:span text:style-name="T23">-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2"><text:span text:style-name="T23">- Посмотрим... Хи-хи...</text:span>&gt;</text:p>
      <text:p text:style-name="P42"/>
      <text:p text:style-name="P51">&lt;<text:span text:style-name="T22">Пландерсид покрыл грудь Макса шрамами в замке сестёр</text:span>&gt;</text:p>
      <text:p text:style-name="P42"/>
      <text:p text:style-name="P41"><text:span text:style-name="T23"/></text:p>
      <text:p text:style-name="P41"/>
      <text:p text:style-name="P41">&lt;<text:span text:style-name="T23"> </text:span><text:span text:style-name="T22">-</text:span><text:span text:style-name="T23">Я не умею! Давай ты напишешь!</text:span></text:p>
      <text:p text:style-name="P41"><text:span text:style-name="T22">- </text:span><text:span text:style-name="T23">Фигушки! Подрядил меня татухи поням рисовать — сам теперь фанфик пиши!</text:span>&gt;</text:p>
      <text:p text:style-name="P49"/>
      <text:p text:style-name="P41">&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1"><text:soft-page-break/><text:span text:style-name="T23">-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про Макса в сне-прощании)</text:p>
      <text:p text:style-name="P31">Я — Дискорд, и я говорю вам: он вернётся Я подсоблю вам, касатикам, хе-хе!</text:p>
      <text:p text:style-name="P49"/>
      <text:p text:style-name="P124"><text:span text:style-name="T9"><text:s/>&lt;</text:span><text:span text:style-name="T25"> - </text:span><text:span text:style-name="T22">Я не могу быть вашим спасителем! Я намного хуже и испорченнее вас!</text:span><text:span text:style-name="T9">&gt;</text:span></text:p>
      <text:p text:style-name="P125"/>
      <text:p text:style-name="P41">&lt;<text:span text:style-name="T23">Луна говорит Максу в прощальном сне:</text:span></text:p>
      <text:p text:style-name="P41"><text:span text:style-name="T23">- Прости, что хотела убить тебя. Я ослабела и Найтмэр на время одержала верх</text:span>&gt;</text:p>
      <text:p text:style-name="P49"/>
      <text:p text:style-name="P4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
      <text:p text:style-name="P30"/>
      <text:p text:style-name="P1"/>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71">Кстати, он от </text:span>э<text:span text:style-name="T71">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8">***</text:p>
      <text:p text:style-name="P113"/>
      <text:p text:style-name="P1">&lt;<text:span text:style-name="T27">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text:soft-page-break/>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6"/>
      <text:h text:style-name="P152" text:outline-level="2">Сон Рэрити</text:h>
      <text:p text:style-name="P76"/>
      <text:p text:style-name="P77">***</text:p>
      <text:p text:style-name="P83">&lt;<text:span text:style-name="T22">На Терре Селестия, будучи в компьютере, случайно пробуждает в Нексусе активный интеллект.</text:span>&gt;</text:p>
      <text:p text:style-name="P76"/>
      <text:h text:style-name="P152" text:outline-level="2">Рейд пони-рэйнджеров</text:h>
      <text:p text:style-name="P76"/>
      <text:p text:style-name="P86">(леденящий душу триллер, музыка тревожная)</text:p>
      <text:p text:style-name="P78">&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7">***</text:p>
      <text:p text:style-name="P7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6"><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text:span><text:span text:style-name="T21">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52" text:outline-level="2"/>
      <text:h text:style-name="P152" text:outline-level="2">Продолжение ЛСД-чаепития</text:h>
      <text:p text:style-name="P76"/>
      <text:p text:style-name="P76"><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3"/>
      <text:h text:style-name="P152" text:outline-level="2">Поиск решения</text:h>
      <text:p text:style-name="P114"/>
      <text:p text:style-name="P80"/>
      <text:p text:style-name="P76"><text:span text:style-name="T9">&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80"/>
      <text:p text:style-name="P76"><text:span text:style-name="T9">&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text:span><text:soft-page-break/><text:span text:style-name="T22">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text:span><text:span text:style-name="T22">разбивается при падении с небоскрёба). И Терра хочет выправить ситуацию, убив Макса в реанимации, </text:span><text:span text:style-name="T22">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6"><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pan text:style-name="T22">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76"/>
      <text:h text:style-name="P152" text:outline-level="2">Поход к замку Принцес-2</text:h>
      <text:p text:style-name="P76"/>
      <text:p text:style-name="P7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6"><text:span text:style-name="T1">–</text:span> Это значит, что мы совсем близко от замка. От того остова замок должен быть виден, <text:span text:style-name="T1">–</text:span> прошептала Луна.</text:p>
      <text:p text:style-name="P76">На металлическом боку остова были отчётливо видны четыре вмятины <text:span text:style-name="T9">—</text:span> место торможения Кимеринна.</text:p>
      <text:p text:style-name="P7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6">Я внимательно осмотрел покорёженный остов. </text:p>
      <text:p text:style-name="P76">”...eing” <text:span text:style-name="T9">—</text:span> виднелось под листвой плюща.</text:p>
      <text:p text:style-name="P76">“Откуда здесь взялся рухнувший Боинг?” <text:span text:style-name="T9">&lt;</text:span><text:span text:style-name="T23">Дуглас </text:span><text:span text:style-name="T25">—</text:span><text:span text:style-name="T23"> </text:span><text:span text:style-name="T25">DC-3</text:span><text:span text:style-name="T9">&gt;</text:span></text:p>
      <text:p text:style-name="P7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6">Кобылки о чём-то спорили, в то время как стражники пытались нащупать брод.</text:p>
      <text:p text:style-name="P7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6"><text:span text:style-name="T1">–</text:span> Кимеринн погиб от тентаклиан, <text:span text:style-name="T1">–</text:span> тихо заметила Луна. <text:span text:style-name="T1">–</text:span> Ждите меня здесь.</text:p>
      <text:p text:style-name="P7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6">Тяжело дыша, Луна вернулась.</text:p>
      <text:p text:style-name="P80"><text:soft-page-break/></text:p>
      <text:p text:style-name="P76"><text:span text:style-name="T9">&lt;</text:span><text:span text:style-name="T22">высоко летать нельзя из-за молний</text:span><text:span text:style-name="T9">&gt;</text:span></text:p>
      <text:p text:style-name="P80"/>
      <text:p text:style-name="P7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6">Её голос заглушил протяжный стон металла.</text:p>
      <text:p text:style-name="P76">Остов самолёта выпрямился и, чуть приподнявшись над землёй, сразу же опустился.</text:p>
      <text:p text:style-name="P76"><text:span text:style-name="T1">–</text:span> Дискорд!!! - одновременно воскликнули Луна, Дэш, ЭйДжей, Флаттершай и я.</text:p>
      <text:p text:style-name="P76">И действительно, за штурвалом <text:s/>сидел драконикус и что-то шептал себе под нос. Остов снова приподнялся и опять опустился.</text:p>
      <text:p text:style-name="P76"><text:span text:style-name="T1">–</text:span> У меня бы ни в жизни это бы не получилось, не помогай мне он. <text:span text:style-name="T1">–</text:span> заявил Дискорд.</text:p>
      <text:p text:style-name="P76"><text:span text:style-name="T1">–</text:span> Кто <text:span text:style-name="T9">—</text:span> “он”, <text:span text:style-name="T1">–</text:span> спросила Луна.</text:p>
      <text:p text:style-name="P7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6"><text:span text:style-name="T1">–</text:span> Поворачиваем! Поворачиваем! <text:span text:style-name="T1">–</text:span> прохрипел Дискорд.</text:p>
      <text:p text:style-name="P76"><text:span text:style-name="T1">–</text:span> Как? <text:span text:style-name="T1">–</text:span> Твайлайт зажмурилась от напряжения.</text:p>
      <text:p text:style-name="P76"><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6">Кабина медленно накренилась. Деревья поплыли вправо. </text:p>
      <text:p text:style-name="P76"><text:span text:style-name="T1">–</text:span> Выравниваем!!!</text:p>
      <text:p text:style-name="P76">Кабина выровнялась. Сначала деревья, а потом водная гладь медленно проплывали внизу.</text:p>
      <text:p text:style-name="P76"><text:span text:style-name="T1">–</text:span> Вот так и держим. Эта железяка очень нам благодарна.</text:p>
      <text:p text:style-name="P76"><text:span text:style-name="T1">–</text:span> Скорее! Я долго не выдержу! Она слишком тяжёлая. <text:span text:style-name="T1">–</text:span> Твайлайт дрожала от напряжения.</text:p>
      <text:p text:style-name="P7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6"><text:soft-page-break/>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6">Поняв тщётность усилий, пегаска вернулась в самолёт. В закрытую ею дверь через секунду громыхнул тентаклиан.</text:p>
      <text:p text:style-name="P76"><text:span text:style-name="T1">–</text:span> Не сдаёмся! Этой мерзкой дряни не победить нас! <text:span text:style-name="T1">–</text:span> хрипел Дискорд.</text:p>
      <text:p text:style-name="P7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6"><text:span text:style-name="T1">–</text:span> Я больше не могу, <text:span text:style-name="T1">–</text:span> простонала Твайлайт и лишилась чувств.</text:p>
      <text:p text:style-name="P76">“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2">двухмесячной</text:span><text:span text:style-name="T9">&gt;</text:span> давности осталось лишь направление движения.</text:p>
      <text:p text:style-name="P76">И опять, как <text:span text:style-name="T9">&lt;</text:span><text:span text:style-name="T22">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6">Мне показался знакомым открывшийся корридор слева.</text:p>
      <text:p text:style-name="P7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6">Топот копыт основной группы затихал за поворотом основного корридора. РД коротко кивнула и, пропустив меня в проём, потрусила за мной.</text:p>
      <text:p text:style-name="P76">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6"><text:span text:style-name="T1">Дэш</text:span> вытянула шею и навострила уши, прислушивась к затихающему топоту. Потом высоко подпрыгнула и зависла в воздухе.</text:p>
      <text:p text:style-name="P76"/>
      <text:p text:style-name="P76"><text:span text:style-name="T9">&lt;</text:span><text:span text:style-name="T22">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6"/>
      <text:p text:style-name="P76"><text:span text:style-name="T1">–</text:span> Хватайся за ноги. <text:span text:style-name="T1">–</text:span> <text:span text:style-name="T1">с</text:span>командовала она.</text:p>
      <text:p text:style-name="P7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6"><text:soft-page-break/>После двух кувырков по камням гудела голова и саднило ушибленное плечо. </text:p>
      <text:p text:style-name="P76"><text:span text:style-name="T1">–</text:span> Дэш? Ты где? Дэш?</text:p>
      <text:p text:style-name="P76">До меня донеслось тяжёлое дыхание и звуки борьбы из бокового прохода метрах в пяти позади меня.</text:p>
      <text:p text:style-name="P7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6">Наконец она процедила сквозь зубы:</text:p>
      <text:p text:style-name="P76"><text:span text:style-name="T1">–</text:span> Всё. Уходи! <text:span text:style-name="T1">–</text:span> и с силой толкнула меня в грудь копытом, одновременно вырываясь из объятий.</text:p>
      <text:p text:style-name="P76"><text:span text:style-name="T1">–</text:span> Дэш! <text:span text:style-name="T1">–</text:span> <text:span text:style-name="T1">с</text:span> пола я увидел, как в петле тентаклиана с хрустом ломается её крыло.</text:p>
      <text:p text:style-name="P76">Дэш застонала и у неё подкосились передние ноги.</text:p>
      <text:p text:style-name="P76"><text:span text:style-name="T1">–</text:span> Уйди! Не смотри на меня! <text:span text:style-name="T1">–</text:span> зло крикнула она мне.</text:p>
      <text:p text:style-name="P7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6">Очередной рывок сбил меня с ног.</text:p>
      <text:p text:style-name="P76">Я очнулся от спёртого дыхания.</text:p>
      <text:p text:style-name="P76">Дискорд, ругаясь сквозь зубы, волок меня под мышкой по коридору, по которому пять минут назад мы с Дэш догоняли группу.</text:p>
      <text:p text:style-name="P7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6">Я тупо смотрел на проносящиеся подо мной плиты. Мыслей не было никаких. Только воспоминания.</text:p>
      <text:p text:style-name="P7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6">Я закрыл глаза и беззвучно закричал. Как сквозь сон мне слышались голоса.</text:p>
      <text:p text:style-name="P76"><text:span text:style-name="T1">–</text:span> Все приготовились? Луна, ты готова?</text:p>
      <text:p text:style-name="P76"><text:span text:style-name="T1">–</text:span> Да.</text:p>
      <text:p text:style-name="P76"><text:span text:style-name="T1">–</text:span> Твайлайт?</text:p>
      <text:p text:style-name="P76"><text:span text:style-name="T1">–</text:span> Да!</text:p>
      <text:p text:style-name="P7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6"><text:span text:style-name="T1">–</text:span> Дэш? Что с ней?</text:p>
      <text:p text:style-name="P76"><text:span text:style-name="T1">–</text:span> Нет времени объяснять. Тентаклианы просыпаются. Начинаем!</text:p>
      <text:p text:style-name="P76"><text:span text:style-name="T1">–</text:span> Начинаем!</text:p>
      <text:p text:style-name="P76"><text:span text:style-name="T1">–</text:span> Начинаем!</text:p>
      <text:p text:style-name="P7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text:soft-page-break/>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6">Поток заканчивался окном неправильной формы. Через окно по мере приближения стали видны огни большого города.</text:p>
      <text:p text:style-name="P76">Эпплджек нырнула в проём первая. Флаттершай, прижав к себе ноги и прикрывшись крыльями, влетела вторая.</text:p>
      <text:p text:style-name="P7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6">Там были лишь темнота и радуга, тающая в последних отблесках исчезающего коридора.</text:p>
      <text:p text:style-name="P77">***</text:p>
      <text:p text:style-name="P76">Невесомость, удар, чувство веса.</text:p>
      <text:p text:style-name="P76">Я открыл глаза.</text:p>
      <text:p text:style-name="P7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6">Мне ЭТО всё приснилось? Но таких ярких и длинных снов не бывает. А ЛСД я перестал баловаться два года назад. Да и не похоже это на трип.</text:p>
      <text:p text:style-name="P76">Я поднял руку и обнаружил в ладони брошь в виде радужной молнии.</text:p>
      <text:p text:style-name="P76">Слабый звук заставил меня обернуться.</text:p>
      <text:p text:style-name="P7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6"/>
      <text:p text:style-name="P76"><text:span text:style-name="T9">&lt;</text:span><text:span text:style-name="T22">Поиски Селестии — сюжет:</text:span></text:p>
      <text:p text:style-name="P82"><text:soft-page-break/>Базовое положение: Селестия физически находится на компе Влада в соседнем с максовым доме, в качестве этической подпрограммы к Нексусу.</text:p>
      <text:p text:style-name="P82">Кратко:</text:p>
      <text:p text:style-name="P8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2">Эпизод 1:</text:p>
      <text:p text:style-name="P8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2">…</text:p>
      <text:p text:style-name="P82">Итого:</text:p>
      <text:p text:style-name="P8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2">Эпизод 3.5 (необязательный): День из жизни Дискорда (впечатления от нового мира, интерес путешествия, нежелание возвращаться).</text:p>
      <text:p text:style-name="P82">Эпизод 4: Эй-Джей рассказывает Максу о Флаттершай, о её тревожном состоянии - сильнейшей депрессии. Флатти отказывается есть и разговаривать.</text:p>
      <text:p text:style-name="P76"><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pan text:style-name="T22">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6"/>
      <text:h text:style-name="P152" text:outline-level="2">Терра. Прибытие</text:h>
      <text:p text:style-name="P76"/>
      <text:p text:style-name="P7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6">Я присел в коридоре, закрыв глаза.</text:p>
      <text:p text:style-name="P7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6"><text:soft-page-break/>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7">***</text:p>
      <text:p text:style-name="P7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6">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6">– Постой, – я оторвался от печальных мыслей, – в чём удача-то, что ты оказался с нами?</text:p>
      <text:p text:style-name="P7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6">Дискорд отпил воды и попытался поставить стакан в воздух. Стакан немедленно упал и разбился.</text:p>
      <text:p text:style-name="P7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6">Стакан медленно собрался воедино и прыгнул обратно в руку Дискорду. – Хорошо, хоть внутренняя сила осталась. – пробурчал он.</text:p>
      <text:p text:style-name="P7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6">– А они? – Дискорд кивнул на девушек, сжавшихся в уголке дивана.</text:p>
      <text:p text:style-name="P76">Я пожал плечами. </text:p>
      <text:p text:style-name="P76">– Поживём — увидим. Я никому навязывать обязанности не собираюсь.</text:p>
      <text:p text:style-name="P76"/>
      <text:h text:style-name="P152" text:outline-level="2"><text:soft-page-break/>Поиски</text:h>
      <text:p text:style-name="P76"/>
      <text:p text:style-name="P7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6">А сейчас разберёмся, что там с Нексусом?</text:p>
      <text:p text:style-name="P76">Административная консоль приветственно мигнула зелёным шрифтом.</text:p>
      <text:p text:style-name="P76"><text:span text:style-name="T9">&gt;</text:span>\Привет, Нексус. Это Макс.</text:p>
      <text:p text:style-name="P76"><text:span text:style-name="T9">&lt;\</text:span>Привет, Макс. Рад тебя видеть.</text:p>
      <text:p text:style-name="P81">Хм. Блок эмоций? Или просто модификация стандартного приветствия?</text:p>
      <text:p text:style-name="P76"><text:span text:style-name="T9">&gt;\</text:span>Нексус, отключи память событий за последнюю неделю.</text:p>
      <text:p text:style-name="P76"><text:span text:style-name="T9">&lt;\</text:span>Выполнено, Макс.</text:p>
      <text:p text:style-name="P76"><text:span text:style-name="T9">&gt;</text:span>\Задача по корпоративной логике. Выдай наиболее оптимальное решение.</text:p>
      <text:p text:style-name="P76"><text:span text:style-name="T9">&lt;\</text:span>Жду с нетерпением, Макс.</text:p>
      <text:p text:style-name="P76"><text:span text:style-name="T9">&gt;\</text:span>Постановка задачи.</text:p>
      <text:p text:style-name="P76"><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6"><text:span text:style-name="T9">&gt;\</text:span>Ограничения.</text:p>
      <text:p text:style-name="P76"><text:span text:style-name="T9">&gt;\</text:span>Ты не можешь подать в суд на компанию Б и ждать результатов, так как за время разбирательства компания А обанкротится.</text:p>
      <text:p text:style-name="P76"><text:span text:style-name="T9">&gt;\</text:span>Задание.</text:p>
      <text:p text:style-name="P76"><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6"><text:span text:style-name="T9">&lt;\</text:span>Задача принята...</text:p>
      <text:p text:style-name="P76"><text:span text:style-name="T9">&lt;\</text:span>...</text:p>
      <text:p text:style-name="P76"><text:span text:style-name="T9">&lt;\</text:span>...</text:p>
      <text:p text:style-name="P76"><text:span text:style-name="T9">&lt;\</text:span>Решение:</text:p>
      <text:p text:style-name="P76"><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6"><text:soft-page-break/>О-па, уже час дня! Большинство коллег уже разошлись на обед по кафе и пищеблокам. Теперь мне никто не помешает. Надеюсь.</text:p>
      <text:p text:style-name="P7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6">– Ну как, что там с Нексусом? <text:span text:style-name="T1">–</text:span> оторвался Алекс от своих бутербродов.</text:p>
      <text:p text:style-name="P7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6"><text:span text:style-name="T1">–</text:span> Да, с утра они устраивали регрессное тестирование бизнес-блока. Стасу что-то там не понравилось в ответах.</text:p>
      <text:p text:style-name="P7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6">Алекс, наконец, разобрался с пакетами, закрыл шкафчик и пошёл к выходу. Я, ч</text:p>
      <text:p text:style-name="P76">уть поотстав, прошёл за ним до холла.</text:p>
      <text:p text:style-name="P7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6">Я присел на диванчик рядом с плащём, сделал вид, что читаю смски, и тихо произнёс в воздух перед собой:</text:p>
      <text:p text:style-name="P7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6">Дискорд хрустнул газетой, подтверждая, что информация услышана. Я спрятал телефон, встал и направился к <text:s/>стойке охраны…</text:p>
      <text:p text:style-name="P76">… Через пару минут мы встретились в коридоре у стенда с достижениями корпорации.</text:p>
      <text:p text:style-name="P76">– Ты точно уверен, что Селестия где-то здесь?</text:p>
      <text:p text:style-name="P7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6">– Если уж на то пошло, никто не обещал, что она будет человеком. Она может оказаться, скажем, какой-нибудь собачкой. Хм... Женского пола.</text:p>
      <text:p text:style-name="P76">– Дискорд!</text:p>
      <text:p text:style-name="P76">– Ась? – Дискорд с отсутствующим выражением лица изучал вехи становления компании, от начала века и до наших дней.</text:p>
      <text:p text:style-name="P76"><text:soft-page-break/>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6">– Пора. Перерыв закончился, все, в основном, уже сидят на своих местах.</text:p>
      <text:p text:style-name="P76">– Что ж, веди меня, мой фюрер! – Дискорд при этом выпрямился, нахмурился и комично кинул зигу.</text:p>
      <text:p text:style-name="P7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6">– Неа, не тут.</text:p>
      <text:p text:style-name="P76">Мы спустились на этаж ниже. Там повторилась та же история. И на следующем так же.</text:p>
      <text:p text:style-name="P76">В конце-концов, на пятом этаже Дискорд с шумом втянул в себя воздух, поднял вверх палец и заявил, повернувшись ко мне:</text:p>
      <text:p text:style-name="P76">– О!</text:p>
      <text:p text:style-name="P76">– Ты что-то чувствуешь?</text:p>
      <text:p text:style-name="P76">– Не что-то, а именно её! Ай! – Дискорд высвободил руку из закрывшихся створок дверей. – Селестию, то бишь! Сейчас мы её в два счёта разыщем!</text:p>
      <text:p text:style-name="P76">–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7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6">Мы уже заканчивали осмотр этажа, когда Дискорд внезапно остановился перед стеклянными дверями.</text:p>
      <text:p text:style-name="P76">– А что находится за этой дверью? Почему ты не открываешь её?</text:p>
      <text:p text:style-name="P76">– Там серверная. Моя карточка эту дверь не откроет, туда есть доступ только у нашей сисадминши. Но там и искать нечего, видишь — пусто, людей нет.</text:p>
      <text:p text:style-name="P76">Дискорд уставился в тёмный проём, в глубине которого мигали огоньки маршрутизаторов.</text:p>
      <text:p text:style-name="P76">Щека у него дёрнулась. Я проследил за его взглядом и обнаружил в углу серверную стойку, сбоку которой на крючке висела дамская сумочка.</text:p>
      <text:p text:style-name="P76">– Ты что-то чувствуешь?</text:p>
      <text:p text:style-name="P76">– Нет! – Дискорд отвёл взгляд и пошёл дальше.</text:p>
      <text:p text:style-name="P76">Остаток этажа не принёс в поиски ничего нового.</text:p>
      <text:p text:style-name="P77">***</text:p>
      <text:p text:style-name="P76">Наша компания поглощала ужин, приготовленный девушками, когда Дискорд хлопнул себя по лбу и крикнул:</text:p>
      <text:p text:style-name="P76">– Знаю!</text:p>
      <text:p text:style-name="P76">Эпплджек прекратила рассказывать о своих впечатлениях от интернета и все повернулись к Дискорду.</text:p>
      <text:p text:style-name="P76">Он продолжил.</text:p>
      <text:p text:style-name="P76"><text:soft-page-break/>–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6">– Да ну? – усомнилась Эпплджек. – С каких это пор?</text:p>
      <text:p text:style-name="P7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6">– Ой! – Флаттершай прикрыла рот рукой и с ужасом посмотрела на Эпплджек.</text:p>
      <text:p text:style-name="P7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6">Я понял, что Дискорд уже всё решил. Что ж, возможно, так будет лучше.</text:p>
      <text:p text:style-name="P76">– Ты собираешься уехать?</text:p>
      <text:p text:style-name="P76">–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76">– А как…</text:p>
      <text:p text:style-name="P76">– Не изволь беспокоиться, я и не в таких мирах бывал, – перебил меня Дискорд. –</text:p>
      <text:p text:style-name="P80"/>
      <text:p text:style-name="P76"><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80"/>
      <text:p text:style-name="P76"><text:s/>Пхе! Денег мне не надо — сам раздобуду. Главное — не уходите далеко от коридора. Ко времени перехода я вернусь. Или раньше.</text:p>
      <text:p text:style-name="P76"/>
      <text:h text:style-name="P152" text:outline-level="2">Безнадёжность</text:h>
      <text:p text:style-name="P80">&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7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76"><text:soft-page-break/>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7">***</text:p>
      <text:p text:style-name="P7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6"><text:span text:style-name="T9">&lt;</text:span><text:span text:style-name="T22">подать фонарь под другим сосусом</text:span><text:span text:style-name="T9">&gt;</text:span> </text:p>
      <text:p text:style-name="P7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76">– Да, у меня тоже было такое чувство, что он хочет от нас избавиться. Но он же объяснил, почему. Или ты думаешь, что?..</text:p>
      <text:p text:style-name="P7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6">– Надо же! У меня были такие же мысли ещё в самом начале. Ты тоже считаешь, что он хочет вернуть себе статус правителя Эквестрии?</text:p>
      <text:p text:style-name="P76">Что считала Жанна, я услышать не успел. Внезапно её лицо исказила гримаса ужаса, она прижала ладони к лицу и крикнула:</text:p>
      <text:p text:style-name="P76">– Берегись!!!</text:p>
      <text:p text:style-name="P7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6">В голове звенело.</text:p>
      <text:p text:style-name="P7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text:soft-page-break/>унять дрожь. Я вытряхнул из одного рукава сломанную ветку — руку снеговика. Второй рукав отсутствовал напрочь.</text:p>
      <text:p text:style-name="P76">– Он х-хотел тебя ут-топить. – Жанна схватила отломанную руку снеговика и закинула её в полынью.</text:p>
      <text:p text:style-name="P76">Я покачал головой. </text:p>
      <text:p text:style-name="P7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76">Так вот, что я тебе скажу — это всё не так! Это не совпадения! Не бывает таких совпадений. Тебя кто-то или что-то хочет убить.</text:p>
      <text:p text:style-name="P76">– Жанна, но снеговик… Это смешно! Убить снеговиком — это самый нелепый способ убийства, о котором можно себе представить!</text:p>
      <text:p text:style-name="P76">И тут до меня дошло.</text:p>
      <text:p text:style-name="P76">Самый нелепый! Самый глупый и невообразимый! Всё сходится! Точно!</text:p>
      <text:p text:style-name="P7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6">Я осмотрел прибрежные кусты. В тусклом свете фонаря их силуэты казались изготовившимися к броску химерами.</text:p>
      <text:p text:style-name="P76">– Пойдём отсюда, Жанна. Тут опасно находиться.</text:p>
      <text:p text:style-name="P7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6">Когда я бросил последний взгляд на озеро, мне показалось, что из-подо льда нас провожали злые глазки снеговика.</text:p>
      <text:p text:style-name="P76"/>
      <text:h text:style-name="P152" text:outline-level="2">След?</text:h>
      <text:p text:style-name="P114"/>
      <text:p text:style-name="P76"><text:span text:style-name="T9">&lt;</text:span><text:span text:style-name="T22">сначала эпизод - проверка сумки в серверной</text:span><text:span text:style-name="T9">&gt;</text:span></text:p>
      <text:p text:style-name="P76"><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text:soft-page-break/>околокомпьютерную тематику. Её отгороженный ширмой от php-програмистов уголок был сплошь увешен плакатами Ван-Хельсинга и Локи.</text:p>
      <text:p text:style-name="P76">– Анджела, можно тебя на секундочку?</text:p>
      <text:p text:style-name="P76">– Да? – Она захлопнула книгу <text:span text:style-name="T9">&lt;</text:span><text:span text:style-name="T22">“Последний Единорог” Питера Бигла</text:span><text:span text:style-name="T9">&gt;</text:span> и повернулась ко мне.</text:p>
      <text:p text:style-name="P76">– Я тут проходил мимо серверной и заметил, что там висит сумка. Кто-то забыл, наверное. Надо бы разослать на офис извещение о находке.</text:p>
      <text:p text:style-name="P7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6">–Так это твоя?</text:p>
      <text:p text:style-name="P76">– Если чёрная кожаная, с заклёпками — то моя. Хотя в серверной чужой быть и не должно.</text:p>
      <text:p text:style-name="P76">– Чёрная. С заклёпками. – Я всматривался в Анджелу, но рассмотреть в чёрненькой фигуристой девушке Селестию у меня плохо получалось.</text:p>
      <text:p text:style-name="P76">– Что ты на меня так смотришь? У меня там вымазано? – Анджела попыталась, изогнувшись, заглянуть себе за плечо.</text:p>
      <text:p text:style-name="P76">– Да нет, всё в порядке, не волнуйся. А тебе, часом, никогда не снилось, что у тебя есть копыта, рог и крылья?</text:p>
      <text:p text:style-name="P7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0"/>
      <text:p text:style-name="P76"><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80"/>
      <text:p text:style-name="P7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6">На том и остановились.</text:p>
      <text:p text:style-name="P76"/>
      <text:p text:style-name="P76"><text:span text:style-name="T9">&lt;</text:span><text:span text:style-name="T22">Расширить сцену в кафе. Ожидание, подьём и… падение ожиданий</text:span><text:span text:style-name="T9">&gt;</text:span></text:p>
      <text:p text:style-name="P76"/>
      <text:p text:style-name="P77">***</text:p>
      <text:p text:style-name="P76">На кухне за столиком сидели две девушки и сочиняли письмо.</text:p>
      <text:p text:style-name="P7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6">– Вот теперь другое дело! – Эпплджек выставила листок на свет, любуясь написанным.</text:p>
      <text:p text:style-name="P76"><text:soft-page-break/>– А ты уверена, что так можно? – робко встряла Флаттершай. – “Дёшевый охламон” не похоже на вежливое приветствие.</text:p>
      <text:p text:style-name="P76">– Ещё как похоже! Я с Биг Маком так всегда здороваюсь, когда он, перебрав маленько сидра, заявляется под утро со следами помады на шее.</text:p>
      <text:p text:style-name="P76">– А-а-а. Ну ладно. А разве “мы б тебя век не видели, если б не принцесса”...</text:p>
      <text:p text:style-name="P7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6">Эпплджек выхватила листок и начала править текст.</text:p>
      <text:p text:style-name="P76">– Так… Так… И вот так! Теперь порядок! – Эпплджек вернула листок Флаттершай.</text:p>
      <text:p text:style-name="P7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6">–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76">– Угу. Лес в последнее время совсем чужой стал. Даже Энджел опасался в него выходить. Не говоря уже о Гарри.</text:p>
      <text:p text:style-name="P76">– Что-то мне это напоминает.</text:p>
      <text:p text:style-name="P76">– Что?</text:p>
      <text:p text:style-name="P7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text:soft-page-break/>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6">– Агась, вырвался бы он, если бы не я. Дай-ка сюда письмо...</text:p>
      <text:p text:style-name="P76">– “...хорошо, что рядом была Эпплджек и спасла его...”. – Так годится?</text:p>
      <text:p text:style-name="P76">– Пожалуй, да.</text:p>
      <text:p text:style-name="P7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6">Флаттершай обернулась вслед Эпплджек и тайком дописала: ”Приезжай скорее, дорогой друг, мне так тоскливо без тебя. Твоя Флатти”.</text:p>
      <text:p text:style-name="P76">– Да-да, я мигом! – <text:span text:style-name="T1">д</text:span>евушка схватила листок бумаги и помчалась к ноутбуку.</text:p>
      <text:p text:style-name="P76"/>
      <text:h text:style-name="P152" text:outline-level="2">Озарение</text:h>
      <text:p text:style-name="P76"/>
      <text:p text:style-name="P76"><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2"/>
      <text:p text:style-name="P9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2"/>
      <text:p text:style-name="P88">Разговор не клеился.</text:p>
      <text:p text:style-name="P9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2"><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2"><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2"><text:soft-page-break/><text:span text:style-name="T9">– </text:span>Ну хорошо. Убедила. В конце-концов, можем поступить так. Вы с Флатти вернётесь обратно а я продолжу поиски здесь.</text:p>
      <text:p text:style-name="P92"><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2"><text:span text:style-name="T9">– </text:span>Вы можете связываться со мной раз в месяц по коридору.</text:p>
      <text:p text:style-name="P92"><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2"><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2">Эпплджек недоверчиво хмыкнула.</text:p>
      <text:p text:style-name="P92"><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2"><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2"><text:span text:style-name="T9">– </text:span>Конечно оставаться. Кто ещё, кроме нас, может найти её?</text:p>
      <text:p text:style-name="P92"><text:span text:style-name="T9">– </text:span>Я думал, ты не сможешь оставить Энджела и всех остальных надолго.</text:p>
      <text:p text:style-name="P92"><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6"><text:span text:style-name="T9">– </text:span>Извини, Флаттершай, забылся.</text:p>
      <text:p text:style-name="P96"><text:span text:style-name="T9">– </text:span>Та ладно, я ж не против, – возразила Эпплджек. – Не парься, Флатти. Было б хуже, если б он <text:s/>назвал меня Эпплджек на людях.</text:p>
      <text:p text:style-name="P96"><text:span text:style-name="T9">– </text:span>Ты так... – запнулась Флаттершай. – Так быстро забыла свою ферму. И...</text:p>
      <text:p text:style-name="P96"><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6"><text:span text:style-name="T9">– </text:span>Как ты можешь так говорить? – расплакалась Флаттершай.</text:p>
      <text:p text:style-name="P96"><text:span text:style-name="T9">– </text:span>Эй, девушки, не ссорьтесь! Мы — одна команда! И надеюсь, останемся ею и в дальнейшем. </text:p>
      <text:list xml:id="list8447394568169324881" text:style-name="L5">
        <text:list-header>
          <text:p text:style-name="P16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6"><text:span text:style-name="T9">– </text:span>А если нет? – Эпплджек смотрела мне мне прямо в глаза.</text:p>
      <text:list xml:id="list20411991" text:continue-numbering="true" text:style-name="L5">
        <text:list-header>
          <text:p text:style-name="P166">Я молча пожал плечами. Эпплджек уверенно продолжила.</text:p>
        </text:list-header>
      </text:list>
      <text:p text:style-name="P96"><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6"><text:span text:style-name="T9">– </text:span>Спасибо, ЭйДжей.</text:p>
      <text:p text:style-name="P96"><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406867" text:continue-numbering="true" text:style-name="L5">
        <text:list-header>
          <text:p text:style-name="P166"><text:soft-page-break/>Флаттершай пробормотала нечто, показавшееся мне знакомым.</text:p>
        </text:list-header>
      </text:list>
      <text:p text:style-name="P96"><text:span text:style-name="T9">– </text:span>Флатти, ты что-то сказала? Я не расслышал.</text:p>
      <text:p text:style-name="P96"><text:span text:style-name="T9">– </text:span>Намерение Изменяет Реальность.</text:p>
      <text:p text:style-name="P96"><text:span text:style-name="T9">– </text:span>Эээ. А где ты слышала эту фразу, если не секрет?</text:p>
      <text:p text:style-name="P96"><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421011" text:continue-numbering="true" text:style-name="L5">
        <text:list-header>
          <text:p text:style-name="P166">У меня как будто вспыхнула лампочка в мозгу. Кирпичики быстро выстраивались в целостную картину. Я ринулся в прихожую.</text:p>
        </text:list-header>
      </text:list>
      <text:p text:style-name="P96"><text:span text:style-name="T9">– </text:span>Флатти, ЭйДжей, буду через час. Ждите!</text:p>
      <text:p text:style-name="P92"/>
      <text:h text:style-name="P153" text:outline-level="2">Почти.</text:h>
      <text:p text:style-name="P115"/>
      <text:p text:style-name="P96">В офисе меня встретил лыбящийся Стас.</text:p>
      <text:p text:style-name="P9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6">Я уставился на Стаса и он, захлёбываясь от торопливости, начал <text:span text:style-name="T9">расказывать</text:span>.</text:p>
      <text:p text:style-name="P9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6">– Ты его уничтожил?</text:p>
      <text:p text:style-name="P96">– Кого?</text:p>
      <text:p text:style-name="P96">– Этический модуль. Селестию.</text:p>
      <text:p text:style-name="P9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6">– Ты его уничтожил?</text:p>
      <text:p text:style-name="P9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6">– То есть, на домашнем компьютере Влада модуль работает и дальше?</text:p>
      <text:p text:style-name="P96">– Ага. К нему-то у меня доступа нету. Но в кластер к Нексусу он больше не пролезет.</text:p>
      <text:p text:style-name="P96">– Спасибо, Стас. Ты молодец.</text:p>
      <text:p text:style-name="P96">Ниточка, чуть было не прервавшаяся в офисе, повела в квартиру Влада.</text:p>
      <text:p text:style-name="P96"/>
      <text:h text:style-name="P153" text:outline-level="2">Дискорд</text:h>
      <text:p text:style-name="P114"/>
      <text:p text:style-name="P115">Девушки поспешно собирались, пока я растолковывал им задачу.</text:p>
      <text:p text:style-name="P115"><text:soft-page-break/><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5"><text:span text:style-name="T9">– </text:span>Это тот твой приятель, который разбился с полгода назад? – спросила Эпплджек.</text:p>
      <text:p text:style-name="P115"><text:span text:style-name="T9">– </text:span>Да, это он.</text:p>
      <text:p text:style-name="P115"><text:span text:style-name="T9">– </text:span>А как мы попадём в его квартиру? Там сейчас кто-то живёт? – Флаттершай прыгала на одной ноге, натягивая кед.</text:p>
      <text:p text:style-name="P115"><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6">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text:span><text:span text:style-name="T22">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116">Я поднёс брелок пропуска к домофону, но дверь подъезда не открылась. Замигала красная лампочка и зажужжал зуммер.</text:p>
      <text:p text:style-name="P116">Я выругался.</text:p>
      <text:p text:style-name="P116"><text:span text:style-name="T9">– </text:span>Макс, что случилось? У нас проблемы?</text:p>
      <text:p text:style-name="P116"><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6"><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6"><text:span text:style-name="T9">– </text:span>Нет нужды. Лучше станьте-ка сзади меня так, чтобы заслонить от этих бабулек и от вооон той камеры наблюдения.</text:p>
      <text:list xml:id="list3027310172895334388" text:style-name="L6">
        <text:list-header>
          <text:p text:style-name="P16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6">Раздался лёгкий «кряк» и дверь подалась.</text:p>
      <text:p text:style-name="P138"><text:span text:style-name="T9">– </text:span>Девушки, заходим.</text:p>
      <text:p text:style-name="P9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text:soft-page-break/>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6">Прихожая встретила нас толстым слоем пыли. Мы тихонько прошли внутрь и я закрыл дверь изнутри.</text:p>
      <text:p text:style-name="P92"><text:span text:style-name="T1">Компьютер</text:span> стоял там же, где и обычно <text:span text:style-name="T1">— в личном кабинете Влада на столе у окна.</text:span></text:p>
      <text:p text:style-name="P138"><text:span text:style-name="T9">– </text:span>Макс, тут окно разбито! И верёвка какая-то висит. – крикнула Флаттершай из кухни.</text:p>
      <text:p text:style-name="P138"><text:span text:style-name="T9">– </text:span>Оставь, Флатти, не сейчас! – отмахнулся я.</text:p>
      <text:p text:style-name="P145">Лампочка питания на ноутбуке горела, <text:s/>но подключенный монитор оставался тёмным. Я постучал по пробелу, но безрезультатно.</text:p>
      <text:p text:style-name="P138"><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8"><text:span text:style-name="T9">– </text:span>Монитор выключен. – <text:s/>раздалось из угла. Кресло с высокой спинкой повернулось, открыв нашим взорам Дискорда. </text:p>
      <text:p text:style-name="P13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8">Он приподнял панамку, дурашливо здороваясь.</text:p>
      <text:p text:style-name="P138"><text:span text:style-name="T9">– </text:span>Оп-па! – пробормотала Эпплджек. – Нежданчик!</text:p>
      <text:p text:style-name="P138"><text:span text:style-name="T9">– </text:span>Ты, я вижу, времени не терял, – моя рука под прикрытием стола медленно тянулась к тяжёлой фарфоровой кружке, стоящей на краю.</text:p>
      <text:p text:style-name="P118"><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8"><text:span text:style-name="T9">– </text:span>А почему ты вообще решил искать нас тут? – спросила Эпплджек. – Приехал бы домой. Мы б тебя чаем напоили.</text:p>
      <text:p text:style-name="P118"><text:span text:style-name="T9">– </text:span>Видишь ли, дорогая Эй-Джей, я с самого начала знал, где находится наша уважаемая принцесса, а времени в обрез, так что...</text:p>
      <text:p text:style-name="P126">В проёме дверей появилась Флаттершай.</text:p>
      <text:p text:style-name="P118"><text:span text:style-name="T9">– </text:span>С кем это вы тут разговариваете?</text:p>
      <text:list xml:id="list7586838119855305241" text:style-name="L7">
        <text:list-header>
          <text:p text:style-name="P15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6">Оглушённый Дискорд попытался было отъехать на кресле в сторону, но я припёр его стулом к стенке.</text:p>
      <text:p text:style-name="P118">– Жанна, Флатти, хватайте ноут и на выход! Я с ним разберусь! Не теряйте вре...!</text:p>
      <text:p text:style-name="P118">– ТЫ ИДИО...!!!</text:p>
      <text:p text:style-name="P118">Дискорд <text:s/>зорал одновременно со мной, прикрываясь от меня руками, когда раздался оглушительный</text:p>
      <text:p text:style-name="P118">...</text:p>
      <text:p text:style-name="P119">БАХ!!!</text:p>
      <text:p text:style-name="P118"><text:soft-page-break/>…</text:p>
      <text:p text:style-name="P11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8">На лице Дискорда появилось удивлённо-мечтательное выражение и он вырубился.</text:p>
      <text:p text:style-name="P138"/>
      <text:h text:style-name="P152" text:outline-level="2">Селестия</text:h>
      <text:p text:style-name="P138"/>
      <text:p text:style-name="P114">&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8">Включенный монитор показал схематическое изображение Селестиии, </text:p>
      <text:p text:style-name="P139">&gt;\<text:span text:style-name="T1">Привет, Селестия. Это Макс. Как себя чувствуешь?</text:span></text:p>
      <text:p text:style-name="P139">&lt;\<text:span text:style-name="T1">Макс? МАКС??? МА-А-А-АКС!!! НАКОНЕЦ-ТО! КАК Я РАДА ТЕБЯ СЛЫШАТЬ! </text:span></text:p>
      <text:p text:style-name="P139">&gt;\<text:span text:style-name="T1">Я рад, что нашёл тебя, Тия.</text:span></text:p>
      <text:p text:style-name="P13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9">&gt;\<text:span text:style-name="T1">Тия, я сейчас подключу микрофон и колонки, и мы сможем общаться более удобно.</text:span></text:p>
      <text:p text:style-name="P138">…</text:p>
      <text:p text:style-name="P138">– Привет опять. Как ты меня слышишь?</text:p>
      <text:p text:style-name="P13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9">– <text:span text:style-name="T1">Могу себе представить. Как-то раз я провёл три часа камере сенсорной депривации. Мне не понравилось.</text:span></text:p>
      <text:p text:style-name="P138">– Эммм... Ваше Высочество, вы в порядке? Мы так рады, что наконец-то нашли Вас! – вклинилась в разговор Эпплджек.</text:p>
      <text:p text:style-name="P138">– Кто тут? Макс, кто ещё с тобой?</text:p>
      <text:p text:style-name="P139"><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9">– <text:span text:style-name="T1">Девочки? Я рада вас слышать. А Твайлайт нет рядом?</text:span></text:p>
      <text:p text:style-name="P13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8">При этих словах Дискорд замычал и задёргался. Эпплджек нахмурилась и проверила верёвки, привязывающие его к спинке стула.</text:p>
      <text:p text:style-name="P13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8">– Ноутбук — так называется место, где я нахожусь сейчас? А кто это мычит?</text:p>
      <text:p text:style-name="P13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8">– О, духи предков, но зачем??? Почему у него кляп во рту?</text:p>
      <text:p text:style-name="P138">– Мы связали его. Он нас предал. И тебя. И Эквестрию. Всех.</text:p>
      <text:p text:style-name="P138"><text:soft-page-break/>При этих словах Эпплджек и Флаттершай непонимающе уставились на меня, а Дискорд протестующе замычал.</text:p>
      <text:p text:style-name="P138">Я начал рассказывать о своих догадках, и непонимающее выражение на лицах девушек сменилось удивлением.</text:p>
      <text:p text:style-name="P13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8">– А зачем тогда ты приложила его книгой? – непонимающе уставился я на неё.</text:p>
      <text:p text:style-name="P138">– Потому что ты напал на него. Я и подумала — тебе виднее. И подсобила.</text:p>
      <text:p text:style-name="P138">Флаттершай отрицающе мотнула головой.</text:p>
      <text:p text:style-name="P138">– Не может Дискорд быть предателем. Он мой друг.</text:p>
      <text:p text:style-name="P138">Дискорд благодарственно замычал и закивал головой.</text:p>
      <text:p text:style-name="P13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8">Дискорд завёл глаза на лоб и обречённо завыл.</text:p>
      <text:p text:style-name="P138">– Макс, постой. Дай мне поговорить с ним. – сказала Селестия. – Не могу поверить, что Дискорд на такое пошёл.</text:p>
      <text:p text:style-name="P138">– Ну хорошо. Поговори. Послушаем, что он скажет.</text:p>
      <text:p text:style-name="P138">Я красноречиво покачал кулак перед его носом и вытащил кляп.</text:p>
      <text:p text:style-name="P138">...</text:p>
      <text:p text:style-name="P127">–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7">– Это я-то устраиваю цирк?!! ДА ТЫ НА СЕБЯ ПОСМОТРИ, КЛОУН!!! На людей кидаешься, чашками бросаешься, вон, мне нос разбил! Дерёшься...</text:p>
      <text:p text:style-name="P127">Я угрожающе поднёс тряпку к лицу Дискорда.</text:p>
      <text:p text:style-name="P127">– Ещё одно слово в таком тоне, и ты заткнёшься, а мы уйдём в Эквестрию без тебя!</text:p>
      <text:p text:style-name="P12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7">Дискорд демонстративно закрыл рот и посвистывая уставился в потолок.</text:p>
      <text:p text:style-name="P127">Разговор зашёл в тупик.</text:p>
      <text:p text:style-name="P130"/>
      <text:p text:style-name="P131">На мониторе высветился текст:</text:p>
      <text:p text:style-name="P130">&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1"/>
      <text:p text:style-name="P131">Из колонок послышался лёгкий шорох.</text:p>
      <text:p text:style-name="P127">– Дик, сейчас не время для ссор. – голос Селестии был мягким, но настойчивым. – Мы в одной лодке.</text:p>
      <text:p text:style-name="P127">– Тебе легко говорить! Тебе не разбивали нос и не оскорбляли угрозами!</text:p>
      <text:p text:style-name="P127"><text:soft-page-break/>– Ты должен понимать, что у Макса были все основания так себя вести. Твоё поведение вызвало подозрения у него, ведь он мало тебя знает. </text:p>
      <text:p text:style-name="P127">К уговорам Селестии присоединилась Флаттершай.</text:p>
      <text:p text:style-name="P127">– Дискорд, миленький, прости его. Макс хороший. Он просто не знал, что ты тоже хороший...</text:p>
      <text:p text:style-name="P127">У Дискорда покраснели уши и он засмущался и заворчал.</text:p>
      <text:p text:style-name="P12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7">Я пропустил «дятла» мимо ушей.</text:p>
      <text:p text:style-name="P13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8">***</text:p>
      <text:p text:style-name="P12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7">Потому разбрасываться такой возможностью не стоит. Если уж тебе повезло оказаться в новом мире — исследуй его сполна!..</text:p>
      <text:p text:style-name="P128">***</text:p>
      <text:p text:style-name="P133">&lt;<text:span text:style-name="T23">сюда можно вставить похождения Дискорда</text:span>&gt;</text:p>
      <text:p text:style-name="P128">***</text:p>
      <text:p text:style-name="P131">– Развяжите мне, наконец, руки! Или хотя бы одну. Плечами жестикулировать неудобно.... </text:p>
      <text:p text:style-name="P131">Я развязал Дискорду левую руку.</text:p>
      <text:p text:style-name="P13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1">Дискорд принялся разминать затёкшее запястье.</text:p>
      <text:p text:style-name="P13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1">– Какое письмо, Корди? – вскинулась до этого зачарованно слушавшая Дискорда Флаттершай.</text:p>
      <text:p text:style-name="P131">– Ну ваше же! Вы с Эпплджек написали мне о своих мытарствах тут. Вежливо так написали, спасибо...</text:p>
      <text:p text:style-name="P131">Флаттершай покрылась пунцовыми пятнами.</text:p>
      <text:p text:style-name="P131"><text:soft-page-break/>– Я... Мы... – тут она совсем стушевалась.</text:p>
      <text:p text:style-name="P131">– Так а почему ты сказал, что никто не уйдёт в Эквестрию? – наконец перебила Дискорда скучавшая до этого Эпплджек.</text:p>
      <text:p text:style-name="P131">Дискорд уставился на неё долгим взглядом, а потом хлопнул себя по лбу.</text:p>
      <text:p text:style-name="P13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text:span><text:span text:style-name="T16">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31">– И что? – продолжила его мысль Эпплджек.</text:p>
      <text:p text:style-name="P131">–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31">– И?!! – до меня уже дошло, но Эпплджек продолжала тупить.</text:p>
      <text:p text:style-name="P131">– Короче, времени у нас осталось что-то около пятнадцати минут. Или около того. – заявил Дискорд, поднеся к глазам запястье с массивными часами.</text:p>
      <text:p text:style-name="P131">– СКОЛЬКО??? – воскликнули хором я и девушки.</text:p>
      <text:p text:style-name="P131">Дискорд открыл было рот, но его слова заглушил звонок в дверь.</text:p>
      <text:p text:style-name="P131">– ОТКРОЙТЕ, ПОЛИЦИЯ! Вам даётся полминуты, чтобы открыть дверь. Через тридцать секунд дверь будет выбита!</text:p>
      <text:p text:style-name="P13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1">Блядь!</text:p>
      <text:p text:style-name="P131">– На крышу, живо!!! Через окно на кухне! – зашипел Дискорд, отчаянно дёргая узлы свободной рукой.</text:p>
      <text:p text:style-name="P131">Эпплджек, одной рукой сгребя в охапку ноутбук, второй увлекая Флаттершай, кинулась на кухню.</text:p>
      <text:p text:style-name="P131">– А толку? Куда мы с крыши денемся? – спросил я растерянно. Дискорд только раздражённо зарычал в ответ.</text:p>
      <text:p text:style-name="P127">Дверь содрогнулась от мощного удара. Послышался стук падающей штукатурки. Я сломя голову кинулся на кухню.</text:p>
      <text:p text:style-name="P127">– Развяжи меня, идиот!!! – гаркнул вдогонку Дискорд.</text:p>
      <text:p text:style-name="P12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7">– Давай на крышу! Я догоню! – рявкнул он, освобождая вторую руку.</text:p>
      <text:p text:style-name="P127">От второго удара дверная коробка крякнула и наполовину въехала в коридор. </text:p>
      <text:p text:style-name="P12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7">Верёвка в кухонном окне дёргалась от движений лезущих по ней Флатти и Эпплджек. Я словил её рукой и стал на подоконник.</text:p>
      <text:p text:style-name="P127"><text:soft-page-break/>Чёрт!</text:p>
      <text:p text:style-name="P12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7">Но нет, триста тысяч чертей, раз девушки смогли – я тоже смогу!</text:p>
      <text:p text:style-name="P12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7">Я успел сократить расстояние до Эпплджек наполовину, когда девушки нашли решение.</text:p>
      <text:p text:style-name="P12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7">Я выдохнул.</text:p>
      <text:p text:style-name="P12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7">Чёрт! Чёрт! Чёрт! Чёрт!</text:p>
      <text:p text:style-name="P127">Бля!!!...</text:p>
      <text:p text:style-name="P127">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7"/>
      <text:h text:style-name="P152" text:outline-level="2">Назад, в Эквестрию</text:h>
      <text:p text:style-name="P127"/>
      <text:p text:style-name="P127">Долго паниковать не пришлось. </text:p>
      <text:p text:style-name="P127">Я почувствовал сильный рывок за шиворот и захват поперёк груди. </text:p>
      <text:p text:style-name="P127">– ОТПУСТИ ДЕВЧОНКУ!!! – загрохотало мне в ухо. Я открыл глаза.</text:p>
      <text:p text:style-name="P12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7"><text:soft-page-break/>Я чуть поднял глаза и уставился в чешуйчатую морду дракона.</text:p>
      <text:p text:style-name="P127">– Отпусти Эпплджек. Я её держу. – повторил Дискорд. – Мне сбалансироваться надо. Вы не такие уж и лёгкие.</text:p>
      <text:p text:style-name="P12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7">Наконец это ему удалось, и дальнейший подъём на крышу происходил в молчании.</text:p>
      <text:p text:style-name="P12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7">Флаттершай оторвала заплаканное лицо от моей ветровки.</text:p>
      <text:p text:style-name="P127">– Да-да, ты прав, Корди. Я готова.</text:p>
      <text:p text:style-name="P127">На длинной шее Дискорда разместились Эпплджек и Флаттершай. Я, для сохранения баланса, разместился позади крыльев.</text:p>
      <text:p text:style-name="P127">Дискорд расправил крылья и начал короткую пробежку к краю.</text:p>
      <text:p text:style-name="P13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7">И мы полетели навстречу закату.</text:p>
      <text:p text:style-name="P12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7">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2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7">– Пристегните ремни! – проревел Дискорд, резко ускоряясь. – Будет весело!!!</text:p>
      <text:p text:style-name="P12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7">– ЙУУУУУУУХХХУУУУУ!!! – заорал Дискорд, сложил крылья и врезался в шар.</text:p>
      <text:p text:style-name="P132">&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8" text:outline-level="1">Беседа за столиком в ночи</text:h>
      <text:p text:style-name="P117">&lt;<text:span text:style-name="T58">Queen - Flash</text:span>&gt;</text:p>
      <text:p text:style-name="P94">Из-за заинтересованности Эквуса в Максе, тому не приходится прилагать усилий для 34 — на что ему указывает Анакорн</text:p>
      <text:p text:style-name="P9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6"><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2"><text:span text:style-name="T1">– </text:span>Анакорн. <text:span text:style-name="T1">– о</text:span>трекомендовался он. <text:span text:style-name="T9">– </text:span><text:span text:style-name="T1">Демиург.</text:span></text:p>
      <text:p text:style-name="P92"><text:span text:style-name="T1">– </text:span>П-привет. Макс. <text:span text:style-name="T1">– в</text:span> смятении представился я.</text:p>
      <text:p text:style-name="P9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6"/>
      <text:p text:style-name="P92"><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3">дело даже не в магии — она во многих молодых мирах есть). Дело в нестыковках, несуразицах и нелепицах.</text:span><text:span text:style-name="T1">&gt;</text:span></text:p>
      <text:p text:style-name="P96"/>
      <text:p text:style-name="P9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2"><text:span text:style-name="T1">Юноша</text:span> закинул ногу за ногу и пытливо смотрел на меня, играя карандашём .</text:p>
      <text:p text:style-name="P92">Я совсем запутался.</text:p>
      <text:p text:style-name="P92"><text:span text:style-name="T1">– </text:span>Какая проблема? Какое решение? Кто ты <text:span text:style-name="T1">вообще</text:span>?</text:p>
      <text:p text:style-name="P92"><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text:soft-page-break/>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6">– Стоп, не торопись. – у меня голова пошла кругом от информации. – Я ничего не понял. Какие-такие проблемы? Какие варианты? Зачем его поддерживать?</text:p>
      <text:p text:style-name="P96">Анакорн недовольно поморщился, но продолжил.</text:p>
      <text:p text:style-name="P9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6"/>
      <text:p text:style-name="P9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8"/>
      <text:p text:style-name="P96">Ключевое слово - <text:span text:style-name="T29">непротиворечивому</text:span></text:p>
      <text:p text:style-name="P96"/>
      <text:p text:style-name="P9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96">На голограмме появилась солнечная система Эквуса. Почему-то в центре системы был сам Эквус. Вокруг него вращались солнце и луна.</text:p>
      <text:p text:style-name="P96">Анакорн плюхнулся обратно в кресло и схватился за голову. Потом, немного успокоившись, продолжил.</text:p>
      <text:p text:style-name="P9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6">Анакорн отпил из стакана и продолжил.</text:p>
      <text:p text:style-name="P9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6">Анакорн постучал по столику указкой. Солнечная система увеличилась, оставив в поле зрения только шар Эквуса.</text:p>
      <text:p text:style-name="P9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1">старом аналоговом телевизоре.</text:span></text:p>
      <text:p text:style-name="P99">Ко мне наконец-то пришло понимание ситуации.</text:p>
      <text:p text:style-name="P9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6">Анакорн смутился.</text:p>
      <text:p text:style-name="P9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6">(<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6"><text:span text:style-name="T19">– Сам ты раздолбай! – произнёс, наконец, Свирл</text:span>)</text:p>
      <text:p text:style-name="P96">… И создали вы его достаточно топорно — видишь, он трещит по швам.</text:p>
      <text:p text:style-name="P96">– Хмм. То есть, это брони создали Эквус?</text:p>
      <text:p text:style-name="P9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6">Я вспомнил события последнего года <text:span text:style-name="T9">&lt;</text:span>упомянуть в эпизоде на Терре, что МЛП-сериал закрылся год назад<text:span text:style-name="T9">&gt;</text:span></text:p>
      <text:p text:style-name="P9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6">Анакорн с такой силой сжал карандаш, что он хрустнул.</text:p>
      <text:p text:style-name="P9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6"/>
      <text:p text:style-name="P96"/>
      <text:p text:style-name="P9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4">– </text:p>
      <text:p text:style-name="P9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9">– Верни Рэйнбоу!!!</text:p>
      <text:p text:style-name="P99">Обломки карандаша выпали из кулака Анакорна на столик.</text:p>
      <text:p text:style-name="P99">– Э-э-э… м-м-м… ну-у-у... Нельзя сказать, что это совсем невыполнимо… Но, прямо скажу, задачка не для студента!</text:p>
      <text:p text:style-name="P99">– А ты студент?</text:p>
      <text:p text:style-name="P9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9"><text:soft-page-break/>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9">– Нет. Плата остаётся неизменной. Тут мы квиты. У меня тоже мало шансов помочь тебе — я не имею ни малейшего понятия, как это сделать.</text:p>
      <text:p text:style-name="P99">Ставшие почти прозрачными стены комнаты снова обрели материальность. Анакорн пожал плечами и протянул мне руку через столик.</text:p>
      <text:p text:style-name="P9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9">Я задумался.</text:p>
      <text:p text:style-name="P9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9">Анакорн почесал в затылке.</text:p>
      <text:p text:style-name="P99">– А кьютимарки? Как, <text:span text:style-name="T9">&lt;</text:span><text:span text:style-name="T25">чёрт</text:span><text:span text:style-name="T9">&gt;</text:span> меня побери, объяснить кьютимарки?</text:p>
      <text:p text:style-name="P99">– А кьютимарки ты сам даришь пони, когда распознаёшь их жизненное предназначение.</text:p>
      <text:p text:style-name="P9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9">Я пожал плечами.</text:p>
      <text:p text:style-name="P99">– А по-другому я не могу объяснить их появление. К сожалению.</text:p>
      <text:p text:style-name="P14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0"><text:soft-page-break/>– Хорошо. Уболтал. Кьютимарки беру на себя. Так и знал, что мне самое трудное достанется!</text:p>
      <text:p text:style-name="P14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0">Анакорн проследил мой взгляд.</text:p>
      <text:p text:style-name="P140">– Нечего так смотреть. Если я стану применять магию вместо ловкости, теряется весь смысл упражнения... О, глянь-ка на Эквус!</text:p>
      <text:p text:style-name="P14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0"/>
      <text:p text:style-name="P142">Да, т<text:span text:style-name="T5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text:span><text:span text:style-name="T52">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44">&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3"/>
      <text:p text:style-name="P14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2"/>
      <text:p text:style-name="P142"/>
      <text:p text:style-name="P140">Я опять задумался. В голове было пусто. Хотя, если подумать с точки зрения программиста, можно... Наверное можно, раз все предыдущее прокатило...</text:p>
      <text:p text:style-name="P141">–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1">– Не понял? Это как? Как ты совместишь разрушенную магическими войнами Эквестрию с романтически-сексуальным раем для попаданцев?</text:p>
      <text:p text:style-name="P141"><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1">Анакорн долго мусолил карандаш, а потом вдруг заржал.</text:p>
      <text:p text:style-name="P141"><text:soft-page-break/><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1"><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41">Анакорн примирительно похлопал меня по плечу.</text:p>
      <text:p text:style-name="P141"><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1">Я подозрительно посмотрел на Анакорна.</text:p>
      <text:p text:style-name="P141"><text:span text:style-name="T9">– </text:span>Какой ещё, нафиг, «мой фанфик»? Я никакого фанфика не писал. И не собираюсь, вообще-то.</text:p>
      <text:p text:style-name="P141">Анакорн ехидно ухмыльнулся и откинулся в кресле, переплетя пальцы за затылком.</text:p>
      <text:p text:style-name="P141"><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0"><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0"><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0"><text:span text:style-name="T9">– </text:span>Факн щит<text:note text:id="ftn13" text:note-class="footnote"><text:note-citation>13</text:note-citation><text:note-body><text:p text:style-name="P13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0">Анакорн развёл руками.</text:p>
      <text:p text:style-name="P140"><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0">Анакорн, глядя на мои терзания, понимающе кивнул и продолжил.</text:p>
      <text:p text:style-name="P96">– Эквусу позарез нужна помощь. И он надеется получить эту помощь от тебя. Видишь, он из кожи вон лезет, чтобы тебе понравиться.</text:p>
      <text:p text:style-name="P94">Он старался тебя рассмешить и показать себя с лучшей стороны. К сожалению, надлого его не хватило — к твоему прибытию он был на грани...</text:p>
      <text:p text:style-name="P96">Тебе не приходилось заботиться о жилье и питании, ты нравишься кобылкам...</text:p>
      <text:p text:style-name="P96">– Гм! Я бы попросил тебя не касаться моих отношений с Рэйнбоу!</text:p>
      <text:p text:style-name="P96"><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6">У меня сердце буквально ухнуло куда-то вниз, в область желудка.</text:p>
      <text:p text:style-name="P9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6">– Та ладно, не утешай. Я не маленький ребёнок. Долг платежом красен. Сделаю то, что ты хочешь. Как сумею.</text:p>
      <text:p text:style-name="P9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6">Анакорн наблюдал за мной без улыбки. По его нейтральному выражению лица невозможно было догадаться, о чём он думает.</text:p>
      <text:p text:style-name="P96">– Ну вот и отлично. Рад, что мы наконец-то пришли к сделке.</text:p>
      <text:p text:style-name="P10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0">– Пора закругляться. Ты начинаешь сгорать. Надо утрясти последние детали, пока ещё есть пару минут.</text:p>
      <text:p text:style-name="P96">– Валяй. Я тебя внимательно слушаю.</text:p>
      <text:p text:style-name="P9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6">– А я разве сплю?</text:p>
      <text:p text:style-name="P96">– Сейчас — нет. Но как только мы закроем сделку — проснёшься. Потому что нет иного способа вернуть тебя в реальный мир.</text:p>
      <text:p text:style-name="P96">– Эээ, постой. А как я в Эквестрию и обратно возвращался?</text:p>
      <text:p text:style-name="P9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6">Так вот, возвращать тебя обратно в твой мир я не буду. </text:p>
      <text:p text:style-name="P96">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6"><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6">– Ты ещё увидишь пару снов на прощание. Удачи!</text:p>
      <text:p text:style-name="P96"/>
      <text:p text:style-name="P101">&lt;<text:span text:style-name="T1">- Но если миры Эквестрии станут существовать — появятся и те из них, в которых тьма страданий, постапокалипсис.</text:span></text:p>
      <text:p text:style-name="P101"><text:span text:style-name="T1">- И это лучше, чем не существовать, поверь</text:span>&gt;</text:p>
      <text:p text:style-name="P97">***</text:p>
      <text:p text:style-name="P97"/>
      <text:p text:style-name="P96">&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6"/>
      <text:p text:style-name="P96">–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96">– Пожалста. – ответил я безучастно. – Всегда рад. Только Вам не нужно было ТАК распинаться, чтобы заручиться моей помощью.</text:p>
      <text:p text:style-name="P96">Селестия на мгновение смутилась, но продолжила.</text:p>
      <text:p text:style-name="P96">&lt;<text:span text:style-name="T22"> - Ты морочила мне яйца, чтобы заинтересовать? Всё, как Свирл указал?</text:span></text:p>
      <text:p text:style-name="P94">– Пожалуйста! <text:span text:style-name="T31">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94">Я покачал головой.</text:p>
      <text:p text:style-name="P9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4">- Поверь, Макс, всё не так, как ты думаешь! Если бы у меня был шанс переиграть всё по новому! Клянусь, всё было бы совсем по другому!</text:p>
      <text:p text:style-name="P96"><text:span text:style-name="T22">- Это точно! Было бы точно всё по другому, я с конеёбством завязываю!</text:span>&gt;</text:p>
      <text:p text:style-name="P96">–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oft-page-break/><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27">Селестия кивнула, соглашаясь, и образ её начал меркнуть.</text:p>
      <text:p text:style-name="P132">– <text:span text:style-name="T1">Окей. Будь счастлив и... спасибо тебе за всё, Макс.</text:span></text:p>
      <text:p text:style-name="P102">Мне очень хочется, чтобы мы смогли встретиться в другое время, при других обстоятельствах. Быть может, у нас всё было бы по иному.</text:p>
      <text:p text:style-name="P127">…</text:p>
      <text:p text:style-name="P132">–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7">Он нахлобучил на себя невесть откуда взявшуюся двууголку.</text:p>
      <text:p text:style-name="P127">– Как вам это нравится, господа?! Дискорд — спаситель Эквестрии! А ведь звучит!!! Разрешите откланяться!..</text:p>
      <text:p text:style-name="P127"/>
      <text:list xml:id="list9037769855241032680" text:style-name="L8">
        <text:list-header>
          <text:p text:style-name="P173">(<text:span text:style-name="T28">Луна — как повелительница снов, слышала разговор Макса с Анакорном</text:span>)</text:p>
          <text:p text:style-name="P174"/>
        </text:list-header>
      </text:list>
      <text:p text:style-name="P128">***</text:p>
      <text:p text:style-name="P92"><text:span text:style-name="T1">–</text:span> Ты?..</text:p>
      <text:p text:style-name="P92"><text:span text:style-name="T1">–</text:span> Ты??!</text:p>
      <text:p text:style-name="P92"><text:span text:style-name="T1">–</text:span> Ты мне снишься??</text:p>
      <text:p text:style-name="P92"><text:span text:style-name="T1">–</text:span> Это ты мне снишься!!</text:p>
      <text:p text:style-name="P92"><text:span text:style-name="T1">–</text:span> Неважно… Пусть мы друг-другу снимся… Ты как, Дэш?</text:p>
      <text:p text:style-name="P92"><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2"><text:span text:style-name="T24">- Точно? Ну офигеть! </text:span>А ты как?</text:p>
      <text:p text:style-name="P92"><text:span text:style-name="T1">–</text:span> И я в порядке. Вот, возвращаюсь в свой мир. Ну, не совсем в свой. Почти в свой.</text:p>
      <text:p text:style-name="P92"><text:span text:style-name="T1">–</text:span> Навсегда?</text:p>
      <text:p text:style-name="P92"><text:span text:style-name="T1">–</text:span> Скорее всего, да.</text:p>
      <text:p text:style-name="P92"><text:span text:style-name="T1">–</text:span> Это плохо. Я хотела тебе сказать…</text:p>
      <text:p text:style-name="P92"><text:soft-page-break/><text:span text:style-name="T1">–</text:span> Не надо, Дэш. Не стоит терзать себя. Мне тоже очень хотелось остаться. Но так надо.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Рэрити, и Селестию, и всех-всех-всех… Таковы правила.</text:p>
      <text:p text:style-name="P92"><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2">Я опустил руку на шею Дэш и ощутил теплоту и лёгкое покалывание в пустоте.</text:p>
      <text:p text:style-name="P92"><text:span text:style-name="T9">–</text:span> Мне кажется, Дэш, <text:span text:style-name="T1">м</text:span>ы найдём способ связаться. Рано или поздно.</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 Я всё ещё помню…</text:p>
      <text:p text:style-name="P92"/>
      <text:h text:style-name="P152" text:outline-level="2">Земля</text:h>
      <text:p text:style-name="P95">&lt;<text:span text:style-name="T58">Daft Punk – Get Lucky</text:span>&gt;</text:p>
      <text:p text:style-name="P95"/>
      <text:p text:style-name="P89">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9"><text:span text:style-name="T1">Я нашарил ногами тапки и пошёл в ванную. Проходя мимо стола, зацепился взглядом за</text:span> эскиз <text:span text:style-name="T1">рисунка</text:span>.</text:p>
      <text:p text:style-name="P8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0">Доставая из стола ключи от машины, опять наткнулся взглядом на эскиз.</text:p>
      <text:p text:style-name="P90"><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0">Назову-ка я фантазию «Последний фанфик»…</text:p>
      <text:p text:style-name="P90"/>
      <text:p text:style-name="P90"/>
      <text:p text:style-name="P90"/>
      <text:p text:style-name="P92"/>
      <text:p text:style-name="P92"/>
      <text:p text:style-name="P92"/>
      <text:p text:style-name="P9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2"/>
      <text:p text:style-name="P9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2"/>
      <text:p text:style-name="P76">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7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2-03T00:22:07.49</dc:date>
    <meta:editing-duration>P105DT12H39M3S</meta:editing-duration>
    <meta:editing-cycles>6423</meta:editing-cycles>
    <meta:generator>OpenOffice/4.1.1$Win32 OpenOffice.org_project/411m6$Build-9775</meta:generator>
    <dc:creator>макс </dc:creator>
    <meta:document-statistic meta:table-count="0" meta:image-count="0" meta:object-count="0" meta:page-count="190" meta:paragraph-count="3971" meta:word-count="89999" meta:character-count="573595"/>
  </office:meta>
</office:document-meta>
</file>